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9.2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45.21pt"/>
    </style:style>
    <style:style style:name="co4" style:family="table-column">
      <style:table-column-properties fo:break-before="auto" style:column-width="451.39pt"/>
    </style:style>
    <style:style style:name="co5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SDI">
      <style:table-properties table:display="true" style:writing-mode="lr-tb"/>
    </style:style>
    <style:style style:name="ta2" style:family="table" style:master-page-name="PageStyle_5f_SOSP">
      <style:table-properties table:display="true" style:writing-mode="lr-tb"/>
    </style:style>
    <style:style style:name="ta3" style:family="table" style:master-page-name="PageStyle_5f_ASPLOS">
      <style:table-properties table:display="true" style:writing-mode="lr-tb"/>
    </style:style>
    <style:style style:name="ta4" style:family="table" style:master-page-name="PageStyle_5f_EUROSYS">
      <style:table-properties table:display="true" style:writing-mode="lr-tb"/>
    </style:style>
    <style:style style:name="ta5" style:family="table" style:master-page-name="PageStyle_5f_Summary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742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SD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nference: OSDI 2021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lux: Co-adaptive Cluster Scheduling for Goodput-Optimized Deep Learn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ort: Efficient Federated Learning via Guided Participant Selectio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: Optimizing Tensor Programs with Partially Equivalent Transformations and Automated Correction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vacy Budget Schedul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dernizing File System through In-Storage Indexin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p: A Black-Box Approach to NUMA-Aware Persistent Memory Index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chitecting Linux Storage Stack for µs Latency and High Throughpu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timizing Storage Performance with Calibrated Interrupt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NS+: Advanced Zoned Namespace Interface for Supporting In-Storage Zone Compactio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Mon: Efficient Detection and Correction of Data Locality Problems Using Selective Profilin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>
            <draw:frame table:end-cell-address="OSDI.M28" table:end-x="61.31pt" table:end-y="14.23pt" draw:z-index="0" draw:name="Chart 1" draw:style-name="gr1" draw:text-style-name="P1" svg:width="449.97pt" svg:height="278.22pt" svg:x="32.26pt" svg:y="3.74pt">
              <draw:object draw:notify-on-update-of-ranges="OSDI.B1:OSDI.F1 OSDI.B34:OSDI.F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P: Efficient and Scalable Search on Compressed Text Log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juice: High-Performance Transactions via Learned Concurrency Control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trofitting High Availability Mechanism to Tame Hybrid Transaction/Analytical Process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nanoPU: A Nanosecond Network Stack for Datacenter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yond malloc efficiency to fleet efficiency: a hugepage-aware memory allocato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able Memory Protection in the PENGLAI Enclave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rOS: Effective Replication and Sharing in an Operating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ra: Metadata-private voice communication over fully untrusted infrastructur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inging Decentralized Search to Decentralized Service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nding Consensus Bugs in Ethereum via Multi-transaction Differential Fuzzing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GE: Nearly Zero-Cost Virtual Memory for Secure Computat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eph: Cryptographic Enforcement of End-to-End Data Privacy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tAI: Data-Driven Automated Invariant Learning for Distributed Protocol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Journal: a verified, concurrent, crash-safe journaling system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M: Refinement Types for Secure Web Application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crux: Automatic JavaScript Parallelism for Resource-Efficient Web Computat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RAZOR: Reducing Redundant Sanitizer Checks in C/C++ Program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rylus: Affordable, Scalable, and Accurate GNN Training with Distributed CPU Servers and Serverless Thread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NNAdvisor: An Adaptive and Efficient Runtime System for GNN Acceleration on GPU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ius: Learning Massive Graph Embeddings on a Single Machi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3: Distributed Deep Graph Learning at Sca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:.B32])" office:value-type="float" office:value="8" calcext:value-type="float">
            <text:p>8</text:p>
          </table:table-cell>
          <table:table-cell table:style-name="ce8" table:formula="of:=SUM([.C2:.C32])" office:value-type="float" office:value="7" calcext:value-type="float">
            <text:p>7</text:p>
          </table:table-cell>
          <table:table-cell table:style-name="ce8" table:formula="of:=SUM([.D2:.D32])" office:value-type="float" office:value="3" calcext:value-type="float">
            <text:p>3</text:p>
          </table:table-cell>
          <table:table-cell table:style-name="ce8" table:formula="of:=SUM([.E2:.E32])" office:value-type="float" office:value="10" calcext:value-type="float">
            <text:p>10</text:p>
          </table:table-cell>
          <table:table-cell table:style-name="ce8" table:formula="of:=SUM([.F2:.F32])" office:value-type="float" office:value="3" calcext:value-type="float">
            <text:p>3</text:p>
          </table:table-cell>
          <table:table-cell table:style-name="ce8" table:formula="of:=SUM([.B33:.F33])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33]/[.$G$33])" office:value-type="percentage" office:value="0.258064516129032" calcext:value-type="percentage">
            <text:p>25.81%</text:p>
          </table:table-cell>
          <table:table-cell table:style-name="ce9" table:formula="of:=([.C33]/[.$G$33])" office:value-type="percentage" office:value="0.225806451612903" calcext:value-type="percentage">
            <text:p>22.58%</text:p>
          </table:table-cell>
          <table:table-cell table:style-name="ce9" table:formula="of:=([.D33]/[.$G$33])" office:value-type="percentage" office:value="0.0967741935483871" calcext:value-type="percentage">
            <text:p>9.68%</text:p>
          </table:table-cell>
          <table:table-cell table:style-name="ce9" table:formula="of:=([.E33]/[.$G$33])" office:value-type="percentage" office:value="0.32258064516129" calcext:value-type="percentage">
            <text:p>32.26%</text:p>
          </table:table-cell>
          <table:table-cell table:style-name="ce9" table:formula="of:=([.F33]/[.$G$33])" office:value-type="percentage" office:value="0.0967741935483871" calcext:value-type="percentage">
            <text:p>9.68%</text:p>
          </table:table-cell>
          <table:table-cell table:style-name="ce9" table:formula="of:=([.G33]/[.$G$33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OSDI 2020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Theseus: an Experiment in Operating System Structure and State Manageme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dLeaf: Isolation and Communication in a Safe Operating System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ification and verification in the field: Applying formal methods to BPF just-in-time compilers in the Linux kerne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bra: Making Transactional Key-Value Stores Verifiably Serializabl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erminizing Crash Behavior with a Verified Snapshot-Consistent Flash Translation Laye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age Systems are Distributed Systems (So Verify Them That Way!)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 RDMA-based Ordered Key-Value Store using Remote Learned Cach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ossFS: A Cross-layered Direct-Access File System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m WiscKey to Bourbon: A Learned Index for Log-Structured Merge Tre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nOS: Predictability on Unpredictable Flash Storage with a Light Neural Networ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large scale analysis of hundreds of in-memory cache clusters at Twitte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lized Sub-Query Fusion for Eliminating Redundant I/O from Big-Data Queri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Simpler and Faster NIC Driver Model for Network Function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NIC: A High-Performance Programmable NIC for Multi-tenant Network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eru: A Memory-Disaggregated Managed Runtim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ladan: Mitigating Interference at Microsecond Timesca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verload Control for µs-scale RPCs with Breakwate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IFM: High-Performance, Application-Integrated Far Memor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rformance-Optimal Read-Only Transac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ward a Generic Fault Tolerance Technique for Partial Network Partition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CEMAKER: Avoiding HeART attacks in storage clusters with disk-adaptive redundanc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gasus: Tolerating Skewed Workloads in Distributed Storage with In-Network Coherence Directori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ightTracker: Consistency across Read-Optimized Online Stores at Facebook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Kvell+: Snapshot Isolation without Snapshot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ing DNNs like Clockwork: Performance Predictability from the Bottom Up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Unified Architecture for Accelerating Distributed DNN Training in Heterogeneous GPU/CPU Cluster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terogeneity-Aware Cluster Scheduling Policies for Deep Learning Workload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peSwitch: Fast Pipelined Context Switching for Deep Learning Application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veD: Sharing a GPU Cluster for Deep Learning with Guarante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tMan: Dynamic Scaling on GPU Clusters for Deep Learn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ite Dependency Disentanglement with HORA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ockene: A High-throughput Blockchain Over Mobile De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lerating Slowdowns in Replicated State Machines using Copilot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crosecond Consensus for Microsecond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Virtual Consensus in Delo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Byzantine Ordered Consensus without Byzantine Oligarch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From Global to Local Quiescence: Wait-Free Code Patching of Multi-Threaded Processe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esting Database Engines via Pivoted Query Synthesi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Gauntlet: Finding Bugs in Compilers for Programmable Packet Processing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ragog: Scalable Runtime Verification of Shardable Networked System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utomated Reasoning and Detection of Specious Configuration in Large Systems with Symbolic Execut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esting Configuration Changes in Context to Prevent Production Failure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Providing SLOs for Resource-Harvesting VMs in Cloud Platfor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 CacheLib Caching Engine: Design and Experiences at Sca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wine: A Unified Cluster Management System for Shared Infrastructur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M: An Intelligent Fine-grained Resource Management Framework for SLO-Oriented Microser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uilding Scalable and Flexible Cluster Managers Using Declarative Programm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tean: VM Allocation Service at Sca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sor: Generating High-Performance Tensor Programs for Deep Learn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>
            <draw:frame table:end-cell-address="OSDI.N103" table:end-x="6.92pt" table:end-y="10.49pt" draw:z-index="1" draw:name="Chart 2" draw:style-name="gr1" draw:text-style-name="P1" svg:width="449.97pt" svg:height="278.22pt" svg:x="47.99pt" svg:y="0pt">
              <draw:object draw:notify-on-update-of-ranges="OSDI.B36:OSDI.F36 OSDI.B109:OSDI.F10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mmer: Enabling Holistic Deep Learning Compiler Optimizations with rTask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Tensor Compiler for Unified Machine Learning Prediction Serv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tiarii: A Deep Learning Exploratory-Training Framewor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ungFu: Making Training in Distributed Machine Learning Adaptiv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VM: FPGA-assisted Virtual Device Emulation for Fast, Scalable, and Flexible Storage Virtualiza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XDP: Efficient Software Packet Processing on FPGA NIC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 OS abstractions make sense on FPGAs?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sise: Performance and Availability via Client-local NVM in a Distributed File System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rsistent State Machines for Recoverable In-memory Storage Systems with NVRam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AMOTTO: How Persistent is your Persistent Memory Application?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chard: Differentially Private Analytics at Scal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hieving 100Gbps Intrusion Prevention on a Single Server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RY: An Encrypted Search System with Distributed Trus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fetyPin: Encrypted Backups with Human-Memorable Secret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ly Mitigating Transient Execution Attacks using the Unmapped Speculation Contrac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dictive and Adaptive Failure Mitigation to Avert Production Cloud VM Interrup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dial: Fault-tolerant Clock Synchronization for Datacen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ult-tolerant and transactional stateful serverless workflow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earthing inter-job dependencies for better cluster schedul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ckSched: A Microsecond-Scale Scheduler for Rack-Scale Compu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underbolt: Throughput-Optimized, Quality-of-Service-Aware Power Capping at Sca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38:.B107])" office:value-type="float" office:value="12" calcext:value-type="float">
            <text:p>12</text:p>
          </table:table-cell>
          <table:table-cell table:style-name="ce8" table:formula="of:=SUM([.C38:.C107])" office:value-type="float" office:value="5" calcext:value-type="float">
            <text:p>5</text:p>
          </table:table-cell>
          <table:table-cell table:style-name="ce8" table:formula="of:=SUM([.D38:.D107])" office:value-type="float" office:value="2" calcext:value-type="float">
            <text:p>2</text:p>
          </table:table-cell>
          <table:table-cell table:style-name="ce8" table:formula="of:=SUM([.E38:.E107])" office:value-type="float" office:value="13" calcext:value-type="float">
            <text:p>13</text:p>
          </table:table-cell>
          <table:table-cell table:style-name="ce8" table:formula="of:=SUM([.F38:.F107])" office:value-type="float" office:value="38" calcext:value-type="float">
            <text:p>38</text:p>
          </table:table-cell>
          <table:table-cell table:style-name="ce10" table:formula="of:=SUM([.B108:.F108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108]/[.$G$108])" office:value-type="percentage" office:value="0.171428571428571" calcext:value-type="percentage">
            <text:p>17.14%</text:p>
          </table:table-cell>
          <table:table-cell table:style-name="ce9" table:formula="of:=([.C108]/[.$G$108])" office:value-type="percentage" office:value="0.0714285714285714" calcext:value-type="percentage">
            <text:p>7.14%</text:p>
          </table:table-cell>
          <table:table-cell table:style-name="ce9" table:formula="of:=([.D108]/[.$G$108])" office:value-type="percentage" office:value="0.0285714285714286" calcext:value-type="percentage">
            <text:p>2.86%</text:p>
          </table:table-cell>
          <table:table-cell table:style-name="ce9" table:formula="of:=([.E108]/[.$G$108])" office:value-type="percentage" office:value="0.185714285714286" calcext:value-type="percentage">
            <text:p>18.57%</text:p>
          </table:table-cell>
          <table:table-cell table:style-name="ce9" table:formula="of:=([.F108]/[.$G$108])" office:value-type="percentage" office:value="0.542857142857143" calcext:value-type="percentage">
            <text:p>54.29%</text:p>
          </table:table-cell>
          <table:table-cell table:style-name="ce9" table:formula="of:=([.G108]/[.$G$10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OSDI 2018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Capturing and Enhancing In Situ System Observability for Failure Detect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T: Reverse Debugging of Failures in Deployed Softwar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nding Crash-Consistency Bugs with Bounded Black-Box Crash Testing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 Analysis of Network-Partitioning Failures in Cloud System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goOS: A Disseminated, Distributed OS for Hardware Resource Disaggregation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 benefits and costs of writing a POSIX kernel in a high-level language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aring, Protection, and Compatibility for Reconfigurable Fabric with AmorphO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aptive Dynamic Checkpointing for Safe Efficient Intermittent Comput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rachne: Core-Aware Thread Management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ncipled Schedulability Analysis for Distributed Storage Systems using Thread Architecture Model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µTune: Auto-Tuned Threading for OLDI Microser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inHood: Tail Latency Aware Caching -- Dynamic Reallocation from Cache-Rich to Cache-Poo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ia: dynamic, partially-stateful data-flow for high-performance web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econstructing RDMA-enabled Distributed Transactions: Hybrid is Better!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ynamic Query Re-Planning using QOOP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cus: Querying Large Video Datasets with Low Latency and Low Cost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ickel: A Framework for Design and Verification of Information Flow Control System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erifying concurrent software using movers in CSPEC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ving confidentiality in a file system using DiskSec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ving the correct execution of concurrent services in zero-knowledg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he FuzzyLog: A Partially Ordered Shared Lo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elstrom: Mitigating Datacenter-level Disasters by Draining Interdependent Traffic Safely and Efficientl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ult-Tolerance, Fast and Slow: Exploiting Failure Asynchrony in Distributed Syste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>
            <draw:frame table:end-cell-address="OSDI.N153" table:end-x="6.92pt" table:end-y="0.71pt" draw:z-index="2" draw:name="Chart 3" draw:style-name="gr1" draw:text-style-name="P1" svg:width="449.97pt" svg:height="278.22pt" svg:x="47.99pt" svg:y="6.01pt">
              <draw:object draw:notify-on-update-of-ranges="OSDI.B111:OSDI.F111 OSDI.B160:OSDI.F1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ming Performance Variabilit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cket: Elastic Ephemeral Storage for Serverless Analytic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arding the Shards: Managing Datastore Locality at Scale with Akkio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ite-Optimized and High-Performance Hashing Index Scheme for Persistent Memor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ca: Differential Bug Localization in Large-Scale Service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fferential Energy Profiling: Energy Optimization via Diffing Similar App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Perf: Generic Off-CPU Analysis to Identify Bottleneck Waiting Event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ledgehammer: Cluster-Fueled Debugging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y: A Distributed Framework for Emerging AI Application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VM: An Automated End-to-End Optimizing Compiler for Deep Learn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ndiva: Introspective Cluster Scheduling for Deep Learn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TZEL: Opening the Black Box of Machine Learning Prediction Serving System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nter: Bare-Metal Extensions for Multi-Tenant Low-Latency Storag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ural Adaptive Content-aware Internet Video Deliver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loem: A Programming System for NIC-Accelerated Network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viton: Trusted Execution Environments on GPU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ebRAM: Comprehensive and Compatible Software Protection Against Rowhammer Attack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raoke: Distributed Private Messaging Immune to Passive Traffic Analysi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bladi: Oblivious Serializable Transactions in the Cloud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AP: Fast, Approximate Graph Pattern Mining at Sca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Stream: Marrying Relational Algebra with Streaming for Efficient Graph Mining on A Single Machin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ree steps is all you need: fast, accurate, automatic scaling decisions for distributed streaming dataflow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re: Optimizing Apache Spark with Native Compilation for Scale-Up Architectures and Medium-Size Data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13:.B158])" office:value-type="float" office:value="5" calcext:value-type="float">
            <text:p>5</text:p>
          </table:table-cell>
          <table:table-cell table:style-name="ce8" table:formula="of:=SUM([.C113:.C158])" office:value-type="float" office:value="1" calcext:value-type="float">
            <text:p>1</text:p>
          </table:table-cell>
          <table:table-cell table:style-name="ce8" table:formula="of:=SUM([.D113:.D158])" office:value-type="float" office:value="2" calcext:value-type="float">
            <text:p>2</text:p>
          </table:table-cell>
          <table:table-cell table:style-name="ce8" table:formula="of:=SUM([.E113:.E158])" office:value-type="float" office:value="16" calcext:value-type="float">
            <text:p>16</text:p>
          </table:table-cell>
          <table:table-cell table:style-name="ce8" table:formula="of:=SUM([.F113:.F158])" office:value-type="float" office:value="22" calcext:value-type="float">
            <text:p>22</text:p>
          </table:table-cell>
          <table:table-cell table:style-name="ce8" table:formula="of:=SUM([.B159:.F159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159]/[.$G$159])" office:value-type="percentage" office:value="0.108695652173913" calcext:value-type="percentage">
            <text:p>10.87%</text:p>
          </table:table-cell>
          <table:table-cell table:style-name="ce9" table:formula="of:=([.C159]/[.$G$159])" office:value-type="percentage" office:value="0.0217391304347826" calcext:value-type="percentage">
            <text:p>2.17%</text:p>
          </table:table-cell>
          <table:table-cell table:style-name="ce9" table:formula="of:=([.D159]/[.$G$159])" office:value-type="percentage" office:value="0.0434782608695652" calcext:value-type="percentage">
            <text:p>4.35%</text:p>
          </table:table-cell>
          <table:table-cell table:style-name="ce9" table:formula="of:=([.E159]/[.$G$159])" office:value-type="percentage" office:value="0.347826086956522" calcext:value-type="percentage">
            <text:p>34.78%</text:p>
          </table:table-cell>
          <table:table-cell table:style-name="ce9" table:formula="of:=([.F159]/[.$G$159])" office:value-type="percentage" office:value="0.478260869565217" calcext:value-type="percentage">
            <text:p>47.83%</text:p>
          </table:table-cell>
          <table:table-cell table:style-name="ce9" table:formula="of:=([.G159]/[.$G$159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OSDI 2016</text:p>
          </table:table-cell>
          <table:table-cell/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Push-Button Verification of File Systems via Crash Refinement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mittent Computation without Hardware Support or Programmer Interven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chine-Aware Atomic Broadcast Trees for Multicor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ght-Weight Contexts: An OS Abstraction for Safety and Performanc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(FreeBSD, not Linux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truistic Scheduling in Multi-Resource Clus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PHENE: Packing and Dependency-Aware Scheduling for Data-Parallel Clus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mament: Fast, Centralized Cluster Scheduling at Sca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rpheus: Towards Automated SLOs for Enterprise Clus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SNOW Theorem and Latency-Optimal Read-Only Transac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lated Crash Vulnerabiliti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cremental Consistency Guarantees for Replicated Object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ST: Fast, Scalable and Simple Distributed Transactions with Two-Sided (RDMA) Datagram RPC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etBricks: Taking the V out of NFV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Network Reachability Analysis Using a Succinct Control Plane Representa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mplifying Datacenter Network Debugging with PathDump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twork Requirements for Resource Disaggrega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nsorFlow: A System for Large-Scale Machine Learn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loring the Hidden Dimension in Graph Process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mini: A Computation-Centric Distributed Graph Processing Syste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 and Concurrent RDF Queries with RDMA-Based Distributed Graph Exploratio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X: A Development Platform and Online Learning Approach for Runtime Emergent Software System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Yak: A High-Performance Big-Data-Friendly Garbage Collecto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uffler: Fast and Deployable Continuous Code Re-Randomiza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n’t Get Caught in the Cold, Warm-up Your JVM: Understand and Eliminate JVM Warm-up Overhead in Data-Parallel Syste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C-Cache: Load-Balanced, Low-Latency Cluster Caching with Online Erasure Cod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>
            <draw:frame table:end-cell-address="OSDI.M205" table:end-x="56.07pt" table:end-y="14.2pt" draw:z-index="3" draw:name="Chart 4" draw:style-name="gr1" draw:text-style-name="P1" svg:width="449.97pt" svg:height="278.22pt" svg:x="27.01pt" svg:y="3.74pt">
              <draw:object draw:notify-on-update-of-ranges="OSDI.B162:OSDI.F162 OSDI.B212:OSDI.F2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 Waffinity and Beyond: A Scalable Architecture for Incremental Parallelization of File System Cod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ARINET: WAN-Aware Optimization for Analytics Queri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etStream: Cluster-Scale Parallelization of Information Flow Queri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st Say NO to Paxos Overhead: Replacing Consensus with Network Order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FT: Practical Fault Tolerance beyond Crash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lizing the Fault-Tolerance Promise of Cloud Storage Using Locks with Intent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solidating Concurrency Control and Consensus for Commits under Conflict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yoan: A Distributed Sandbox for Untrusted Computation on Secret Data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observable Communication over Fully Untrusted Infrastructur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penhorn: Bootstrapping Secure Communication without Leaking Metadata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g Data Analytics over Encrypted Datasets with Seabed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n-Intrusive Performance Profiling for Entire Software Stacks Based on the Flow Reconstruction Princip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rly Detection of Configuration Errors to Reduce Failure Damag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aken: Leveraging Live Traffic Tests to Identify and Resolve Resource Utilization Bottlenecks in Large Scale Web Ser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rtiKOS: An Extensible Architecture for Building Certified Concurrent OS Kernel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bbRT: A Framework for Building Per-Application Library Operating System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ONE: Secure Linux Containers with Intel SG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ordinated and Efficient Huge Page Management with Ingen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mond: Automating Data Management and Storage for Wide-Area, Reactive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licer: Auto-Sharding for Datacenter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story-Based Harvesting of Spare Cycles and Storage in Large-Scale Datacen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QBarge: Improving Data-Quality Tradeoffs in Large-Scale Internet Ser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64:.B210])" office:value-type="float" office:value="5" calcext:value-type="float">
            <text:p>5</text:p>
          </table:table-cell>
          <table:table-cell table:style-name="ce8" table:formula="of:=SUM([.C164:.C210])" office:value-type="float" office:value="3" calcext:value-type="float">
            <text:p>3</text:p>
          </table:table-cell>
          <table:table-cell table:style-name="ce8" table:formula="of:=SUM([.D164:.D210])" office:value-type="float" office:value="2" calcext:value-type="float">
            <text:p>2</text:p>
          </table:table-cell>
          <table:table-cell table:style-name="ce8" table:formula="of:=SUM([.E164:.E210])" office:value-type="float" office:value="4" calcext:value-type="float">
            <text:p>4</text:p>
          </table:table-cell>
          <table:table-cell table:style-name="ce8" table:formula="of:=SUM([.F164:.F210])" office:value-type="float" office:value="33" calcext:value-type="float">
            <text:p>33</text:p>
          </table:table-cell>
          <table:table-cell table:style-name="ce10" table:formula="of:=SUM([.B211:.F211]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211]/[.$G$211])" office:value-type="percentage" office:value="0.106382978723404" calcext:value-type="percentage">
            <text:p>10.64%</text:p>
          </table:table-cell>
          <table:table-cell table:style-name="ce9" table:formula="of:=([.C211]/[.$G$211])" office:value-type="percentage" office:value="0.0638297872340425" calcext:value-type="percentage">
            <text:p>6.38%</text:p>
          </table:table-cell>
          <table:table-cell table:style-name="ce9" table:formula="of:=([.D211]/[.$G$211])" office:value-type="percentage" office:value="0.0425531914893617" calcext:value-type="percentage">
            <text:p>4.26%</text:p>
          </table:table-cell>
          <table:table-cell table:style-name="ce9" table:formula="of:=([.E211]/[.$G$211])" office:value-type="percentage" office:value="0.0851063829787234" calcext:value-type="percentage">
            <text:p>8.51%</text:p>
          </table:table-cell>
          <table:table-cell table:style-name="ce9" table:formula="of:=([.F211]/[.$G$211])" office:value-type="percentage" office:value="0.702127659574468" calcext:value-type="percentage">
            <text:p>70.21%</text:p>
          </table:table-cell>
          <table:table-cell table:style-name="ce9" table:formula="of:=([.G211]/[.$G$211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OSDI 20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rakis: The Operating System is the Control Plan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coupling Cores, Kernels, and Operating System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itk: A Trustworthy In-Kernel Interpreter Infrastructur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X: A Protected Dataplane Operating System for High Throughput and Low Latenc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llow: A User-Programmable SSD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hysical Disentanglement in a Container-Based File System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stomizable and Extensible Deployment for Mobile/Cloud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bbles: Fine-Grained Data Management Abstractions for Modern Operating Syste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tecting Users by Confining JavaScript with COWL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-Pointer Integrity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ronclad Apps: End-to-End Security via Automated Full-System Verificat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ILL: A Secure Shell Scripting Languag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PUnet: Networking Abstractions for GPU Progra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Mystery Machine: End-to-end Performance Analysis of Large-scale Internet Ser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d-to-end Performance Isolation Through Virtual Datacent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mple Testing Can Prevent Most Critical Failures: An Analysis of Production Failures in Distributed Data-Intensive Syste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ielding Applications from an Untrusted Cloud with Have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ollo: Scalable and Coordinated Scheduling for Cloud-Scale Comput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Power of Choice in Data-Aware Cluster Schedul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ading Off Correlated Failures through Independence-as-a-Servic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acterizing Storage Workloads with Counter Stack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>
            <draw:frame table:end-cell-address="OSDI.M253" table:end-x="65.79pt" table:end-y="15.7pt" draw:z-index="4" draw:name="Chart 5" draw:style-name="gr1" draw:text-style-name="P1" svg:width="449.97pt" svg:height="278.22pt" svg:x="36.74pt" svg:y="5.24pt">
              <draw:object draw:notify-on-update-of-ranges="OSDI.B214:OSDI.F214 OSDI.B259:OSDI.F25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lican: A Building Block for Exascale Cold Data Storag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Self-Configurable Geo-Replicated Cloud Storage System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4: Facebook's Warm BLOB Storage System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MC: Semantic-Aware Model Checking for Fast Discovery of Deep Bugs in Cloud System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: Exposing Kernel Concurrency Bugs through Systematic Schedule Exploration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l File Systems Are Not Created Equal: On the Complexity of Crafting Crash-Consistent Application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rturing Databases for Fun and Profit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 Databases with Fast Durability and Recovery Through Multicore Parallelism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racting More Concurrency from Distributed Transac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t: Combining ACID and BASE in a Distributed Databas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hase Reconciliation for Contended In-Memory Transac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etic Syste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ecting Covert Timing Channels with Time-Deterministic Replay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ntifying Information Disclosure in Web Applications with Retroactive Auditing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ject Adam: Building an Efficient and Scalable Deep Learning Training Syste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caling Distributed Machine Learning with the Parameter Serv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phX: Graph Processing in a Distributed Dataflow Framewor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il: A Practical Tool for Parsing and Generating Data Format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rof: A Non-intrusive Request Flow Profiler for Distributed System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ydron: Semi-Automatic Parallelization for Multi-Core and the Cloud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ser-Guided Device Driver Synthesi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16:.B257])" office:value-type="float" office:value="3" calcext:value-type="float">
            <text:p>3</text:p>
          </table:table-cell>
          <table:table-cell table:style-name="ce8" table:formula="of:=SUM([.C216:.C257])" office:value-type="float" office:value="3" calcext:value-type="float">
            <text:p>3</text:p>
          </table:table-cell>
          <table:table-cell table:style-name="ce8" table:formula="of:=SUM([.D216:.D257])" office:value-type="float" office:value="1" calcext:value-type="float">
            <text:p>1</text:p>
          </table:table-cell>
          <table:table-cell table:style-name="ce8" table:formula="of:=SUM([.E216:.E257])" office:value-type="float" office:value="10" calcext:value-type="float">
            <text:p>10</text:p>
          </table:table-cell>
          <table:table-cell table:style-name="ce8" table:formula="of:=SUM([.F216:.F257])" office:value-type="float" office:value="25" calcext:value-type="float">
            <text:p>25</text:p>
          </table:table-cell>
          <table:table-cell table:style-name="ce10" table:formula="of:=SUM([.B258:.F258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258]/[.$G$258])" office:value-type="percentage" office:value="0.0714285714285714" calcext:value-type="percentage">
            <text:p>7.14%</text:p>
          </table:table-cell>
          <table:table-cell table:style-name="ce9" table:formula="of:=([.C258]/[.$G$258])" office:value-type="percentage" office:value="0.0714285714285714" calcext:value-type="percentage">
            <text:p>7.14%</text:p>
          </table:table-cell>
          <table:table-cell table:style-name="ce9" table:formula="of:=([.D258]/[.$G$258])" office:value-type="percentage" office:value="0.0238095238095238" calcext:value-type="percentage">
            <text:p>2.38%</text:p>
          </table:table-cell>
          <table:table-cell table:style-name="ce9" table:formula="of:=([.E258]/[.$G$258])" office:value-type="percentage" office:value="0.238095238095238" calcext:value-type="percentage">
            <text:p>23.81%</text:p>
          </table:table-cell>
          <table:table-cell table:style-name="ce9" table:formula="of:=([.F258]/[.$G$258])" office:value-type="percentage" office:value="0.595238095238095" calcext:value-type="percentage">
            <text:p>59.52%</text:p>
          </table:table-cell>
          <table:table-cell table:style-name="ce9" table:formula="of:=([.G258]/[.$G$25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OSDI 20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at Datacenter Storag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werGraph: Distributed Graph-Parallel Computation on Natural Graph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phChi: Large-Scale Graph Computation on Just a PC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ils: Protecting Data Privacy in Untrusted Web Application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ternal Sunshine of the Spotless Machine: Protecting Privacy with Ephemeral Channel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eanOS: Limiting Mobile Data Exposure with Idle Evictio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ndroid-based, not Linu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ET: Code Offload by Migrating Execution Transparentl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>
            <draw:frame table:end-cell-address="OSDI.M287" table:end-x="37.3pt" table:end-y="1.47pt" draw:z-index="5" draw:name="Chart 6" draw:style-name="gr1" draw:text-style-name="P1" svg:width="449.97pt" svg:height="278.22pt" svg:x="8.25pt" svg:y="6.75pt">
              <draw:object draw:notify-on-update-of-ranges="OSDI.B261:OSDI.F261 OSDI.B289:OSDI.F2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ppInsight: Mobile App Performance Monitoring in the Wild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otting Code Optimizations in Data-Parallel Pipelines through PeriSCOP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gaPipe: A New Programming Interface for Scalable Network I/O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Join: Differentially Private Join Queries over Distributed Databas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roving Integer Security for Systems with KINT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sent in Numbers: Making Strong Anonymity Scal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Patch-based Auditing for Web Application Vulnerabiliti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xperiences from a Decade of TinyOS Developmen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mated Concurrency-Bug Fixing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l about Eve: Execute-Verify Replication for Multi-Core Server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anner: Google’s Globally-Distributed Databas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ing Geo-Replicated Systems Fast as Possible, Consistent when Necessary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mDrive: Testing Drivers without Devices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 Conservative: Enhancing Failure Diagnosis with Proactive Logging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: Automating Root-Cause Diagnosis of Performance Anomalies in Production Softwar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sture: Secure Offline Data Access Using Commodity Trusted Hardwar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ne: Safe User-level Access to Privileged CPU Feature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rformance Isolation and Fairness for Multi-Tenant Cloud Storage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63:.B287])" office:value-type="float" office:value="0" calcext:value-type="float">
            <text:p>0</text:p>
          </table:table-cell>
          <table:table-cell table:style-name="ce8" table:formula="of:=SUM([.C263:.C287])" office:value-type="float" office:value="1" calcext:value-type="float">
            <text:p>1</text:p>
          </table:table-cell>
          <table:table-cell table:style-name="ce8" table:formula="of:=SUM([.D263:.D287])" office:value-type="float" office:value="2" calcext:value-type="float">
            <text:p>2</text:p>
          </table:table-cell>
          <table:table-cell table:style-name="ce8" table:formula="of:=SUM([.E263:.E287])" office:value-type="float" office:value="1" calcext:value-type="float">
            <text:p>1</text:p>
          </table:table-cell>
          <table:table-cell table:style-name="ce8" table:formula="of:=SUM([.F263:.F287])" office:value-type="float" office:value="21" calcext:value-type="float">
            <text:p>21</text:p>
          </table:table-cell>
          <table:table-cell table:style-name="ce8" table:formula="of:=SUM([.B288:.F28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288]/[.$G$288])" office:value-type="percentage" office:value="0" calcext:value-type="percentage">
            <text:p>0.00%</text:p>
          </table:table-cell>
          <table:table-cell table:style-name="ce9" table:formula="of:=([.C288]/[.$G$288])" office:value-type="percentage" office:value="0.04" calcext:value-type="percentage">
            <text:p>4.00%</text:p>
          </table:table-cell>
          <table:table-cell table:style-name="ce9" table:formula="of:=([.D288]/[.$G$288])" office:value-type="percentage" office:value="0.08" calcext:value-type="percentage">
            <text:p>8.00%</text:p>
          </table:table-cell>
          <table:table-cell table:style-name="ce9" table:formula="of:=([.E288]/[.$G$288])" office:value-type="percentage" office:value="0.04" calcext:value-type="percentage">
            <text:p>4.00%</text:p>
          </table:table-cell>
          <table:table-cell table:style-name="ce9" table:formula="of:=([.F288]/[.$G$288])" office:value-type="percentage" office:value="0.84" calcext:value-type="percentage">
            <text:p>84.00%</text:p>
          </table:table-cell>
          <table:table-cell table:style-name="ce9" table:formula="of:=([.G288]/[.$G$28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OSDI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9" table:formula="of:=[.B34]" office:value-type="percentage" office:value="0.258064516129032" calcext:value-type="percentage">
            <text:p>25.81%</text:p>
          </table:table-cell>
          <table:table-cell table:style-name="ce9" table:formula="of:=[.C34]" office:value-type="percentage" office:value="0.225806451612903" calcext:value-type="percentage">
            <text:p>22.58%</text:p>
          </table:table-cell>
          <table:table-cell table:style-name="ce9" table:formula="of:=[.D34]" office:value-type="percentage" office:value="0.0967741935483871" calcext:value-type="percentage">
            <text:p>9.68%</text:p>
          </table:table-cell>
          <table:table-cell table:style-name="ce9" table:formula="of:=[.E34]" office:value-type="percentage" office:value="0.32258064516129" calcext:value-type="percentage">
            <text:p>32.26%</text:p>
          </table:table-cell>
          <table:table-cell table:style-name="ce9" table:formula="of:=[.F34]" office:value-type="percentage" office:value="0.0967741935483871" calcext:value-type="percentage">
            <text:p>9.68%</text:p>
          </table:table-cell>
          <table:table-cell table:number-columns-repeated="1018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9" table:formula="of:=[.B109]" office:value-type="percentage" office:value="0.171428571428571" calcext:value-type="percentage">
            <text:p>17.14%</text:p>
          </table:table-cell>
          <table:table-cell table:style-name="ce9" table:formula="of:=[.C109]" office:value-type="percentage" office:value="0.0714285714285714" calcext:value-type="percentage">
            <text:p>7.14%</text:p>
          </table:table-cell>
          <table:table-cell table:style-name="ce9" table:formula="of:=[.D109]" office:value-type="percentage" office:value="0.0285714285714286" calcext:value-type="percentage">
            <text:p>2.86%</text:p>
          </table:table-cell>
          <table:table-cell table:style-name="ce9" table:formula="of:=[.E109]" office:value-type="percentage" office:value="0.185714285714286" calcext:value-type="percentage">
            <text:p>18.57%</text:p>
          </table:table-cell>
          <table:table-cell table:style-name="ce9" table:formula="of:=[.F109]" office:value-type="percentage" office:value="0.542857142857143" calcext:value-type="percentage">
            <text:p>54.29%</text:p>
          </table:table-cell>
          <table:table-cell table:number-columns-repeated="1018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9" table:formula="of:=[.B160]" office:value-type="percentage" office:value="0.108695652173913" calcext:value-type="percentage">
            <text:p>10.87%</text:p>
          </table:table-cell>
          <table:table-cell table:style-name="ce9" table:formula="of:=[.C160]" office:value-type="percentage" office:value="0.0217391304347826" calcext:value-type="percentage">
            <text:p>2.17%</text:p>
          </table:table-cell>
          <table:table-cell table:style-name="ce9" table:formula="of:=[.D160]" office:value-type="percentage" office:value="0.0434782608695652" calcext:value-type="percentage">
            <text:p>4.35%</text:p>
          </table:table-cell>
          <table:table-cell table:style-name="ce9" table:formula="of:=[.E160]" office:value-type="percentage" office:value="0.347826086956522" calcext:value-type="percentage">
            <text:p>34.78%</text:p>
          </table:table-cell>
          <table:table-cell table:style-name="ce9" table:formula="of:=[.F160]" office:value-type="percentage" office:value="0.478260869565217" calcext:value-type="percentage">
            <text:p>47.83%</text:p>
          </table:table-cell>
          <table:table-cell table:number-columns-repeated="1018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9" table:formula="of:=[.B212]" office:value-type="percentage" office:value="0.106382978723404" calcext:value-type="percentage">
            <text:p>10.64%</text:p>
          </table:table-cell>
          <table:table-cell table:style-name="ce9" table:formula="of:=[.C212]" office:value-type="percentage" office:value="0.0638297872340425" calcext:value-type="percentage">
            <text:p>6.38%</text:p>
          </table:table-cell>
          <table:table-cell table:style-name="ce9" table:formula="of:=[.D212]" office:value-type="percentage" office:value="0.0425531914893617" calcext:value-type="percentage">
            <text:p>4.26%</text:p>
          </table:table-cell>
          <table:table-cell table:style-name="ce9" table:formula="of:=[.E212]" office:value-type="percentage" office:value="0.0851063829787234" calcext:value-type="percentage">
            <text:p>8.51%</text:p>
          </table:table-cell>
          <table:table-cell table:style-name="ce9" table:formula="of:=[.F212]" office:value-type="percentage" office:value="0.702127659574468" calcext:value-type="percentage">
            <text:p>70.21%</text:p>
          </table:table-cell>
          <table:table-cell table:number-columns-repeated="1018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9" table:formula="of:=[.B259]" office:value-type="percentage" office:value="0.0714285714285714" calcext:value-type="percentage">
            <text:p>7.14%</text:p>
          </table:table-cell>
          <table:table-cell table:style-name="ce9" table:formula="of:=[.C259]" office:value-type="percentage" office:value="0.0714285714285714" calcext:value-type="percentage">
            <text:p>7.14%</text:p>
          </table:table-cell>
          <table:table-cell table:style-name="ce9" table:formula="of:=[.D259]" office:value-type="percentage" office:value="0.0238095238095238" calcext:value-type="percentage">
            <text:p>2.38%</text:p>
          </table:table-cell>
          <table:table-cell table:style-name="ce9" table:formula="of:=[.E259]" office:value-type="percentage" office:value="0.238095238095238" calcext:value-type="percentage">
            <text:p>23.81%</text:p>
          </table:table-cell>
          <table:table-cell table:style-name="ce9" table:formula="of:=[.F259]" office:value-type="percentage" office:value="0.595238095238095" calcext:value-type="percentage">
            <text:p>59.52%</text:p>
          </table:table-cell>
          <table:table-cell table:number-columns-repeated="1018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9" table:formula="of:=[.B289]" office:value-type="percentage" office:value="0" calcext:value-type="percentage">
            <text:p>0.00%</text:p>
          </table:table-cell>
          <table:table-cell table:style-name="ce9" table:formula="of:=[.C289]" office:value-type="percentage" office:value="0.04" calcext:value-type="percentage">
            <text:p>4.00%</text:p>
          </table:table-cell>
          <table:table-cell table:style-name="ce9" table:formula="of:=[.D289]" office:value-type="percentage" office:value="0.08" calcext:value-type="percentage">
            <text:p>8.00%</text:p>
          </table:table-cell>
          <table:table-cell table:style-name="ce9" table:formula="of:=[.E289]" office:value-type="percentage" office:value="0.04" calcext:value-type="percentage">
            <text:p>4.00%</text:p>
          </table:table-cell>
          <table:table-cell table:style-name="ce9" table:formula="of:=[.F289]" office:value-type="percentage" office:value="0.84" calcext:value-type="percentage">
            <text:p>84.00%</text:p>
          </table:table-cell>
          <table:table-cell table:number-columns-repeated="1018"/>
        </table:table-row>
        <table:table-row table:style-name="ro1" table:number-rows-repeated="16">
          <table:table-cell/>
          <table:table-cell table:style-name="ce8" table:number-columns-repeated="5"/>
          <table:table-cell table:number-columns-repeated="1018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SP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nference: SOSP 2021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sil: Breaking up BFT with ACID (transactions)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DL: A High-throughput, Low-latency Permissioned Blockchain Framework for Datacenter</text:p>
            <text:p>Network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uri: Scalable BFT Consensus with Pipelined Tree-Based Dissemination and Aggregation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GUARD: In-GPU Advanced Race Detection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nowboard: Finding Kernel Concurrency Bugs through Systematic Inter-thread Communication</text:p>
            <text:p>Analysi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dra: Finding Memory Safety Bugs in Rust at the Ecosystem Scal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tcher: Systematic Crash Consistency Testing for Non-Volatile Memory Key-Value Store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standing and Detecting Software Upgrade Failures in Distributed System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ash Consistent Non-Volatile Memory Express</text:p>
            <text:p/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ckoo Trie: Exploiting Memory-Level Parallelism for Efficient DRAM Indexing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gular Sequential Serializability and Regular Sequential Consistenc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acal: Contention Management with Deterministic Concurrency Control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Demikernel Datapath OS Architecture for Microsecond-scale Datacenter System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Birds of a Feather Flock Together : Scaling RDMA RPCs with FLOCK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>
            <draw:frame table:end-cell-address="SOSP.K25" table:end-x="15.62pt" table:end-y="2.95pt" draw:z-index="0" draw:name="Chart 7" draw:style-name="gr1" draw:text-style-name="P1" svg:width="245.96pt" svg:height="152.22pt" svg:x="50.26pt" svg:y="8.25pt">
              <draw:object draw:notify-on-update-of-ranges="SOSP.B1:SOSP.F1 SOSP.B57:SOSP.F5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ISM: Rethinking the RDMA Interface for Distributed System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ngaroo: Caching Billions of Tiny Objects on Flash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ODA: A Host/Device Co-Design for Strong Predictability Contract on Modern Flash Storage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gPicker: A New Defragmentation Tool for Modern Storage Device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Space: Composable Abstractions for Smart Space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ndom Walks on Huge Graphs at Cache Efficienc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ycelium: Large-Scale Distributed Graph Queries with Differential Privac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ALER: Relation Learning Guided Kernel Fuzzing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dient Compression Supercharged High-Performance Data Parallel DNN Trai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Generating Complex, Realistic Cloud Workloads using Recurrent Neural Network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HeMem: Scalable Tiered Memory Management for Big Data Applications and Real NV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-NVM: Off-heap Persistent Objects in Jav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CTree: A High Performance Persistent Range Index Using PAC Guidelin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loiting Nil-Externality for Fast Replicated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ometric Partitioning: Explore the Boundary of Optimal Erasure Code Repair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bia: Simplifying State-Machine Replication Through Randomiz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ND: In-Network Memory Management for Disaggregated Data Cent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S: Continuously Optimized Region-Wide Datacenter Resource Allo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olving Large-Scale Granular Resource Allocation Problems Efficiently with POP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Log-structured Protocols in Delo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ard Manager: A Generic Shard Management Framework for Geo-distributed Applications</text:p>
          </table:table-cell>
          <table:table-cell table:style-name="ce7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erunner: Constraint-based Speculative Transaction Execution for Ethereu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hOSt: Fast &amp; Flexible User-Space Delegation of Linux Schedul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yrup: User-Defined Scheduling across the Stac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When Idling is Ideal: Optimizing Tail-Latency for Highly-Dispersed Datacenter Workloads with Perséphon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winVisor: Hardware-isolated Confidential Virtual Machines for ARM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oopy: Surpassing the Scalability Bottleneck of Oblivious Storag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eus: A System for Oblivious Document Ranking and Retrieval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ki: Stateful Serverless Computing with Shared Log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laderunner: Stream Processing at Scale for a Live View of Backend Data Mutations at the Ed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er and Cheaper Serverless Computing on Harvested Resour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enic: SmartNIC-Accelerated Distributed Transac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eFS: Efficient SmartNIC Offload of a Distributed File System with Pipeline Parallelis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mated SmartNIC Offloading Insights for Network Func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Aurora Single Level Store Operating System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WineFS: a hugepage-aware file system for persistent memory that ages gracefully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cale and Performance in a Filesystem Semi-Microkernel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sing Lightweight Formal Methods to Validate a Key-Value Storage Node in Amazon S3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CLoF: A Compositional Lock Framework for Multi-level NUMA System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ormal Verification of a Multiprocessor Hypervisor on Arm Relaxed Memory Hardwar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:.B55])" office:value-type="float" office:value="2" calcext:value-type="float">
            <text:p>2</text:p>
          </table:table-cell>
          <table:table-cell table:style-name="ce8" table:formula="of:=SUM([.C2:.C55])" office:value-type="float" office:value="2" calcext:value-type="float">
            <text:p>2</text:p>
          </table:table-cell>
          <table:table-cell table:style-name="ce8" table:formula="of:=SUM([.D2:.D55])" office:value-type="float" office:value="2" calcext:value-type="float">
            <text:p>2</text:p>
          </table:table-cell>
          <table:table-cell table:style-name="ce8" table:formula="of:=SUM([.E2:.E55])" office:value-type="float" office:value="9" calcext:value-type="float">
            <text:p>9</text:p>
          </table:table-cell>
          <table:table-cell table:style-name="ce8" table:formula="of:=SUM([.F2:.F55])" office:value-type="float" office:value="39" calcext:value-type="float">
            <text:p>39</text:p>
          </table:table-cell>
          <table:table-cell table:style-name="ce8" table:formula="of:=SUM([.B56:.F56])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56]/[.$G$56])" office:value-type="percentage" office:value="0.037037037037037" calcext:value-type="percentage">
            <text:p>3.70%</text:p>
          </table:table-cell>
          <table:table-cell table:style-name="ce9" table:formula="of:=([.C56]/[.$G$56])" office:value-type="percentage" office:value="0.037037037037037" calcext:value-type="percentage">
            <text:p>3.70%</text:p>
          </table:table-cell>
          <table:table-cell table:style-name="ce9" table:formula="of:=([.D56]/[.$G$56])" office:value-type="percentage" office:value="0.037037037037037" calcext:value-type="percentage">
            <text:p>3.70%</text:p>
          </table:table-cell>
          <table:table-cell table:style-name="ce9" table:formula="of:=([.E56]/[.$G$56])" office:value-type="percentage" office:value="0.166666666666667" calcext:value-type="percentage">
            <text:p>16.67%</text:p>
          </table:table-cell>
          <table:table-cell table:style-name="ce9" table:formula="of:=([.F56]/[.$G$56])" office:value-type="percentage" office:value="0.722222222222222" calcext:value-type="percentage">
            <text:p>72.22%</text:p>
          </table:table-cell>
          <table:table-cell table:style-name="ce9" table:formula="of:=([.G56]/[.$G$56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onference: SOSP 2019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ipeDream: Generalized Pipeline Parallelism for DNN Trai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A Generic Communication Scheduler for Distributed DNN Training Accele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Parity Models: Erasure-Coded Resilience for Prediction Serving System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TASO: Optimizing Deep Learning Computation with Automated Generation of Graph Substitution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Teechain: A Secure Payment Network with Asynchronous Blockchain Acces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Fast and Secure Global Payments with Stellar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Notary: A Device for Secure Transaction Approval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CrashTuner: Detecting Crash Recovery Bugs in Cloud Systems via Meta-info Analysi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>
            <draw:frame table:end-cell-address="SOSP.K77" table:end-x="39.6pt" table:end-y="14.2pt" draw:z-index="1" draw:name="Chart 8" draw:style-name="gr1" draw:text-style-name="P1" svg:width="245.96pt" svg:height="152.22pt" svg:x="4.08pt" svg:y="3.74pt">
              <draw:object draw:notify-on-update-of-ranges="SOSP.B60:SOSP.F60 SOSP.B100:SOSP.F10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The Inflection Point Hypothesis: A Principled Debugging Approach for Locating the Root Cause of a Failur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Finding Semantic Bugs in File Systems with an Extensible Fuzzing Framework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Efficient and Scalable Thread-Safety Violation Detection --- Finding thousands of concurrency bug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Privacy Accounting and Quality Control in the Sage Differentially Private ML Platform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oneycrisp: Large-scale Differentially Private Aggregation Without a Trusted Cor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Yodel: Strong Metadata Security for Voice Call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caling Symbolic Evaluation for Automated Verification of Systems Code with Serval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Verifying Concurrent, Crash-Safe Systems with Perennial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Using Concurrent Relational Logic with Helpers for Verifying the AtomFS File System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Verifying Software Network Functions with No Verification Expertis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Optimizing Data-Intensive Computations in Existing Libraries with Split Annot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ijima: Sound and Automated Computation Consolidation for Efficient Multilingual Data-Parallel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xus: A GPU Cluster Engine for Accelerating DNN-Based Video Analysi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Lineage Stash: Fault Tolerance Off the Critical Path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ile Systems Unfit as Distributed Storage Backends: Lessons from 10 Years of Ceph Evolu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4: Incremental Inference of Inductive Invariants for Verification of Distributed Protocol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egean: Replication Beyond the Client-Server Model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nap: a Microkernel Approach to Host Networking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2" office:value-type="string" calcext:value-type="string">
            <text:p>Risk-based Planning for Evolving Data-Center Networ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aiji: Managing Global User Traffic for Large-Scale Internet Services at the Ed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Vell: the Design and Implementation of a Fast Persistent Key-Value Stor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ECIPE : Converting Concurrent DRAM Indexes to Persistent-Memory Index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erformance and Protection in the ZoFS User-space NVM File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litFS: Reducing Software Overhead in File Systems for Persistent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utoMine: Harmonizing High-Level Abstraction and High Performance for Graph Min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nightKing: A Fast Distributed Graph Random Walk Engin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Gerenuk: Thin Computation over Big Native Data Using Speculative Program Transform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n Analysis of Performance Evolution of Linux’s Core Operation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ShortCut: Accelerating Mostly-Deterministic Code Reg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calable and Practical Locking with Shuff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61:.B98])" office:value-type="float" office:value="5" calcext:value-type="float">
            <text:p>5</text:p>
          </table:table-cell>
          <table:table-cell table:style-name="ce8" table:formula="of:=SUM([.C61:.C98])" office:value-type="float" office:value="1" calcext:value-type="float">
            <text:p>1</text:p>
          </table:table-cell>
          <table:table-cell table:style-name="ce8" table:formula="of:=SUM([.D61:.D98])" office:value-type="float" office:value="1" calcext:value-type="float">
            <text:p>1</text:p>
          </table:table-cell>
          <table:table-cell table:style-name="ce8" table:formula="of:=SUM([.E61:.E98])" office:value-type="float" office:value="14" calcext:value-type="float">
            <text:p>14</text:p>
          </table:table-cell>
          <table:table-cell table:style-name="ce8" table:formula="of:=SUM([.F61:.F98])" office:value-type="float" office:value="17" calcext:value-type="float">
            <text:p>17</text:p>
          </table:table-cell>
          <table:table-cell table:style-name="ce8" table:formula="of:=SUM([.B99:.F99])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99]/[.$G$99])" office:value-type="percentage" office:value="0.131578947368421" calcext:value-type="percentage">
            <text:p>13.16%</text:p>
          </table:table-cell>
          <table:table-cell table:style-name="ce9" table:formula="of:=([.C99]/[.$G$99])" office:value-type="percentage" office:value="0.0263157894736842" calcext:value-type="percentage">
            <text:p>2.63%</text:p>
          </table:table-cell>
          <table:table-cell table:style-name="ce9" table:formula="of:=([.D99]/[.$G$99])" office:value-type="percentage" office:value="0.0263157894736842" calcext:value-type="percentage">
            <text:p>2.63%</text:p>
          </table:table-cell>
          <table:table-cell table:style-name="ce9" table:formula="of:=([.E99]/[.$G$99])" office:value-type="percentage" office:value="0.368421052631579" calcext:value-type="percentage">
            <text:p>36.84%</text:p>
          </table:table-cell>
          <table:table-cell table:style-name="ce9" table:formula="of:=([.F99]/[.$G$99])" office:value-type="percentage" office:value="0.447368421052632" calcext:value-type="percentage">
            <text:p>44.74%</text:p>
          </table:table-cell>
          <table:table-cell table:style-name="ce9" table:formula="of:=([.G99]/[.$G$99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onference: SOSP 2017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eepXplore: Automated Whitebox Testing of Deep Learning System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Pensieve: Non-Intrusive Failure Reproduction for Distributed Systems using the Event Chaining Approach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anopy: An End-to-End Performance Tracing And Analysis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lgorand: Scaling Byzantine Agreements for Cryptocurrenci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caling a file system to many cores using an operation lo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VE: Distributed Video Processing at Facebook Scale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ris: Coordination-Free Consistent Transactions Using In-Network Concurrency Control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NetCache: Balancing Key-Value Stores with Fast In-Network Caching</text:p>
          </table:table-cell>
          <table:table-cell table:style-name="ce7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V-Direct: High-Performance In-Memory Key-Value Store with Programmable NIC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esource Central: Understanding and Predicting Workloads for Improved Resource Management in Large Cloud Platfor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ttOS: Supporting Millisecond Tail Tolerance with Fast Rejecting SLO-Aware OS Interfac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Monotasks: Architecting for Performance Clarity in Data Analytics Framewor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2"/>
          <table:table-cell>
            <draw:frame table:end-cell-address="SOSP.L124" table:end-x="39.6pt" table:end-y="14.23pt" draw:z-index="2" draw:name="Chart 9" draw:style-name="gr1" draw:text-style-name="P1" svg:width="245.96pt" svg:height="152.22pt" svg:x="4.11pt" svg:y="3.74pt">
              <draw:object draw:notify-on-update-of-ranges="SOSP.B103:SOSP.F103 SOSP.B144:SOSP.F14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NEVE: Nested Virtualization Extensions for AR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y VM is Lighter (and Safer) than your Container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Multiprogramming a 64 kB Computer Safely and Efficiently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2" office:value-type="string" calcext:value-type="string">
            <text:p>Hyperkernel: Push-Button Verification of an OS Kernel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5" office:value-type="string" calcext:value-type="string">
            <text:p>Verifying a high-performance crash-safe file system using a tree specif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omodo: Using verification to disentangle secure-enclave hardware from softwar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ITE Kernel RDMA Support for Datacenter Application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ZygOS: Achieving Low Tail Latency for Microsecond-scale Networked Task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2" office:value-type="string" calcext:value-type="string">
            <text:p>ffwd: delegation is (much) faster than you thin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utomatically Repairing Network Control Planes Using an Abstract Represent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rizzle: Fast and Adaptable Stream Processing at Scal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ocksteady: Fast Migration for Low-latency In-memory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tom: Horizontally Scaling Strong Anonymity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dium: A Distributed Metadata-Private Messaging System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rochlo: Strong Privacy for Analytics in the Crowd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rata: A Cross Media File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NOVA-Fortis: A Fault-Tolerant Non-Volatile Main Memory File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bblesDB: Building Key-Value Stores using Fragmented Log-Structured Merge Tre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WatchIT: Who Watches Your IT Guy?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ecure Page Fusion with VUs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he Efficient Server Audit Problem, Deduplicated Re-execution, and the Web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og20: Fully Automated Optimal Placement of Log Printing Statements under Specified Overhead Threshol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zy Diagnosis of In-Production Concurrency Bug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ystalNet: Faithfully Emulating Large Production Networ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-millisecond Stateful Stream Querying over Fast-evolving Linked Dat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timizing Big-Data Queries Using Program Synthesi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w-Latency Analytics on Colossal Data Streams with SummaryStor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04:.B142])" office:value-type="float" office:value="1" calcext:value-type="float">
            <text:p>1</text:p>
          </table:table-cell>
          <table:table-cell table:style-name="ce8" table:formula="of:=SUM([.C104:.C142])" office:value-type="float" office:value="2" calcext:value-type="float">
            <text:p>2</text:p>
          </table:table-cell>
          <table:table-cell table:style-name="ce8" table:formula="of:=SUM([.D104:.D142])" office:value-type="float" office:value="4" calcext:value-type="float">
            <text:p>4</text:p>
          </table:table-cell>
          <table:table-cell table:style-name="ce8" table:formula="of:=SUM([.E104:.E142])" office:value-type="float" office:value="6" calcext:value-type="float">
            <text:p>6</text:p>
          </table:table-cell>
          <table:table-cell table:style-name="ce8" table:formula="of:=SUM([.F104:.F142])" office:value-type="float" office:value="26" calcext:value-type="float">
            <text:p>26</text:p>
          </table:table-cell>
          <table:table-cell table:style-name="ce8" table:formula="of:=SUM([.B143:.F143])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143]/[.$G$143])" office:value-type="percentage" office:value="0.0256410256410256" calcext:value-type="percentage">
            <text:p>2.56%</text:p>
          </table:table-cell>
          <table:table-cell table:style-name="ce9" table:formula="of:=([.C143]/[.$G$143])" office:value-type="percentage" office:value="0.0512820512820513" calcext:value-type="percentage">
            <text:p>5.13%</text:p>
          </table:table-cell>
          <table:table-cell table:style-name="ce9" table:formula="of:=([.D143]/[.$G$143])" office:value-type="percentage" office:value="0.102564102564103" calcext:value-type="percentage">
            <text:p>10.26%</text:p>
          </table:table-cell>
          <table:table-cell table:style-name="ce9" table:formula="of:=([.E143]/[.$G$143])" office:value-type="percentage" office:value="0.153846153846154" calcext:value-type="percentage">
            <text:p>15.38%</text:p>
          </table:table-cell>
          <table:table-cell table:style-name="ce9" table:formula="of:=([.F143]/[.$G$143])" office:value-type="percentage" office:value="0.666666666666667" calcext:value-type="percentage">
            <text:p>66.67%</text:p>
          </table:table-cell>
          <table:table-cell table:style-name="ce9" table:formula="of:=([.G143]/[.$G$143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onference: SOSP 201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ronFleet: Proving Practical Distributed Systems Correct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Using Crash Hoare Logic for Certifying the FSCQ File System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ibylFS: formal specification and oracle-based testing for POSIX and real-world file system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o compromises: distributed transactions with consistency, availability, and performanc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mplementing Linearizability at Large Scale and Low Laten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ast In-memory Transaction Processing using RDMA and HT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>
            <draw:frame table:end-cell-address="SOSP.M162" table:end-x="39.6pt" table:end-y="14.23pt" draw:z-index="3" draw:name="Chart 10" draw:style-name="gr1" draw:text-style-name="P1" svg:width="245.96pt" svg:height="152.22pt" svg:x="4.08pt" svg:y="3.74pt">
              <draw:object draw:notify-on-update-of-ranges="SOSP.B147:SOSP.F147 SOSP.B179:SOSP.F17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Paxos Made Transparent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2: A Framework for NFV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uvuzela: Scalable Private Messaging Resistant to Traffic Analysi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arallelizing User-Defined Aggregations using Symbolic Execu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ead-Log-Update: A Lightweight Synchronization Mechanism for Concurrent Programm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OZ: Finding Code that Counts with Causal Profi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ouleGuard: Energy Guarantees for Approximate Application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ftware Defined Batteri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rowsy Power Management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Yesquel: Scalable SQL storage for Web applications</text:p>
          </table:table-cell>
          <table:table-cell/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uilding Consistent Transactions with Inconsistent Repl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igh-Performance ACID via Modular Concurrency Control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xistential Consistency: Measuring and Understanding Consistency at Faceboo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irtual CPU Validat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Holistic Configuration Management at Faceboo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ailure Sketching: A Technique for Automated Root Cause Diagnosis of In-Production Failur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ross-checking Semantic Correctness: The Case of Finding File System Bug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ivot Tracing: Dynamic Causal Monitoring for Distributed System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Interruptible Tasks: Treating Memory Pressure As Interrupts for Highly Scalable Data-Parallel Progra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haos: Scale-out Graph Processing from Secondary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rabesque: A System for Distributed Graph Min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ow to Get More Value From Your File System Directory Cach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Opportunistic Storage Maintenanc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lit-Level I/O Schedul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46:.B177])" office:value-type="float" office:value="0" calcext:value-type="float">
            <text:p>0</text:p>
          </table:table-cell>
          <table:table-cell table:style-name="ce8" table:formula="of:=SUM([.C146:.C177])" office:value-type="float" office:value="3" calcext:value-type="float">
            <text:p>3</text:p>
          </table:table-cell>
          <table:table-cell table:style-name="ce8" table:formula="of:=SUM([.D146:.D177])" office:value-type="float" office:value="0" calcext:value-type="float">
            <text:p>0</text:p>
          </table:table-cell>
          <table:table-cell table:style-name="ce8" table:formula="of:=SUM([.E146:.E177])" office:value-type="float" office:value="7" calcext:value-type="float">
            <text:p>7</text:p>
          </table:table-cell>
          <table:table-cell table:style-name="ce8" table:formula="of:=SUM([.F146:.F177])" office:value-type="float" office:value="20" calcext:value-type="float">
            <text:p>20</text:p>
          </table:table-cell>
          <table:table-cell table:style-name="ce8" table:formula="of:=SUM([.B178:.F178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178]/[.$G$178])" office:value-type="percentage" office:value="0" calcext:value-type="percentage">
            <text:p>0.00%</text:p>
          </table:table-cell>
          <table:table-cell table:style-name="ce9" table:formula="of:=([.C178]/[.$G$178])" office:value-type="percentage" office:value="0.1" calcext:value-type="percentage">
            <text:p>10.00%</text:p>
          </table:table-cell>
          <table:table-cell table:style-name="ce9" table:formula="of:=([.D178]/[.$G$178])" office:value-type="percentage" office:value="0" calcext:value-type="percentage">
            <text:p>0.00%</text:p>
          </table:table-cell>
          <table:table-cell table:style-name="ce9" table:formula="of:=([.E178]/[.$G$178])" office:value-type="percentage" office:value="0.233333333333333" calcext:value-type="percentage">
            <text:p>23.33%</text:p>
          </table:table-cell>
          <table:table-cell table:style-name="ce9" table:formula="of:=([.F178]/[.$G$178])" office:value-type="percentage" office:value="0.666666666666667" calcext:value-type="percentage">
            <text:p>66.67%</text:p>
          </table:table-cell>
          <table:table-cell table:style-name="ce9" table:formula="of:=([.G178]/[.$G$17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onference: SOSP 2013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he Scalable Commutativity Rule: Designing Scalable Software for Multicore Processor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2" office:value-type="string" calcext:value-type="string">
            <text:p>Speedy Transactions in Multicore In-Memory Databas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verything You Always Wanted to Know about Synchronization but Were Afraid to As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andelion: A Compiler and Runtime for Heterogeneous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arrow: Distributed, Low Latency Schedu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imecard: Controlling User-Perceived Delays in Server-Based Mobile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ast Dynamic Binary Translation for the Kerne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VirtuOS: An Operating System with Kernel Virtualization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3"/>
          <table:table-cell>
            <draw:frame table:end-cell-address="SOSP.M199" table:end-x="8.87pt" table:end-y="11.23pt" draw:z-index="4" draw:name="Chart 11" draw:style-name="gr1" draw:text-style-name="P1" svg:width="245.96pt" svg:height="152.22pt" svg:x="43.51pt" svg:y="0.74pt">
              <draw:object draw:notify-on-update-of-ranges="SOSP.B182:SOSP.F182 SOSP.B214:SOSP.F21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From L3 to seL4: What Have We Learnt in 20 Years of L4 Microkernels?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2" office:value-type="string" calcext:value-type="string">
            <text:p>Replication, History, and Grafting in the Ori File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n Analysis of Facebook Photo Cach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Flow: A Software-Defined Storage Architectur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rom ARIES to MARS: Transaction Support for Next-Generation, Solid-State Driv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synchronous Intrusion Recovery for Interconnected Web Servic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ptimistic Crash Consistency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o Not Blame Users for Misconfiguration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owards Optimization-Safe Systems: Analyzing the Impact of Undefined Behavior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ansaction Chains: Achieving Serializability with Low Latency in Geo-Distributed Storage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ANStore: Cost-Effective Geo-Replicated Storage Spanning Multiple Cloud Servi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onsistency-Based Service Level Agreements for Cloud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ango: Distributed Data Structures over a Shared Lo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erifying Computations with Stat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here Is More Consensus In Egalitarian Parliament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OOT: Replaying Multithreaded Traces with Resource-Oriented Order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RROT: A Practical Runtime for Deterministic, Stable, and Reliable Thread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aceMob: Crowdsourced Data Race Detec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iscretized Streams: Fault-Tolerant Streaming Computation at Scal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Naiad: A Timely Dataflow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 Lightweight Infrastructure for Graph Analytic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X-Stream: Edge-Centric Graph Processing using Streaming Partition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83:.B212])" office:value-type="float" office:value="0" calcext:value-type="float">
            <text:p>0</text:p>
          </table:table-cell>
          <table:table-cell table:style-name="ce8" table:formula="of:=SUM([.C183:.C212])" office:value-type="float" office:value="2" calcext:value-type="float">
            <text:p>2</text:p>
          </table:table-cell>
          <table:table-cell table:style-name="ce8" table:formula="of:=SUM([.D183:.D212])" office:value-type="float" office:value="2" calcext:value-type="float">
            <text:p>2</text:p>
          </table:table-cell>
          <table:table-cell table:style-name="ce8" table:formula="of:=SUM([.E183:.E212])" office:value-type="float" office:value="4" calcext:value-type="float">
            <text:p>4</text:p>
          </table:table-cell>
          <table:table-cell table:style-name="ce8" table:formula="of:=SUM([.F183:.F212])" office:value-type="float" office:value="22" calcext:value-type="float">
            <text:p>22</text:p>
          </table:table-cell>
          <table:table-cell table:style-name="ce8" table:formula="of:=SUM([.B213:.F213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213]/[.$G$213])" office:value-type="percentage" office:value="0" calcext:value-type="percentage">
            <text:p>0.00%</text:p>
          </table:table-cell>
          <table:table-cell table:style-name="ce9" table:formula="of:=([.C213]/[.$G$213])" office:value-type="percentage" office:value="0.0666666666666667" calcext:value-type="percentage">
            <text:p>6.67%</text:p>
          </table:table-cell>
          <table:table-cell table:style-name="ce9" table:formula="of:=([.D213]/[.$G$213])" office:value-type="percentage" office:value="0.0666666666666667" calcext:value-type="percentage">
            <text:p>6.67%</text:p>
          </table:table-cell>
          <table:table-cell table:style-name="ce9" table:formula="of:=([.E213]/[.$G$213])" office:value-type="percentage" office:value="0.133333333333333" calcext:value-type="percentage">
            <text:p>13.33%</text:p>
          </table:table-cell>
          <table:table-cell table:style-name="ce9" table:formula="of:=([.F213]/[.$G$213])" office:value-type="percentage" office:value="0.733333333333333" calcext:value-type="percentage">
            <text:p>73.33%</text:p>
          </table:table-cell>
          <table:table-cell table:style-name="ce9" table:formula="of:=([.G213]/[.$G$213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"/>
          <table:table-cell/>
          <table:table-cell table:style-name="ce8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SOSP 2011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LT: A Memory-Efficient, High-Performance Key-Value Store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able Consistency in Scatter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 Crash Recovery in RAMCloud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ign Implications for Enterprise Storage Systems via Multi-Dimensional Trace Analysi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fferentiated Storage Service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File is Not a File: Understanding the I/O Behavior of Apple Desktop Application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yptDB: Protecting Confidentiality with Encrypted Query Processing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rusion Recovery for Database-backed Web Applications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3"/>
          <table:table-cell>
            <draw:frame table:end-cell-address="SOSP.M234" table:end-x="8.87pt" table:end-y="10.49pt" draw:z-index="5" draw:name="Chart 12" draw:style-name="gr1" draw:text-style-name="P1" svg:width="245.96pt" svg:height="152.22pt" svg:x="43.51pt" svg:y="0pt">
              <draw:object draw:notify-on-update-of-ranges="SOSP.B217:SOSP.F217 SOSP.B247:SOSP.F24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ftware fault isolation with API integrity and multi-principal modules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alfi: A Client Notification Service for Internet-Scale Application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ndows Azure Storage: A Highly Available Cloud Storage Service with Strong Consistency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 Empirical Study on Configuration Errors in Commercial and Open Source System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lls: A Virtual Mobile Smartphone Architecture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eaking Up is Hard to Do: Security and Functionality in a Commodity Hypervisor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CloudVisor: Retrofitting Protection of Virtual Machines in Multi-tenant Cloud with Nested Virtualization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lantis: Robust, Extensible Execution Environments for Web Application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ask: Operating System Abstractions To Manage GPUs as Compute Device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gical Attestation: An Authorization Architecture for Trustworthy Computing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actical Software Model Checking via Dynamic Interface Reduction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ecting failures in distributed systems with the FALCON spy network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re Network Provenance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y: Extensible Distributed Tracing from Kernels to Cluster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threads: Efficient Deterministic Multithreading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Deterministic Multithreading through Schedule Relaxation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rvasive Detection of Process Races in Deployed System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ecting and Surviving Data Races using Complementary Schedule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nsactional storage for geo-replicated system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n’t Settle for Eventual: Scalable Causal Consistency for Wide-Area Storage with COP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18:.B245])" office:value-type="float" office:value="0" calcext:value-type="float">
            <text:p>0</text:p>
          </table:table-cell>
          <table:table-cell table:style-name="ce8" table:formula="of:=SUM([.C218:.C245])" office:value-type="float" office:value="2" calcext:value-type="float">
            <text:p>2</text:p>
          </table:table-cell>
          <table:table-cell table:style-name="ce8" table:formula="of:=SUM([.D218:.D245])" office:value-type="float" office:value="1" calcext:value-type="float">
            <text:p>1</text:p>
          </table:table-cell>
          <table:table-cell table:style-name="ce8" table:formula="of:=SUM([.E218:.E245])" office:value-type="float" office:value="3" calcext:value-type="float">
            <text:p>3</text:p>
          </table:table-cell>
          <table:table-cell table:style-name="ce8" table:formula="of:=SUM([.F218:.F245])" office:value-type="float" office:value="22" calcext:value-type="float">
            <text:p>22</text:p>
          </table:table-cell>
          <table:table-cell table:style-name="ce8" table:formula="of:=SUM([.B246:.F246]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246]/[.$G$246])" office:value-type="percentage" office:value="0" calcext:value-type="percentage">
            <text:p>0.00%</text:p>
          </table:table-cell>
          <table:table-cell table:style-name="ce9" table:formula="of:=([.C246]/[.$G$246])" office:value-type="percentage" office:value="0.0714285714285714" calcext:value-type="percentage">
            <text:p>7.14%</text:p>
          </table:table-cell>
          <table:table-cell table:style-name="ce9" table:formula="of:=([.D246]/[.$G$246])" office:value-type="percentage" office:value="0.0357142857142857" calcext:value-type="percentage">
            <text:p>3.57%</text:p>
          </table:table-cell>
          <table:table-cell table:style-name="ce9" table:formula="of:=([.E246]/[.$G$246])" office:value-type="percentage" office:value="0.107142857142857" calcext:value-type="percentage">
            <text:p>10.71%</text:p>
          </table:table-cell>
          <table:table-cell table:style-name="ce9" table:formula="of:=([.F246]/[.$G$246])" office:value-type="percentage" office:value="0.785714285714286" calcext:value-type="percentage">
            <text:p>78.57%</text:p>
          </table:table-cell>
          <table:table-cell table:style-name="ce9" table:formula="of:=([.G246]/[.$G$246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OSP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9" table:formula="of:=[.B57]" office:value-type="percentage" office:value="0.037037037037037" calcext:value-type="percentage">
            <text:p>3.70%</text:p>
          </table:table-cell>
          <table:table-cell table:style-name="ce9" table:formula="of:=[.C57]" office:value-type="percentage" office:value="0.037037037037037" calcext:value-type="percentage">
            <text:p>3.70%</text:p>
          </table:table-cell>
          <table:table-cell table:style-name="ce9" table:formula="of:=[.D57]" office:value-type="percentage" office:value="0.037037037037037" calcext:value-type="percentage">
            <text:p>3.70%</text:p>
          </table:table-cell>
          <table:table-cell table:style-name="ce9" table:formula="of:=[.E57]" office:value-type="percentage" office:value="0.166666666666667" calcext:value-type="percentage">
            <text:p>16.67%</text:p>
          </table:table-cell>
          <table:table-cell table:style-name="ce9" table:formula="of:=[.F57]" office:value-type="percentage" office:value="0.722222222222222" calcext:value-type="percentage">
            <text:p>72.22%</text:p>
          </table:table-cell>
          <table:table-cell table:number-columns-repeated="1018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9" table:formula="of:=[.B100]" office:value-type="percentage" office:value="0.131578947368421" calcext:value-type="percentage">
            <text:p>13.16%</text:p>
          </table:table-cell>
          <table:table-cell table:style-name="ce9" table:formula="of:=[.C100]" office:value-type="percentage" office:value="0.0263157894736842" calcext:value-type="percentage">
            <text:p>2.63%</text:p>
          </table:table-cell>
          <table:table-cell table:style-name="ce9" table:formula="of:=[.D100]" office:value-type="percentage" office:value="0.0263157894736842" calcext:value-type="percentage">
            <text:p>2.63%</text:p>
          </table:table-cell>
          <table:table-cell table:style-name="ce9" table:formula="of:=[.E100]" office:value-type="percentage" office:value="0.368421052631579" calcext:value-type="percentage">
            <text:p>36.84%</text:p>
          </table:table-cell>
          <table:table-cell table:style-name="ce9" table:formula="of:=[.F100]" office:value-type="percentage" office:value="0.447368421052632" calcext:value-type="percentage">
            <text:p>44.74%</text:p>
          </table:table-cell>
          <table:table-cell table:number-columns-repeated="1018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9" table:formula="of:=[.B144]" office:value-type="percentage" office:value="0.0256410256410256" calcext:value-type="percentage">
            <text:p>2.56%</text:p>
          </table:table-cell>
          <table:table-cell table:style-name="ce9" table:formula="of:=[.C144]" office:value-type="percentage" office:value="0.0512820512820513" calcext:value-type="percentage">
            <text:p>5.13%</text:p>
          </table:table-cell>
          <table:table-cell table:style-name="ce9" table:formula="of:=[.D144]" office:value-type="percentage" office:value="0.102564102564103" calcext:value-type="percentage">
            <text:p>10.26%</text:p>
          </table:table-cell>
          <table:table-cell table:style-name="ce9" table:formula="of:=[.E144]" office:value-type="percentage" office:value="0.153846153846154" calcext:value-type="percentage">
            <text:p>15.38%</text:p>
          </table:table-cell>
          <table:table-cell table:style-name="ce9" table:formula="of:=[.F144]" office:value-type="percentage" office:value="0.666666666666667" calcext:value-type="percentage">
            <text:p>66.67%</text:p>
          </table:table-cell>
          <table:table-cell table:number-columns-repeated="1018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9" table:formula="of:=[.B179]" office:value-type="percentage" office:value="0" calcext:value-type="percentage">
            <text:p>0.00%</text:p>
          </table:table-cell>
          <table:table-cell table:style-name="ce9" table:formula="of:=[.C179]" office:value-type="percentage" office:value="0.1" calcext:value-type="percentage">
            <text:p>10.00%</text:p>
          </table:table-cell>
          <table:table-cell table:style-name="ce9" table:formula="of:=[.D179]" office:value-type="percentage" office:value="0" calcext:value-type="percentage">
            <text:p>0.00%</text:p>
          </table:table-cell>
          <table:table-cell table:style-name="ce9" table:formula="of:=[.E179]" office:value-type="percentage" office:value="0.233333333333333" calcext:value-type="percentage">
            <text:p>23.33%</text:p>
          </table:table-cell>
          <table:table-cell table:style-name="ce9" table:formula="of:=[.F179]" office:value-type="percentage" office:value="0.666666666666667" calcext:value-type="percentage">
            <text:p>66.67%</text:p>
          </table:table-cell>
          <table:table-cell table:number-columns-repeated="1018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9" table:formula="of:=[.B214]" office:value-type="percentage" office:value="0" calcext:value-type="percentage">
            <text:p>0.00%</text:p>
          </table:table-cell>
          <table:table-cell table:style-name="ce9" table:formula="of:=[.C214]" office:value-type="percentage" office:value="0.0666666666666667" calcext:value-type="percentage">
            <text:p>6.67%</text:p>
          </table:table-cell>
          <table:table-cell table:style-name="ce9" table:formula="of:=[.D214]" office:value-type="percentage" office:value="0.0666666666666667" calcext:value-type="percentage">
            <text:p>6.67%</text:p>
          </table:table-cell>
          <table:table-cell table:style-name="ce9" table:formula="of:=[.E214]" office:value-type="percentage" office:value="0.133333333333333" calcext:value-type="percentage">
            <text:p>13.33%</text:p>
          </table:table-cell>
          <table:table-cell table:style-name="ce9" table:formula="of:=[.F214]" office:value-type="percentage" office:value="0.733333333333333" calcext:value-type="percentage">
            <text:p>73.33%</text:p>
          </table:table-cell>
          <table:table-cell table:number-columns-repeated="1018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9" table:formula="of:=[.B247]" office:value-type="percentage" office:value="0" calcext:value-type="percentage">
            <text:p>0.00%</text:p>
          </table:table-cell>
          <table:table-cell table:style-name="ce9" table:formula="of:=[.C247]" office:value-type="percentage" office:value="0.0714285714285714" calcext:value-type="percentage">
            <text:p>7.14%</text:p>
          </table:table-cell>
          <table:table-cell table:style-name="ce9" table:formula="of:=[.D247]" office:value-type="percentage" office:value="0.0357142857142857" calcext:value-type="percentage">
            <text:p>3.57%</text:p>
          </table:table-cell>
          <table:table-cell table:style-name="ce9" table:formula="of:=[.E247]" office:value-type="percentage" office:value="0.107142857142857" calcext:value-type="percentage">
            <text:p>10.71%</text:p>
          </table:table-cell>
          <table:table-cell table:style-name="ce9" table:formula="of:=[.F247]" office:value-type="percentage" office:value="0.785714285714286" calcext:value-type="percentage">
            <text:p>78.57%</text:p>
          </table:table-cell>
          <table:table-cell table:number-columns-repeated="1018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PLOS" table:style-name="ta3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nference: ASPLOS 2021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MFuzz: Test Case Generation for Persistent Memory Program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gen: A Vectorizer Generator for SIMD and Beyond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nan: ML-Based &amp;amp; QoS-Aware Resource Management for Cloud Microservice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HIPPOCRATES: Healing Persistent Memory Bugs Without Doing Any Harm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o's Debugging the Debuggers? Exposing Debug Information Bugs in Optimized Binarie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gger: Efficient and Fast RPCs in Cloud Microservices with Near-Memory Reconfigurable NIC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tistical Robustness of Markov Chain Monte Carlo Accelerator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MEM-Spec: Persistent Memory Speculation (Strict Persistency Can Trump Relaxed Persistency)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en Application-Specific ISA Meets FPGAs: A Multi-Layer Virtualization Framework for Heterogeneous Cloud FPGA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ge: Practical &amp;amp; Scalable ML-Driven Performance Debugging in Microservice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Nightcore: Efficient and Scalable Serverless Computing for Latency-Sensitive, Interactive Microservice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loiting Gustavson's Algorithm to Accelerate Sparse Matrix Multiplicatio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iAG: A Dataflow-inspired Architecture for General-purpose Processor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TEMagnet: Fine-grained Physical Memory Reservation for Faster Page Walks in Public Cloud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/>
          <table:table-cell>
            <draw:frame table:end-cell-address="ASPLOS.K25" table:end-x="15.62pt" table:end-y="2.95pt" draw:z-index="0" draw:name="Chart 13" draw:style-name="gr1" draw:text-style-name="P1" svg:width="245.96pt" svg:height="152.22pt" svg:x="50.26pt" svg:y="8.25pt">
              <draw:object draw:notify-on-update-of-ranges="ASPLOS.B1:ASPLOS.F1 ASPLOS.B78:ASPLOS.F7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lable FSM Parallelization via Path Fusion and Higher-Order Speculation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-Optimal Qubit Mapping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ctorization for Digital Signal Processors via Equality Saturation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ulative Interference Attacks: Breaking Invisible Speculation Schem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st Local Page-Tables for Virtualized NUMA Servers with vMitosi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rundum: Statically-Enforced Persistent Memory Safety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1Tester: A Fuzzer for C/C++ Atomic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Compiler Infrastructure for Accelerator Generator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thinking Software Runtimes for Disaggregated Memor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nchmarking, Analysis, and Optimization of Serverless Function Snapshot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-VR: System-Level Design for Mobile Collaborative Virtual Reality Render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mais Vu: Thwarting Microarchitectural Replay Attack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MERCI: Efficient Embedding Reduction on Commodity Hardware via Sub-Query Memoiza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Orchestrated Trios: Compiling for Efficient Communication in Quantum Programs with 3-Qubit Gat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ducing Solid-state Drive Read Latency by Optimizing Read-ret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ective simulation and debugging for a high-level hardware language using software compil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antifying the Design-Space Tradeoffs in Autonomous Dron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CD Deduplication: Effective Memory Compression Using Partial Cache-Line Dedupl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Warehouse-scale Video Acceleration: Co-design and Deployment in the Wild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PacketMill: Toward per-core 100-Gbps Network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feStream: A High-performance Stream Processing Engine for Waveform Data</text:p>
          </table:table-cell>
          <table:table-cell table:style-name="ce7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EBA: A Compiler-Informed Non-Speculative Out-of-Order Commit Processor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RD: Lightweight Data Race Detection with Per-Thread Memory Protection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closure: language-based restriction of untrusted librarie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1" office:value-type="string" calcext:value-type="string">
            <text:p>Computing with Time: Microarchitectural Weird Machine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Clobber-NVM: Log Less, Re-execute More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bicleOS: A Library OS with Software Componentisation for Practical Isolation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Autonomous NIC Offloads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rolonging 3D NAND SSD Lifetime via Read Latency Relaxation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dging a Type by its Pointer: Optimizing Virtual Function Calls on GPU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aru: Efficiently Model Checking Persistent Memory Program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rQules: Securing Programs via Hardware-Enforced Message Queue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Rhythmic Pixel Regions: Visual sensing architecture for flexible spatiotemporal resolution towards high-precision visual computing at low power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uroEngine: A Hardware-based Event-driven Simulation System for Advanced Brain-inspired Comput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yesPerf: Minimizing Performance Monitoring Errors Using Bayesian Statistic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BE: Practical Kernel Control-flow Hardening with Profile-guided Indirect Branch Elimination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Field-Configurable Multi-resolution Inference: Rethinking Quantiza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treamline: A Fast, Flushless Cache Covert-Channel Attack by Enabling Asynchronous Collusion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4" office:value-type="string" calcext:value-type="string">
            <text:p>QRAFT: Reverse Your Quantum Circuit and Know the Correct Program Output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, Flexible and Comprehensive Bug Detection for Persistent Memory Program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LOCs: Kernel-Level Object Contexts for Heterogeneous Memory System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Robomorphic Computing: A Design Methodology for Domain-Specific Accelerators Parameterized by Robot Morpholog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fensive Approximation: Securing CNNs using Approximate Computing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VSync: Push-Button Verification and Optimization for Synchronization Primitives on Weak Memory Model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IMDRAM: A Framework for Bit-Serial SIMD Processing using DRAM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isy Variational Quantum Algorithm Simulation via Knowledge Compilation for Repeated Inferenc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Language-Parametric Compiler Validation with Application to LLVM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 Hierarchical Neural Model of Data Prefetching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>
            <text:p>Neural Architecture Search as Program Transformation Explora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SherLock: Unsupervised Synchronization-Operation Inferenc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Compiler-Driven FPGA Virtualization with SYNERG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utomatically Detecting and Fixing Concurrency Bugs in Go Software System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FaasCache: Keeping Serverless Computing Alive With Greedy-Dual Caching</text:p>
          </table:table-cell>
          <table:table-cell table:style-name="ce14" table:number-columns-repeated="3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2" office:value-type="string" calcext:value-type="string">
            <text:p>CutQC: Using Small Quantum Computers for Large Quantum Circuit Evaluation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nalytical characterization and design space exploration for optimization of CNNs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Switches for HIRE: Resource Scheduling for Data Center In-Network Comput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n-Fat Pointer: Hardware-Assisted Tagged-Pointer Spatial Memory Safety Defense with Subobject Bound Granularity Protection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Mind Mappings: Enabling Efficient Algorithm-Accelerator Mapping Space Search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RecSSD: Near Data Processing for Solid State Drive Based Recommendation Inferenc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Probabilistic Profiling of Stateful Data Planes for Adversarial Testing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Incremental CFG Patching for Binary Rewriting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:.B76])" office:value-type="float" office:value="11" calcext:value-type="float">
            <text:p>11</text:p>
          </table:table-cell>
          <table:table-cell table:style-name="ce8" table:formula="of:=SUM([.C2:.C76])" office:value-type="float" office:value="5" calcext:value-type="float">
            <text:p>5</text:p>
          </table:table-cell>
          <table:table-cell table:style-name="ce8" table:formula="of:=SUM([.D2:.D76])" office:value-type="float" office:value="1" calcext:value-type="float">
            <text:p>1</text:p>
          </table:table-cell>
          <table:table-cell table:style-name="ce8" table:formula="of:=SUM([.E2:.E76])" office:value-type="float" office:value="12" calcext:value-type="float">
            <text:p>12</text:p>
          </table:table-cell>
          <table:table-cell table:style-name="ce8" table:formula="of:=SUM([.F2:.F76])" office:value-type="float" office:value="45" calcext:value-type="float">
            <text:p>45</text:p>
          </table:table-cell>
          <table:table-cell table:style-name="ce8" table:formula="of:=SUM([.B77:.F77]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77]/[.$G$77])" office:value-type="percentage" office:value="0.148648648648649" calcext:value-type="percentage">
            <text:p>14.86%</text:p>
          </table:table-cell>
          <table:table-cell table:style-name="ce9" table:formula="of:=([.C77]/[.$G$77])" office:value-type="percentage" office:value="0.0675675675675676" calcext:value-type="percentage">
            <text:p>6.76%</text:p>
          </table:table-cell>
          <table:table-cell table:style-name="ce9" table:formula="of:=([.D77]/[.$G$77])" office:value-type="percentage" office:value="0.0135135135135135" calcext:value-type="percentage">
            <text:p>1.35%</text:p>
          </table:table-cell>
          <table:table-cell table:style-name="ce9" table:formula="of:=([.E77]/[.$G$77])" office:value-type="percentage" office:value="0.162162162162162" calcext:value-type="percentage">
            <text:p>16.22%</text:p>
          </table:table-cell>
          <table:table-cell table:style-name="ce9" table:formula="of:=([.F77]/[.$G$77])" office:value-type="percentage" office:value="0.608108108108108" calcext:value-type="percentage">
            <text:p>60.81%</text:p>
          </table:table-cell>
          <table:table-cell table:style-name="ce9" table:formula="of:=([.G77]/[.$G$77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 table:style-name="ce12"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ASPLOS 2020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redder: Learning Noise Distributions to Protect Inference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DNNGuard: An Elastic Heterogeneous DNN Accelerator Architecture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Game of Threads: Enabling Asynchronous Poisoning Attack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5" office:value-type="string" calcext:value-type="string">
            <text:p>IOctopus: Outsmarting Nonuniform DMA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Lynx: A SmartNIC-driven Accelerator-centric Architecture for Network Serv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roducible Contain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tomicity Checking in Linear Time using Vector Cloc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ermes: a Fast, Fault-Tolerant and Linearizable Repl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0sim: Preparing System Software for a World with Terabyte-scal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tosis: Transparently Self-Replicating Page-Tables for Large-Memory Machin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Hailstorm: Disaggregated Compute and Storage for Distributed LSM-based Databas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nterstellar: Using Halide’s Scheduling Language to Analyze DNN Accelerator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DeepSniffer: A DNN Model Extraction Framework Based on Lear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Prague: High-Performance Heterogeneity-Aware Asynchronous Decentralized Trai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Catalyzer: Sub-millisecond Startup for Serverless Computing with Initialization-less Boot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igh-density Multi-tenant Bare-metal Cloud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ata Center Power Oversubscription with a Medium Voltage Power Plane and Priority-Aware Capp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ptimizing Nested Virtualization Performance Using Direct Virtual Hardwar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HaRMony: Heterogeneous-Reliability Memory and QoS-Aware Energy Management on Virtualized Server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LeapIO: Efficient and Portable Virtual NVMe Storage on ARM SoCs</text:p>
          </table:table-cell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urdle: Securing Jump Instructions Against Code Reuse Attack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loring Branch Predictors for Constructing Transient Execution Trojan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Benchmark Suite for Evaluating Caches‘ Vulnerability to Timing Attacks</text:p>
          </table:table-cell>
          <table:table-cell table:style-name="ce7" table:number-columns-repeated="3"/>
          <table:table-cell table:style-name="ce8" office:value-type="float" office:value="1" calcext:value-type="float">
            <text:p>1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2" office:value-type="string" calcext:value-type="string">
            <text:p>AsymNVM: An Efficient Framework for Implementing Persistent Data Structures on Asymmetric NVM Architecture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OD: Minimally Ordered Durable Datastructures for Persistent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ronto: Easy and Fast Persistence for Volatile Data Structu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lexTensor: An Automatic Schedule Exploration and Optimization Framework for Tensor Computation on Heterogeneous System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AutoTM: Automatic Tensor Movement in Heterogeneous Memory Systems using Integer Linear Programm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Capuchin: Tensor-based GPU Memory Management for Deep Learning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Occlum: Secure and Efficient Multitasking Inside a Single Enclave of Intel SGX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COIN Attacks: On Insecurity of Enclave Untrusted Interfaces in SGX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MERR: Improving Security of Persistent Memory Objects via Efficient Memory Exposure Reduction and Randomizat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SAC: A Co-Design Cache Algorithm for Emerging SMR-based High-Density Dis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air Write Attribution and Allocation for Consolidated Flash Cache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latStore: An Efficient Log-Structured Key-Value Storage Engine for Persistent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ffective Concurrency Testing for Distributed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MC: Model Checking for Hardware Memory Model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zy Release Persistenc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ross-Failure Bug Detection in Persistent Memory Program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lotski: Efficient Obfuscated Execution against Controlled-Channel Attack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5" office:value-type="string" calcext:value-type="string">
            <text:p>The Guardian Council: Parallel Programmable Hardware Security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2" office:value-type="string" calcext:value-type="string">
            <text:p>HEAX: An Architecture for Computing on Encrypted Data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vanesco: Architectural Support for Efficient Data Sanitization in Modern Flash-Based Storage System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82:.B124])" office:value-type="float" office:value="8" calcext:value-type="float">
            <text:p>8</text:p>
          </table:table-cell>
          <table:table-cell table:style-name="ce8" table:formula="of:=SUM([.C82:.C124])" office:value-type="float" office:value="6" calcext:value-type="float">
            <text:p>6</text:p>
          </table:table-cell>
          <table:table-cell table:style-name="ce8" table:formula="of:=SUM([.D82:.D124])" office:value-type="float" office:value="0" calcext:value-type="float">
            <text:p>0</text:p>
          </table:table-cell>
          <table:table-cell table:style-name="ce8" table:formula="of:=SUM([.E82:.E124])" office:value-type="float" office:value="11" calcext:value-type="float">
            <text:p>11</text:p>
          </table:table-cell>
          <table:table-cell table:style-name="ce8" table:formula="of:=SUM([.F82:.F124])" office:value-type="float" office:value="18" calcext:value-type="float">
            <text:p>18</text:p>
          </table:table-cell>
          <table:table-cell table:style-name="ce8" table:formula="of:=SUM([.B125:.F125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125]/[.$G$125])" office:value-type="percentage" office:value="0.186046511627907" calcext:value-type="percentage">
            <text:p>18.60%</text:p>
          </table:table-cell>
          <table:table-cell table:style-name="ce9" table:formula="of:=([.C125]/[.$G$125])" office:value-type="percentage" office:value="0.13953488372093" calcext:value-type="percentage">
            <text:p>13.95%</text:p>
          </table:table-cell>
          <table:table-cell table:style-name="ce9" table:formula="of:=([.D125]/[.$G$125])" office:value-type="percentage" office:value="0" calcext:value-type="percentage">
            <text:p>0.00%</text:p>
          </table:table-cell>
          <table:table-cell table:style-name="ce9" table:formula="of:=([.E125]/[.$G$125])" office:value-type="percentage" office:value="0.255813953488372" calcext:value-type="percentage">
            <text:p>25.58%</text:p>
          </table:table-cell>
          <table:table-cell table:style-name="ce9" table:formula="of:=([.F125]/[.$G$125])" office:value-type="percentage" office:value="0.418604651162791" calcext:value-type="percentage">
            <text:p>41.86%</text:p>
          </table:table-cell>
          <table:table-cell table:style-name="ce9" table:formula="of:=([.G125]/[.$G$125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ASPLOS 2019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n Open-Source Benchmark Suite for Microservices and Their Hardware-Software Implications for Cloud and Edge System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er: Leveraging Big Data to Navigate the Complexity of Performance Debugging in Cloud Microservice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PCValet: NI-Driven Tail-Aware Balancing of u-scale RPC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 Framework for Memory Oversubscription Management in Graphics Processing Unit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wizzle Inventor: Data Movement Synthesis for GPU Kernel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calable Processing of Contemporary Semi-Structured Data on Commodity Parallel Processors &amp;#8212; A Compilation-based Approach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ast and Scalable VMM Live Upgrade in Large Cloud Infrastructure$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PARTIES: QoS-Aware Resource Partitioning for Multiple Interactive Service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X-Containers: Breaking Down Barriers to Improve Performance and Isolation of Cloud-Native Containers$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Buffets: An Efficient and Composable Storage Idiom for Explicit Decoupled Data Orchestration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WayLib: A Software Framework for Enabling High Performance Communications for Heterogeneous Pipeline Computation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Box-HBM: Stream Analytics on High Bandwidth Hybrid Memory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Full-Stack Platform for Accessible Microfluidic Automation with Multi-Level Feedback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lligence Beyond the Edge: Inference on Intermittent Embedded Systems$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Boosted Race Trees for Low Energy Classification$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Compress Objects, Not Cache Lines: An Object-Based Compressed Memory Hierarchy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eating OPT with Statistical Clairvoyance and Variable Size Caching$</text:p>
          </table:table-cell>
          <table:table-cell table:style-name="ce14" table:number-columns-repeated="4"/>
          <table:table-cell table:style-name="ce13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A Formal Analysis of the NVIDIA PTX Memory Consistency Model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ust-In-Time Compilation for Verilog &amp;#8212; A New Technique for Improving the FPGA Programming Experience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CNS: Automated Detection Of Conservative Non-Sleep Defects in the Linux Kernel$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A Case for Lease-Based, Utilitarian Resource Management on Mobile Devices$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Software-driven far-memory in warehouse-scale computers$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Nimble Page Management for Tiered Memory Systems$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HawkEye: Efficient Fine-grained OS Support for Huge Pages$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Architectural Support for Containment-based Security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CheriABI: Enforcing Valid Pointer Provenance and Minimizing Pointer Privilege in the POSIX C Run-time Environment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Context-Sensitive Fencing: Securing Speculative Execution via Microcode Customization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PMTest: A Fast and Flexible Testing Framework for Persistent Memory Program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inding and Fixing Performance Pathologies in Persistent Memory Software Stack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ine-Grain Checkpointing with In Cache Line Logging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eterogeneous Isolated Execution for Commodity GPUs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Morpheus: A Vulnerability-Tolerant Secure Architecture Based on Ensembles of Moving Target Defenses with Churn$</text:p>
          </table:table-cell>
          <table:table-cell table:style-name="ce14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DeepSigns: An End-to-End Watermarking Framework for Protecting the Ownership of Deep Neural Networks$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FA3C: FPGA-Accelerated Deep Reinforcement Learning$</text:p>
          </table:table-cell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AcMCÂ²: Accelerating Markov Chain Monte Carlo Algorithms for Probabilistic Modeling$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Targeting Classical Code to a Quantum Annealer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robeGuard: Mitigating Probing Attacks Through Reactive Program Transformations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5" office:value-type="string" calcext:value-type="string">
            <text:p>kMVX: Detecting Kernel Information Leaks with Multi-variant Execution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MVEDSUA : Higher Availability Dynamic Software Updates via Multi-Version Execution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nP: Pruning and Prediction for Point-To-Point Iterative Graph Analytic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iGraph: An Efficient Path-based Iterative Directed Graph Processing System on Multiple GPU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hoenix: A Substrate for Resilient Distributed Graph Analytic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OGO: Buy Spatial Memory Safety, Get Temporal Memory Safety (Almost) Free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Protecting Page Tables from RowHammer Attacks using Monotonic Pointers in DRAM True-Cells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⍴ : Relaxed Hierarchical ORAM$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Characterizing Latency, Throughput, and Port Usage of Instructions on Intel Microarchitecture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ootstrapping: Using SMT Hardware to Improve Single-Thread Performance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RF: Coalescing Operand Register File for GPU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Good-Enough Memory Consistency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R Swarms: Enabling Shared Virtual Experiences$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Uncovering Performance Opportunities by Relaxing Program Semantics of GPGPU Kernels$</text:p>
          </table:table-cell>
          <table:table-cell table:style-name="ce14" table:number-columns-repeated="4"/>
          <table:table-cell table:style-name="ce13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Unfair Data Centers for Fun and Profit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ga-Microfluidcs: Scaling Up Laboratory Automation using Commodity Devices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PUMA: A Programmable Ultra-efficient Memristor-based Accelerator for Machine Learning Inferenc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FPSA: A Full System Stack Solution for Reconfigurable ReRAM-based NN Accelerator Architectur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Bit-Tactical: A Software/Hardware Approach to Exploiting Value and Bit Sparsity in Neural Networks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pLock: A Fast Lock for Sunway Taihulight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V-RLU: Scaling Read-Log-Update with Multi-Version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ast Fine-Grained Global Synchronization on GPU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ANGRAM: Optimized Coarse-Grained Dataflow for Scalable NN Accelerators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Packing Sparse Convolutional Neural Networks for Efficient Systolic Array Implementations: Column Combining Under Joint Optimiza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Split-CNN: Splitting Window-based Operations in Convolutional Neural Networks for Memory System Optimiza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Replica: A Wireless Manycore for Latency-Critical Data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Understanding Real-World Concurrency Bugs in Go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zy Determinism for Faster Deterministic Multithread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OP: Heterogeneity-Aware Decentralized Training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Astra: Exploiting Predictability to Optimize Deep Learning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ADMM-NN: An Algorithm-Hardware Co-Design Framework of DNNs Using Alternating Direction Methods of Multipliers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LightStore: Software-defined Network-attached Key-value Driv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ML Read: Rethinking the read operation granularity of 3D NAND SSD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latFlash: Exploiting the Byte-Accessibility of SSDs within A Unified Memory-Storage Hierarch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 Case for Variability-Aware Policies for NISQ-Era Quantum Compute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ackling the Qubit Mapping Problem for NISQ-Era Quantum Devic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Noise-Adaptive Compiler Mappings for Noisy Intermediate-Scale Quantum Compute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ptimized Compilation of Aggregated Instructions for Realistic QuantumCompute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asabi: A Framework for Dynamically Analyzing WebAssembl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afer Program Behavior Sharing Through Trace Wring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ebugging Support for Pattern-Matching Languages and Accelerato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notaur: Adapting Software Testing Techniques for Hardware Erro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29:.B207])" office:value-type="float" office:value="14" calcext:value-type="float">
            <text:p>14</text:p>
          </table:table-cell>
          <table:table-cell table:style-name="ce8" table:formula="of:=SUM([.C129:.C207])" office:value-type="float" office:value="7" calcext:value-type="float">
            <text:p>7</text:p>
          </table:table-cell>
          <table:table-cell table:style-name="ce8" table:formula="of:=SUM([.D129:.D207])" office:value-type="float" office:value="0" calcext:value-type="float">
            <text:p>0</text:p>
          </table:table-cell>
          <table:table-cell table:style-name="ce8" table:formula="of:=SUM([.E129:.E207])" office:value-type="float" office:value="10" calcext:value-type="float">
            <text:p>10</text:p>
          </table:table-cell>
          <table:table-cell table:style-name="ce8" table:formula="of:=SUM([.F129:.F207])" office:value-type="float" office:value="47" calcext:value-type="float">
            <text:p>47</text:p>
          </table:table-cell>
          <table:table-cell table:style-name="ce8" table:formula="of:=SUM([.B208:.F208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208]/[.$G$208])" office:value-type="percentage" office:value="0.179487179487179" calcext:value-type="percentage">
            <text:p>17.95%</text:p>
          </table:table-cell>
          <table:table-cell table:style-name="ce9" table:formula="of:=([.C208]/[.$G$208])" office:value-type="percentage" office:value="0.0897435897435897" calcext:value-type="percentage">
            <text:p>8.97%</text:p>
          </table:table-cell>
          <table:table-cell table:style-name="ce9" table:formula="of:=([.D208]/[.$G$208])" office:value-type="percentage" office:value="0" calcext:value-type="percentage">
            <text:p>0.00%</text:p>
          </table:table-cell>
          <table:table-cell table:style-name="ce9" table:formula="of:=([.E208]/[.$G$208])" office:value-type="percentage" office:value="0.128205128205128" calcext:value-type="percentage">
            <text:p>12.82%</text:p>
          </table:table-cell>
          <table:table-cell table:style-name="ce9" table:formula="of:=([.F208]/[.$G$208])" office:value-type="percentage" office:value="0.602564102564102" calcext:value-type="percentage">
            <text:p>60.26%</text:p>
          </table:table-cell>
          <table:table-cell table:style-name="ce9" table:formula="of:=([.G208]/[.$G$20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Conference: ASPLOS 2018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n-Memory Data Parallel Processor</text:p>
          </table:table-cell>
          <table:table-cell table:style-name="ce14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ardware Multithreaded Transaction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Blasting Through The Front-End Bottleneck With Shotgun</text:p>
          </table:table-cell>
          <table:table-cell table:style-name="ce14" table:number-columns-repeated="4"/>
          <table:table-cell table:style-name="ce13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2" office:value-type="string" calcext:value-type="string">
            <text:p>SlimNoC: A Low-Diameter On-Chip Network Topology for High Energy-Efficiency and Scalabilit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kyway: Connecting Managed Heaps in Distributed Big Data System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spresso: Brewing Java For More Non-Volatilit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nhancing Cross-ISA DBT Through Automatically Learned Translation Rul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Gloss: Seamless Live Reconfiguration and Reoptimization of Stream Program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iltering Translation Bandwidth with Virtual Cach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utomatic Hierarchical Parallelization of Linear Recurrenc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utomatic matching of legacy code to heterogeneous APIs: An idiomatic approach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Understanding and Auto-Adjusting Performance-Sensitive Configuration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ECTR: Formal Supervisory Control and Coordination for Many-core Systems Resource Management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ALOREE: Learning Control for Predictable Latency and Low Energ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arwin: A Genomics Co-processor provides up to 15,000X acceleration on long read assembl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iquid Silicon: A Reconfigurable Memory-Oriented Computing Fabric with Scalable Multi-Context Support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ime Dilation and Contraction for Programmable Analog Devices with Jaunt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xploiting Dynamical Thermal Energy Harvesting for Reusing in Smartphone with Mobile Application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tatic Detection of Event-based Races in Android App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Potluck: Cross-application Approximate Deduplication for Computation-Intensive Mobile Application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FRITAS: Serializable Ordering-Free Regions for Increasing Thread Atomicity Scalably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AMN: Overhead-Free IOMMU Protection for Networking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Processing In-Memory for Google Consumer Workload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atching for Software Inefficiencies with WITCH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ptimistic Hybrid Analysis: Accelerating Dynamic Analysis through Predicated Static Analysi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tatistical Reconstruction of Class Hierarchies in Binari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ulong, and Thanks For All the Bugs: Finding Errors in C Programs by Abstracting from the Native Execution Model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irmUp: Precise Static Detection of Common Vulnerabilities in Firmware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Frightening small children and disconcerting grown-ups: Concurrency in the Linux kernel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FCatch: Automatically detecting time-of-fault bugs in cloud system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Unconventional Parallelization of Nondeterministic Application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ridging the Gap Between Neural Networks and Neuromorphic Hardware with A Neural Network Compiler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MAERI: Enabling Flexible Dataflow Mapping over DNN Accelerators via Reconfigurable Interconnects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VIBNN: Hardware Acceleration of Bayesian Neural Networks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LTRF: A Latency Tolerant Register File Architecture for GPU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edesigning the GPU Memory Hierarchy to Support Multi-Application Concurrency</text:p>
          </table:table-cell>
          <table:table-cell table:style-name="ce14" table:number-columns-repeated="4"/>
          <table:table-cell table:style-name="ce13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2" office:value-type="string" calcext:value-type="string">
            <text:p>Sugar: Secure GPU Acceleration in Web Browse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moothOperator: Combating Power Fragmentation and Improving Power Utilization in Large-scale Datacente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SMeter: A Performance Evaluation Methodology for Google’s Production Warehouse-Scale Computer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AC: Data-Aware Auto-Tuning High Dimensional Configurations of In-memory Cluster Comput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n Event-Triggered Programmable Prefetcher for Irregular Workload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innow: Lightweight Offload Engines for Worklist Management and Worklist-Directed Prefetch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onderland: A Novel Abstraction-Based Out-Of-Core Graph Processing System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ransforming Irregular Graphs for GPU-Friendly Graph Process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evirtualizing virtual memory for heterogeneous systems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LATR: Lazy Translation Coherenc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Reducing Paging Overheads in SGX with Efficient Integrity Verification Structure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Making Huge Pages Actually Useful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2" office:value-type="string" calcext:value-type="string">
            <text:p>BranchScope: A New Side-Channel Attack on Directional Branch Predictor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The Architectural Implications of Autonomous Driving: Constraints and Acceleration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trongBox: Confidentiality, Integrity, and Performance using Stream Ciphers for Full Drive Encryption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A Reconfigurable Energy Storage Architecture for Energy-harvesting Devices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ATS – Refactoring Access Control Out of Web Applications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2" office:value-type="string" calcext:value-type="string">
            <text:p>NEOFog: Nonvolatility-Exploiting Optimizations for Fog Computing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LibOS: Performance and Protection with a Network-on-Chip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bench: Benchmarking Video Transcoding in the Cloud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11:.B267])" office:value-type="float" office:value="3" calcext:value-type="float">
            <text:p>3</text:p>
          </table:table-cell>
          <table:table-cell table:style-name="ce8" table:formula="of:=SUM([.C211:.C267])" office:value-type="float" office:value="5" calcext:value-type="float">
            <text:p>5</text:p>
          </table:table-cell>
          <table:table-cell table:style-name="ce8" table:formula="of:=SUM([.D211:.D267])" office:value-type="float" office:value="0" calcext:value-type="float">
            <text:p>0</text:p>
          </table:table-cell>
          <table:table-cell table:style-name="ce8" table:formula="of:=SUM([.E211:.E267])" office:value-type="float" office:value="5" calcext:value-type="float">
            <text:p>5</text:p>
          </table:table-cell>
          <table:table-cell table:style-name="ce8" table:formula="of:=SUM([.F211:.F267])" office:value-type="float" office:value="44" calcext:value-type="float">
            <text:p>44</text:p>
          </table:table-cell>
          <table:table-cell table:style-name="ce8" table:formula="of:=SUM([.B268:.F268]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268]/[.$G$268])" office:value-type="percentage" office:value="0.0526315789473684" calcext:value-type="percentage">
            <text:p>5.26%</text:p>
          </table:table-cell>
          <table:table-cell table:style-name="ce9" table:formula="of:=([.C268]/[.$G$268])" office:value-type="percentage" office:value="0.087719298245614" calcext:value-type="percentage">
            <text:p>8.77%</text:p>
          </table:table-cell>
          <table:table-cell table:style-name="ce9" table:formula="of:=([.D268]/[.$G$268])" office:value-type="percentage" office:value="0" calcext:value-type="percentage">
            <text:p>0.00%</text:p>
          </table:table-cell>
          <table:table-cell table:style-name="ce9" table:formula="of:=([.E268]/[.$G$268])" office:value-type="percentage" office:value="0.087719298245614" calcext:value-type="percentage">
            <text:p>8.77%</text:p>
          </table:table-cell>
          <table:table-cell table:style-name="ce9" table:formula="of:=([.F268]/[.$G$268])" office:value-type="percentage" office:value="0.771929824561403" calcext:value-type="percentage">
            <text:p>77.19%</text:p>
          </table:table-cell>
          <table:table-cell table:style-name="ce9" table:formula="of:=([.G268]/[.$G$26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ASPLOS 2017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ermining Application-specific Peak Power and Energy Requirements for Ultra-low Power Processo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phet: Precise QoS Prediction on Non-Preemptive Accelerators to Improve Utilization in Warehouse-Scale Comput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llacc: Accelerating Memory Alloca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DSPY: Exploring Value Locality in Softwar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nslation-Triggered Prefetch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ped Architectures: Architectural Support for Lightweight Script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ilure-Atomic Slotted Paging for Persistent Memory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at Scalable Programs Need from Transactional Memory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iCheck: Memory Model Verification at the Trisection of Software, Hardware, and ISA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 Analysis of Persistent Memory Use with WHISPER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Race: Practical Data Race Detection for Production Us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ossing Guard: Mediating Host-Accelerator Coherence Interaction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 Architecture Supporting Formal and Compositional Binary Analysi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yncClock: Scalable Inference of Asynchronous Event Causalit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ack-box Concurrent Data Structures for NUMA Architecture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AL: Confined Recovery in Distributed Asynchronous Graph Process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ickStarter: Fast and Accurate Computations on Streaming Graphs via Trimmed Approximation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owsix: Bridging the Gap Between Unix and the Brows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timizing CNNs on Multicores for Scalability, Performance and Goodpu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ity Transformations for Nested Recursive Iteration Space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lity-Aware CTA Clustering for Modern GPU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und Loop Superoptimization for Google Native Client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deTM: Building Durable Transactions with Decoupling for Persistent Memory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lex: Remote Flash ≈ Local Flash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roximate Storage of Compressed and Encrypted Video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loiting Intra-Request Slack to Improve SSD Performanc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span: A Single-machine Disk-based Graph System for Interprocedural Static Analyses of Large-scale Systems Cod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-DCNN: Highly-Scalable Deep Convolutional Neural Network using Stochastic Comput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DGates: An Instruction-Level Energy Analysis and Optimization of 3D Print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Address Translation for Architectures with Multiple Page Siz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ge Fault Support for Network Controll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wards "Full Containerization" in Containerized Network Function Virtualizatio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EP: Enabling Flexible and Efficient Preemption on GPU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berLDA: Sparsity-Aware Learning of Topic Models on GP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onwalk: NRE Optimization in ASIC Cloud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ynamic Resource Management for Efficient Utilization of Multitasking GPU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ntifying Security Critical Properties for the Dynamic Verification of a Processor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ification of a Practical Hardware Security Architecture Through Static Information Flow Analysis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ERI JNI: Sinking the Java Security Model into the C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IFFIN: Guarding Control Flows Using Intel Processor Trace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t: I Know What You Did Last Summer... In The Cloud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surgeon: Collaborative Intelligence Between the Cloud and Mobile Ed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rmostat: Application-transparent Page Management for Two-tiered Main Memor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aking the Boundaries in Heterogeneous-ISA Datacent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omated Synthesis of Comprehensive Memory Model Litmus Test Suite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Catch: Automatically Detecting Distributed Concurrency Bugs in Cloud System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wards Practical Default-On Multi-Core Record/Replay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llas: Semantic-Aware Checking for Finding Deep Bugs in Fast Path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ware-Software Co-design to Mitigate DRAM Refresh Overheads: A Case for Refresh-Aware Process Schedul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ill the Program Counter: Reconstructing Program Behavior in the Processor Cache Hierarchy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TRIS: Scalable and Efficient Neural Network Acceleration with 3D Memo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story-Based Arbitration for Fairness in Processor-Interconnect of NUMA Serv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abling Lightweight Transactions with Precision Tim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cBricks: Toward In-Network Computation with an In-Network Cach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MNESIAC: Amnesic Automatic Computer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tage Regulator Efficiency Aware Power Management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71:.B327])" office:value-type="float" office:value="6" calcext:value-type="float">
            <text:p>6</text:p>
          </table:table-cell>
          <table:table-cell table:style-name="ce8" table:formula="of:=SUM([.C271:.C327])" office:value-type="float" office:value="6" calcext:value-type="float">
            <text:p>6</text:p>
          </table:table-cell>
          <table:table-cell table:style-name="ce8" table:formula="of:=SUM([.D271:.D327])" office:value-type="float" office:value="1" calcext:value-type="float">
            <text:p>1</text:p>
          </table:table-cell>
          <table:table-cell table:style-name="ce8" table:formula="of:=SUM([.E271:.E327])" office:value-type="float" office:value="5" calcext:value-type="float">
            <text:p>5</text:p>
          </table:table-cell>
          <table:table-cell table:style-name="ce8" table:formula="of:=SUM([.F271:.F327])" office:value-type="float" office:value="38" calcext:value-type="float">
            <text:p>38</text:p>
          </table:table-cell>
          <table:table-cell table:style-name="ce8" table:formula="of:=SUM([.B328:.F328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328]/[.$G$328])" office:value-type="percentage" office:value="0.107142857142857" calcext:value-type="percentage">
            <text:p>10.71%</text:p>
          </table:table-cell>
          <table:table-cell table:style-name="ce9" table:formula="of:=([.C328]/[.$G$328])" office:value-type="percentage" office:value="0.107142857142857" calcext:value-type="percentage">
            <text:p>10.71%</text:p>
          </table:table-cell>
          <table:table-cell table:style-name="ce9" table:formula="of:=([.D328]/[.$G$328])" office:value-type="percentage" office:value="0.0178571428571429" calcext:value-type="percentage">
            <text:p>1.79%</text:p>
          </table:table-cell>
          <table:table-cell table:style-name="ce9" table:formula="of:=([.E328]/[.$G$328])" office:value-type="percentage" office:value="0.0892857142857143" calcext:value-type="percentage">
            <text:p>8.93%</text:p>
          </table:table-cell>
          <table:table-cell table:style-name="ce9" table:formula="of:=([.F328]/[.$G$328])" office:value-type="percentage" office:value="0.678571428571429" calcext:value-type="percentage">
            <text:p>67.86%</text:p>
          </table:table-cell>
          <table:table-cell table:style-name="ce9" table:formula="of:=([.G328]/[.$G$32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ASPLOS 2016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iSync: An Architecture for Fast Synchronization through On-Chip Wireless Communica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Budget: Trading Off Efficiency vs. Fairness in Market-Based Multicore Resource Allocation via Runtime Budget Reassignment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rigent: Enforcing QoS for Latency-Critical Tasks on Shared Multicore System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avirtual Remote I/O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 Performance Packet Processing with FlexNIC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ifying and Checking File System Crash-Consistency Model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udent Memory Reclamation in Procrastination-Based Synchronizatio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rlpool: Improving Dynamic Cache Management with Static Data Classifica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PC: Target-Driven Parallelism Combining Prediction and Correction to Reduce Tail Latency in Interactive Service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w to Build Static Checking Systems Using Orders of Magnitude Less Cod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xRace: Efficient Data Race Detection Using Commodity Hardware Transactional Memory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GENT: Verifying High-Assurance File System Implementation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3: A Hardware/Operating-System Tame Heterogeneous Manycore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dewinder: An Energy Efficient and Developer Friendly Heterogeneous Architecture for Continuous Mobile Sens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enPiton: An Open Source Manycore Research Framework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ATCheck: Verifying Memory Ordering at the Hardware-OS Interfac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ue IOMMU Protection from DMA Attacks: When Copy is Faster than Zero Cop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lent Shredder: Zero-Cost Shredding for Secure Non-Volatile Main Memory Controllers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go: Pervasive Trusted Metadata for Efficiently Verified Untrusted System Servic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aling up Superoptimiza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fting Assembly to Intermediate Representation: A Novel Approach Leveraging Compil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chitecture-Adaptive Code Variant Tun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ximizing Performance Under a Power Cap: A Comparison of Hardware, Software, and Hybrid Technique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e Computational Sprinting Game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 Energy-interference-free Hardware-Software Debugger for Intermittent Energy-harvesting System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VWAL: Exploiting NVRAM in Write-Ahead-Logging,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-Performance Transactions for Persistent Memorie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-Density Image Storage Using Approximate Memory Cell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ilure-Atomic Persistent Memory Updates via JUSTDO Logg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rference Management for Distributed Parallel Applications in Consolidated Clust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urus: A Holistic Language Runtime System for Coordinating Distributed Managed-Language Application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Cloud: Resource-Efficient Provisioning in Shared Cloud System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oudSeer: Workflow Monitoring of Cloud Infrastructures via Interleaved Log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DX: Causality Inference by Lightweight Dual Execu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xDC: A Taxonomy of Non-Deterministic Concurrency Bugs in Datacenter Distributed System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D: Finding Reference Count Bugs with Inconsistent Path Pair Check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able Kernel TCP Design and Implementation for Short-Lived Connection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ceJMP: Programming with Multiple Virtual Address Space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mif: Towards Programming Heterogeneous Memory Asynchronousl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PID Programming of Pattern-Recognition Processo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active Control of Approximate Program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XGAMES: Towards Crowdsourcing Quality Target Determination in Approximate Computin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DNA-Based Archival Storage System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nerating Configurable Hardware from Parallel Pattern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ySel: Lightweight Dynamic Selection for Kernel-based Data-parallel Programming Model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ymax: QoS Awareness and Increased Utilization for Non-Preemptive Accelerators in Warehouse Scale Computers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alyzing Behavior Specialized Accelera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FT: Predictive Information-Flow Tracking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PStR -- Heterogeneous-ISA Program State Relocation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VIL: Software-Based Protection Against Next-Generation Rowhammer Attacks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teusTM: Abstraction Meets Performance in Transactional Memory,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SR: Core Surprise Removal in Commodity Operating System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PAR: Breaking Serialization in Lock-Free Multicore Synchronization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332:.B384])" office:value-type="float" office:value="0" calcext:value-type="float">
            <text:p>0</text:p>
          </table:table-cell>
          <table:table-cell table:style-name="ce8" table:formula="of:=SUM([.C332:.C384])" office:value-type="float" office:value="7" calcext:value-type="float">
            <text:p>7</text:p>
          </table:table-cell>
          <table:table-cell table:style-name="ce8" table:formula="of:=SUM([.D332:.D384])" office:value-type="float" office:value="2" calcext:value-type="float">
            <text:p>2</text:p>
          </table:table-cell>
          <table:table-cell table:style-name="ce8" table:formula="of:=SUM([.E332:.E384])" office:value-type="float" office:value="4" calcext:value-type="float">
            <text:p>4</text:p>
          </table:table-cell>
          <table:table-cell table:style-name="ce8" table:formula="of:=SUM([.F332:.F384])" office:value-type="float" office:value="40" calcext:value-type="float">
            <text:p>40</text:p>
          </table:table-cell>
          <table:table-cell table:style-name="ce8" table:formula="of:=SUM([.B385:.F385])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385]/[.$G$385])" office:value-type="percentage" office:value="0" calcext:value-type="percentage">
            <text:p>0.00%</text:p>
          </table:table-cell>
          <table:table-cell table:style-name="ce9" table:formula="of:=([.C385]/[.$G$385])" office:value-type="percentage" office:value="0.132075471698113" calcext:value-type="percentage">
            <text:p>13.21%</text:p>
          </table:table-cell>
          <table:table-cell table:style-name="ce9" table:formula="of:=([.D385]/[.$G$385])" office:value-type="percentage" office:value="0.0377358490566038" calcext:value-type="percentage">
            <text:p>3.77%</text:p>
          </table:table-cell>
          <table:table-cell table:style-name="ce9" table:formula="of:=([.E385]/[.$G$385])" office:value-type="percentage" office:value="0.0754716981132075" calcext:value-type="percentage">
            <text:p>7.55%</text:p>
          </table:table-cell>
          <table:table-cell table:style-name="ce9" table:formula="of:=([.F385]/[.$G$385])" office:value-type="percentage" office:value="0.754716981132076" calcext:value-type="percentage">
            <text:p>75.47%</text:p>
          </table:table-cell>
          <table:table-cell table:style-name="ce9" table:formula="of:=([.G385]/[.$G$385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ASPLOS 201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jim: A Reliable and Highly-Available Non-Volatile Memory System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D-PCM: Constructing Reliable Super Dense Phase Change Memory under Write Disturbanc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UCE: Write-Efficient Encryption for Non-Volatile Memori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mporally Bounding TSO for Fence-Free Asymmetric Synchroniz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duced Hardware NOrec: A Safe and Scalable Hybrid Transactional Memor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nchronization Using Remote-Scope Promo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hostRider: A Hardware-Software System for Memory Trace Oblivious Comput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eecursive ORAM: [Nearly] Free Recursion and Integrity Verification for Position-based Oblivious RAM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yond the PDP-11: Architectural Support for a Memory-Safe C Abstract Machine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porting Differentiated Services in Computers via Programmable Architecture for Resourcing-on-Demand (PARD)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roving Agility and Elasticity in Bare-metal Cloud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w-to-Many: Incremental Parallelism for Reducing Tail Latency in Interactive Servic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tecting Data on Smartphones and Tablets from Memory Attacks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sted Kernel: An Operating System Architecture for Intra-Kernel Privilege Separation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ABLO: A Warehouse-Scale Computer Network Simulator using FPGA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rius: An Open End-to-End Voice and Vision Personal Assistant and Its Implications for Future Warehouse Scale Compu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mated OS-level Device Runtime Power Management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olAir: Temperature- and Variation-Aware Management for Free-Cooled Datacen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Probabilistic Graphical Model-based Approach for Minimizing Energy Under Performance Constraint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re is Less, Less is More: Molecular-Scale Photonic NoC Power Topologi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mory Errors in Modern Systems: The Good, The Bad, and The Ugl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mGuard: Mitigating Communication Errors in Error-Prone Parallel Execu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al Execution for On the Fly Fine Grained Execution Comparis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RAN the Unbelievable: An Efficient N-version Execution Framework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OMMU: Efficient IOMMU for I/O Devices that Employ Ring Buff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DianNao: A Polyvalent Machine Learning Accelerator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proxHadoop: Bringing Approximations to MapReduce Framework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itoring and Debugging the Quality of Results in Approximate Progra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iria: A DSL for Wireless Systems Programming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lyMage: Automatic Optimization for Image Processing Pipelin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iler Management of Communication and Parallelism for Quantum Comput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inetic Dependence Graph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geted Automatic Integer Overflow Discovery Using Goal-Directed Conditional Branch Enforcement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chitectural Support for Software-Defined Metadata Processing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Hardware Design Language for Timing-Sensitive Information-Flow Security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ECS: A Lightweight Runtime Mechanism for Protecting Software from Security-Critical Processor Bugs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ymmetric Memory Fences: Optimizing Both Performance and Implementabilit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NovoSync: Efficient Support for Arbitrary Synchronization without Writer-Initiated Invalida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brid Static: Dynamic Analysis for Statically Bounded Region Serializabilit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PU Concurrency: Weak Behaviours and Programming Assump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imera: Collaborative Preemption for Multitasking on a Shared GPU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e Placement Strategies for GPUs within Heterogeneous Memory Syste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-the-Fly Principled Speculation for FSM Paralleliz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ynchronized Concurrency: The Secret to Scaling Concurrent Search Data Structur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hreads: A Threading Library for Parallel Incremental Comput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maGiC: a Garbage Collector for Big Data on Big NUMA Machin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CADE: A Compiler and Runtime for (Almost) Object-Bounded Big Data Applica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chitectural Support for Dynamic Linking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389:.B436])" office:value-type="float" office:value="1" calcext:value-type="float">
            <text:p>1</text:p>
          </table:table-cell>
          <table:table-cell table:style-name="ce8" table:formula="of:=SUM([.C389:.C436])" office:value-type="float" office:value="2" calcext:value-type="float">
            <text:p>2</text:p>
          </table:table-cell>
          <table:table-cell table:style-name="ce8" table:formula="of:=SUM([.D389:.D436])" office:value-type="float" office:value="0" calcext:value-type="float">
            <text:p>0</text:p>
          </table:table-cell>
          <table:table-cell table:style-name="ce8" table:formula="of:=SUM([.E389:.E436])" office:value-type="float" office:value="5" calcext:value-type="float">
            <text:p>5</text:p>
          </table:table-cell>
          <table:table-cell table:style-name="ce8" table:formula="of:=SUM([.F389:.F436])" office:value-type="float" office:value="40" calcext:value-type="float">
            <text:p>40</text:p>
          </table:table-cell>
          <table:table-cell table:style-name="ce8" table:formula="of:=SUM([.B437:.F43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437]/[.$G$437])" office:value-type="percentage" office:value="0.0208333333333333" calcext:value-type="percentage">
            <text:p>2.08%</text:p>
          </table:table-cell>
          <table:table-cell table:style-name="ce9" table:formula="of:=([.C437]/[.$G$437])" office:value-type="percentage" office:value="0.0416666666666667" calcext:value-type="percentage">
            <text:p>4.17%</text:p>
          </table:table-cell>
          <table:table-cell table:style-name="ce9" table:formula="of:=([.D437]/[.$G$437])" office:value-type="percentage" office:value="0" calcext:value-type="percentage">
            <text:p>0.00%</text:p>
          </table:table-cell>
          <table:table-cell table:style-name="ce9" table:formula="of:=([.E437]/[.$G$437])" office:value-type="percentage" office:value="0.104166666666667" calcext:value-type="percentage">
            <text:p>10.42%</text:p>
          </table:table-cell>
          <table:table-cell table:style-name="ce9" table:formula="of:=([.F437]/[.$G$437])" office:value-type="percentage" office:value="0.833333333333333" calcext:value-type="percentage">
            <text:p>83.33%</text:p>
          </table:table-cell>
          <table:table-cell table:style-name="ce9" table:formula="of:=([.G437]/[.$G$437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ASPLOS 2014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e-out NUMA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hythm: harnessing data parallel hardware for server workload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aprox: pattern-based approximation for data parallel applica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certain: a first-order type for uncertain data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sing ARM trustzone to build a trusted language runtime for mobile applica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rtual ghost: protecting applications from hostile operating system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pper: a language for hardware-level security policy enforcement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ding trojan message vulnerabilities in distributed systems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sar: resource-efficient and QoS-aware cluster management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: resource elasticity fairness with sharing incentives for multiprocesso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ce theory based power management for heterogeneous multi-core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derprovisioning backup power infrastructure for datacen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rehending performance from real-world execution traces: a device-driver cas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veraging the short-term memory of hardware to diagnose production-run software failur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laxReplay: record and replay for relaxed-consistency multiprocesso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totyping symbolic execution engines for interpreted languag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100: the architecture and design of a database processing unit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anNao: a small-footprint high-throughput accelerator for ubiquitous machine-learning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2: a mobile operating system for heterogeneous coherence domain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ngaged scheduling for fair, protected access to fast computational accelerator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/o paravirtualization at the device file boundary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VM/ARM: the design and implementation of the linux ARM hypervisor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Swapper: a memory swapper for virtualized environment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der: native execution of iOS apps on android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-TM: reducing transactional memory abort rates through snapshot isol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nsactionalizing legacy code: an experience report using GCC and Memcached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nce-free work stealing on bounded TSO processo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terogeneous-race-free memory model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iple-A: a Non-SSD based autonomic all-flash array for high performance storage syste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VM duet: unified working memory and persistent store architectur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DF: software-defined flash for web-scale internet storage syste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tegrated 3D-stacked server designs for increasing physical density of key-value stor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erministic galois: on-demand, portable and parameterles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ergy-efficient work-stealing language runtim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-parallel finite-state machin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llenging the \"embarrassingly sequential\": parallelizing finite state machine-based computations through principled specul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sharing architecture: sub-core configurability for IaaS cloud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C: automatically scalable comput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benefit of SMT in the multi-core era: flexibility towards degrees of thread-level parallelism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nding the limit: examining the potential and complexity of compilation scheduling for JIT-based runtime syste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eculative hardware/software co-designed floating-point multiply-add fus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-compiler software optimization for reducing energ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ardrail: a high fidelity approach to protecting hardware devices from buggy driver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-level detection of language-level data races with LARD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Core: exploiting system environment and correlation information for misconfiguration detec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-performance fractal coherenc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lity-oblivious cache organization leveraging single-cycle multi-hop NoC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bik: efficient cache sharing with strict qos for latency-critical workload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chitectural support for address translation on GPUs: designing memory management units for CPU/GPUs with unified address spaces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441:.B489])" office:value-type="float" office:value="1" calcext:value-type="float">
            <text:p>1</text:p>
          </table:table-cell>
          <table:table-cell table:style-name="ce8" table:formula="of:=SUM([.C441:.C489])" office:value-type="float" office:value="9" calcext:value-type="float">
            <text:p>9</text:p>
          </table:table-cell>
          <table:table-cell table:style-name="ce8" table:formula="of:=SUM([.D441:.D489])" office:value-type="float" office:value="0" calcext:value-type="float">
            <text:p>0</text:p>
          </table:table-cell>
          <table:table-cell table:style-name="ce8" table:formula="of:=SUM([.E441:.E489])" office:value-type="float" office:value="2" calcext:value-type="float">
            <text:p>2</text:p>
          </table:table-cell>
          <table:table-cell table:style-name="ce8" table:formula="of:=SUM([.F441:.F489])" office:value-type="float" office:value="35" calcext:value-type="float">
            <text:p>35</text:p>
          </table:table-cell>
          <table:table-cell table:style-name="ce8" table:formula="of:=SUM([.B490:.F490]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490]/[.$G$490])" office:value-type="percentage" office:value="0.0212765957446808" calcext:value-type="percentage">
            <text:p>2.13%</text:p>
          </table:table-cell>
          <table:table-cell table:style-name="ce9" table:formula="of:=([.C490]/[.$G$490])" office:value-type="percentage" office:value="0.191489361702128" calcext:value-type="percentage">
            <text:p>19.15%</text:p>
          </table:table-cell>
          <table:table-cell table:style-name="ce9" table:formula="of:=([.D490]/[.$G$490])" office:value-type="percentage" office:value="0" calcext:value-type="percentage">
            <text:p>0.00%</text:p>
          </table:table-cell>
          <table:table-cell table:style-name="ce9" table:formula="of:=([.E490]/[.$G$490])" office:value-type="percentage" office:value="0.0425531914893617" calcext:value-type="percentage">
            <text:p>4.26%</text:p>
          </table:table-cell>
          <table:table-cell table:style-name="ce9" table:formula="of:=([.F490]/[.$G$490])" office:value-type="percentage" office:value="0.74468085106383" calcext:value-type="percentage">
            <text:p>74.47%</text:p>
          </table:table-cell>
          <table:table-cell table:style-name="ce9" table:formula="of:=([.G490]/[.$G$490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ASPLOS 2013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PUDet: a deterministic GPU architectur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NovoND: efficient hardware support for disciplined non-determinism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allelizing data race detec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operative empirical failure avoidance for multithreaded progra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asol and GreenSwitch: managing datacenters powered by renewable energ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wer containers: an OS facility for fine-grained power and energy management on multicore server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gon: QoS-aware scheduling for heterogeneous datacen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oS: reactive static/dynamic compilation for QoS in warehouse scale compu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duction-run software failure diagnosis via hardware performance coun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Air: featherweight concurrency bug recovery via single-threaded idempotent execu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nsparent mutable replay for multicore debugging and patch valid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sing likely invariants for automated software fault localiz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utational sprinting on a hardware/software testbed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Aliaser: alias speculation using atomic region support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gularities considered harmful: forcing randomness to memory accesses to reduce row buffer conflicts for multi-core, multi-bank syste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yrus: unintrusive application-level record-replay for replay parallelism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y you should care about quantile regress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BILIZER: statistically sound performance evalu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study of the scalability of stop-the-world garbage collectors on multicor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erning the dominant out-of-order performance advantage: is it speculation or dynamism?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ago attacks: why the system call API is a bad untrusted RPC interface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kTag: secure applications on an untrusted operating system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fe and automatic live update for operating systems.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rifying security invariants in ExpressOS.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(L4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ochastic superoptimiz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mated repair of binary and assembly programs for cooperating embedded devic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ifying systems rules using rule-directed symbolic execu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TL: a higher order theory of localit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 hardware prefetch or not to prefetch?: a virtualized environment study and core binding approach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mand-based coordinated scheduling for SMP VM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ffic management: a holistic approach to memory placement on NUMA system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WL: cooperative thread array aware scheduling techniques for improving GPGPU performanc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roving GPGPU concurrency with elastic kernel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actical automatic loop specializa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table performance on heterogeneous architectur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virtualization on embedded power architecture® platform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ikernels: library operating systems for the cloud.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e-grained fault tolerance using device checkpoint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PUfs: integrating a file system with GPU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DOS: taming nondeterminism in distributed system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SO_ATOMICITY: efficient hardware primitive for TSO-preserving region optimiza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it-n-GoTM: improving HTM performance by serializing cyclic dependenci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ition: scalable and precise sequential consistency violation detectio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ware support for fine-grained event-driven computation in Anton 2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494:.B537])" office:value-type="float" office:value="0" calcext:value-type="float">
            <text:p>0</text:p>
          </table:table-cell>
          <table:table-cell table:style-name="ce8" table:formula="of:=SUM([.C494:.C537])" office:value-type="float" office:value="6" calcext:value-type="float">
            <text:p>6</text:p>
          </table:table-cell>
          <table:table-cell table:style-name="ce8" table:formula="of:=SUM([.D494:.D537])" office:value-type="float" office:value="3" calcext:value-type="float">
            <text:p>3</text:p>
          </table:table-cell>
          <table:table-cell table:style-name="ce8" table:formula="of:=SUM([.E494:.E537])" office:value-type="float" office:value="2" calcext:value-type="float">
            <text:p>2</text:p>
          </table:table-cell>
          <table:table-cell table:style-name="ce8" table:formula="of:=SUM([.F494:.F537])" office:value-type="float" office:value="33" calcext:value-type="float">
            <text:p>33</text:p>
          </table:table-cell>
          <table:table-cell table:style-name="ce8" table:formula="of:=SUM([.B538:.F538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538]/[.$G$538])" office:value-type="percentage" office:value="0" calcext:value-type="percentage">
            <text:p>0.00%</text:p>
          </table:table-cell>
          <table:table-cell table:style-name="ce9" table:formula="of:=([.C538]/[.$G$538])" office:value-type="percentage" office:value="0.136363636363636" calcext:value-type="percentage">
            <text:p>13.64%</text:p>
          </table:table-cell>
          <table:table-cell table:style-name="ce9" table:formula="of:=([.D538]/[.$G$538])" office:value-type="percentage" office:value="0.0681818181818182" calcext:value-type="percentage">
            <text:p>6.82%</text:p>
          </table:table-cell>
          <table:table-cell table:style-name="ce9" table:formula="of:=([.E538]/[.$G$538])" office:value-type="percentage" office:value="0.0454545454545455" calcext:value-type="percentage">
            <text:p>4.55%</text:p>
          </table:table-cell>
          <table:table-cell table:style-name="ce9" table:formula="of:=([.F538]/[.$G$538])" office:value-type="percentage" office:value="0.75" calcext:value-type="percentage">
            <text:p>75.00%</text:p>
          </table:table-cell>
          <table:table-cell table:style-name="ce9" table:formula="of:=([.G538]/[.$G$53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Conference: ASPLOS 2012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cketWeb: instant web browsing for mobile devices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lex: using low-power processors in smartphones without knowing them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lly green: evaluating and designing servers for lifecycle environmental impact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earing the clouds: a study of emerging scale-out workloads on modern hardwar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terative optimization for the data center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razu: optimizing MapReduce on heterogeneous clus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veraging stored energy for handling power emergencies in aggressively provisioned datacente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standing modern device driver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meleon: operating system support for dynamic processor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mic rays don't strike twice: understanding the nature of DRAM errors and the implications for system design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lyzer: exploiting application-level fault equivalence to analyze application resiliency to transient fault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rehensive kernel instrumentation via dynamic binary translation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inuous object access profiling and optimizations to overcome the memory wall and bloat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case for unlimited watchpoint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ikido: accelerating shared data dynamic analys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races vs. data race bugs: telling the difference with portend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alable address spaces using RCU balanced tree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ying transactional memory to concurrency bug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ttleneck identification and scheduling in multithreaded application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timal task assignment in multithreaded processors: a statistical approach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UISE: cache replacement and utility-aware scheduling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ecution migration in a heterogeneous-ISA chip multiprocessor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sequential consistency via conflict ordering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CAMP: architectural support for efficient concurrency-safe shared structured data acces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chitecture support for disciplined approximate programming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eamWeaver: architectural support for deep sleep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matic generation of hardware/software interfac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th-exploration lifting: hi-fi tests for lo-fi emulator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een-Marl: a DSL for easy and efficient graph analysi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MD defragmenter: efficient ILP realization on data-parallel architecture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 update-aware storage system for low-locality update-intensive workload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viding safe, user space access to fast, solid state disk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hole-system persistence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I: bare-metal performance for I/O virtualization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jaVu: accelerating resource allocation in virtualized environments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chitectural support for hypervisor-secure virtualization.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gion scheduling: efficiently using the cache architectures via page-level affinity.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547:.B583])" office:value-type="float" office:value="1" calcext:value-type="float">
            <text:p>1</text:p>
          </table:table-cell>
          <table:table-cell table:style-name="ce8" table:formula="of:=SUM([.C547:.C583])" office:value-type="float" office:value="5" calcext:value-type="float">
            <text:p>5</text:p>
          </table:table-cell>
          <table:table-cell table:style-name="ce8" table:formula="of:=SUM([.D547:.D583])" office:value-type="float" office:value="0" calcext:value-type="float">
            <text:p>0</text:p>
          </table:table-cell>
          <table:table-cell table:style-name="ce8" table:formula="of:=SUM([.E547:.E583])" office:value-type="float" office:value="1" calcext:value-type="float">
            <text:p>1</text:p>
          </table:table-cell>
          <table:table-cell table:style-name="ce8" table:formula="of:=SUM([.F547:.F583])" office:value-type="float" office:value="30" calcext:value-type="float">
            <text:p>30</text:p>
          </table:table-cell>
          <table:table-cell table:style-name="ce8" table:formula="of:=SUM([.B584:.F584]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584]/[.$G$584])" office:value-type="percentage" office:value="0.027027027027027" calcext:value-type="percentage">
            <text:p>2.70%</text:p>
          </table:table-cell>
          <table:table-cell table:style-name="ce9" table:formula="of:=([.C584]/[.$G$584])" office:value-type="percentage" office:value="0.135135135135135" calcext:value-type="percentage">
            <text:p>13.51%</text:p>
          </table:table-cell>
          <table:table-cell table:style-name="ce9" table:formula="of:=([.D584]/[.$G$584])" office:value-type="percentage" office:value="0" calcext:value-type="percentage">
            <text:p>0.00%</text:p>
          </table:table-cell>
          <table:table-cell table:style-name="ce9" table:formula="of:=([.E584]/[.$G$584])" office:value-type="percentage" office:value="0.027027027027027" calcext:value-type="percentage">
            <text:p>2.70%</text:p>
          </table:table-cell>
          <table:table-cell table:style-name="ce9" table:formula="of:=([.F584]/[.$G$584])" office:value-type="percentage" office:value="0.810810810810811" calcext:value-type="percentage">
            <text:p>81.08%</text:p>
          </table:table-cell>
          <table:table-cell table:style-name="ce9" table:formula="of:=([.G584]/[.$G$584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SPLOS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15" table:formula="of:=[.B78]" office:value-type="percentage" office:value="0.148648648648649" calcext:value-type="percentage">
            <text:p>14.86%</text:p>
          </table:table-cell>
          <table:table-cell table:style-name="ce15" table:formula="of:=[.C78]" office:value-type="percentage" office:value="0.0675675675675676" calcext:value-type="percentage">
            <text:p>6.76%</text:p>
          </table:table-cell>
          <table:table-cell table:style-name="ce15" table:formula="of:=[.D78]" office:value-type="percentage" office:value="0.0135135135135135" calcext:value-type="percentage">
            <text:p>1.35%</text:p>
          </table:table-cell>
          <table:table-cell table:style-name="ce15" table:formula="of:=[.E78]" office:value-type="percentage" office:value="0.162162162162162" calcext:value-type="percentage">
            <text:p>16.22%</text:p>
          </table:table-cell>
          <table:table-cell table:style-name="ce15" table:formula="of:=[.F78]" office:value-type="percentage" office:value="0.608108108108108" calcext:value-type="percentage">
            <text:p>60.81%</text:p>
          </table:table-cell>
          <table:table-cell table:number-columns-repeated="1018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15" table:formula="of:=[.B126]" office:value-type="percentage" office:value="0.186046511627907" calcext:value-type="percentage">
            <text:p>18.60%</text:p>
          </table:table-cell>
          <table:table-cell table:style-name="ce15" table:formula="of:=[.C126]" office:value-type="percentage" office:value="0.13953488372093" calcext:value-type="percentage">
            <text:p>13.95%</text:p>
          </table:table-cell>
          <table:table-cell table:style-name="ce15" table:formula="of:=[.D126]" office:value-type="percentage" office:value="0" calcext:value-type="percentage">
            <text:p>0.00%</text:p>
          </table:table-cell>
          <table:table-cell table:style-name="ce15" table:formula="of:=[.E126]" office:value-type="percentage" office:value="0.255813953488372" calcext:value-type="percentage">
            <text:p>25.58%</text:p>
          </table:table-cell>
          <table:table-cell table:style-name="ce15" table:formula="of:=[.F126]" office:value-type="percentage" office:value="0.418604651162791" calcext:value-type="percentage">
            <text:p>41.86%</text:p>
          </table:table-cell>
          <table:table-cell table:number-columns-repeated="1018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15" table:formula="of:=[.B209]" office:value-type="percentage" office:value="0.179487179487179" calcext:value-type="percentage">
            <text:p>17.95%</text:p>
          </table:table-cell>
          <table:table-cell table:style-name="ce15" table:formula="of:=[.C209]" office:value-type="percentage" office:value="0.0897435897435897" calcext:value-type="percentage">
            <text:p>8.97%</text:p>
          </table:table-cell>
          <table:table-cell table:style-name="ce15" table:formula="of:=[.D209]" office:value-type="percentage" office:value="0" calcext:value-type="percentage">
            <text:p>0.00%</text:p>
          </table:table-cell>
          <table:table-cell table:style-name="ce15" table:formula="of:=[.E209]" office:value-type="percentage" office:value="0.128205128205128" calcext:value-type="percentage">
            <text:p>12.82%</text:p>
          </table:table-cell>
          <table:table-cell table:style-name="ce15" table:formula="of:=[.F209]" office:value-type="percentage" office:value="0.602564102564102" calcext:value-type="percentage">
            <text:p>60.26%</text:p>
          </table:table-cell>
          <table:table-cell table:number-columns-repeated="1018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15" table:formula="of:=[.B269]" office:value-type="percentage" office:value="0.0526315789473684" calcext:value-type="percentage">
            <text:p>5.26%</text:p>
          </table:table-cell>
          <table:table-cell table:style-name="ce15" table:formula="of:=[.C269]" office:value-type="percentage" office:value="0.087719298245614" calcext:value-type="percentage">
            <text:p>8.77%</text:p>
          </table:table-cell>
          <table:table-cell table:style-name="ce15" table:formula="of:=[.D269]" office:value-type="percentage" office:value="0" calcext:value-type="percentage">
            <text:p>0.00%</text:p>
          </table:table-cell>
          <table:table-cell table:style-name="ce15" table:formula="of:=[.E269]" office:value-type="percentage" office:value="0.087719298245614" calcext:value-type="percentage">
            <text:p>8.77%</text:p>
          </table:table-cell>
          <table:table-cell table:style-name="ce15" table:formula="of:=[.F269]" office:value-type="percentage" office:value="0.771929824561403" calcext:value-type="percentage">
            <text:p>77.19%</text:p>
          </table:table-cell>
          <table:table-cell table:number-columns-repeated="1018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15" table:formula="of:=[.B329]" office:value-type="percentage" office:value="0.107142857142857" calcext:value-type="percentage">
            <text:p>10.71%</text:p>
          </table:table-cell>
          <table:table-cell table:style-name="ce15" table:formula="of:=[.C329]" office:value-type="percentage" office:value="0.107142857142857" calcext:value-type="percentage">
            <text:p>10.71%</text:p>
          </table:table-cell>
          <table:table-cell table:style-name="ce15" table:formula="of:=[.D329]" office:value-type="percentage" office:value="0.0178571428571429" calcext:value-type="percentage">
            <text:p>1.79%</text:p>
          </table:table-cell>
          <table:table-cell table:style-name="ce15" table:formula="of:=[.E329]" office:value-type="percentage" office:value="0.0892857142857143" calcext:value-type="percentage">
            <text:p>8.93%</text:p>
          </table:table-cell>
          <table:table-cell table:style-name="ce15" table:formula="of:=[.F329]" office:value-type="percentage" office:value="0.678571428571429" calcext:value-type="percentage">
            <text:p>67.86%</text:p>
          </table:table-cell>
          <table:table-cell table:number-columns-repeated="1018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5" table:formula="of:=[.B386]" office:value-type="percentage" office:value="0" calcext:value-type="percentage">
            <text:p>0.00%</text:p>
          </table:table-cell>
          <table:table-cell table:style-name="ce15" table:formula="of:=[.C386]" office:value-type="percentage" office:value="0.132075471698113" calcext:value-type="percentage">
            <text:p>13.21%</text:p>
          </table:table-cell>
          <table:table-cell table:style-name="ce15" table:formula="of:=[.D386]" office:value-type="percentage" office:value="0.0377358490566038" calcext:value-type="percentage">
            <text:p>3.77%</text:p>
          </table:table-cell>
          <table:table-cell table:style-name="ce15" table:formula="of:=[.E386]" office:value-type="percentage" office:value="0.0754716981132075" calcext:value-type="percentage">
            <text:p>7.55%</text:p>
          </table:table-cell>
          <table:table-cell table:style-name="ce15" table:formula="of:=[.F386]" office:value-type="percentage" office:value="0.754716981132076" calcext:value-type="percentage">
            <text:p>75.47%</text:p>
          </table:table-cell>
          <table:table-cell table:number-columns-repeated="1018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15" table:formula="of:=[.B438]" office:value-type="percentage" office:value="0.0208333333333333" calcext:value-type="percentage">
            <text:p>2.08%</text:p>
          </table:table-cell>
          <table:table-cell table:style-name="ce15" table:formula="of:=[.C438]" office:value-type="percentage" office:value="0.0416666666666667" calcext:value-type="percentage">
            <text:p>4.17%</text:p>
          </table:table-cell>
          <table:table-cell table:style-name="ce15" table:formula="of:=[.D438]" office:value-type="percentage" office:value="0" calcext:value-type="percentage">
            <text:p>0.00%</text:p>
          </table:table-cell>
          <table:table-cell table:style-name="ce15" table:formula="of:=[.E438]" office:value-type="percentage" office:value="0.104166666666667" calcext:value-type="percentage">
            <text:p>10.42%</text:p>
          </table:table-cell>
          <table:table-cell table:style-name="ce15" table:formula="of:=[.F438]" office:value-type="percentage" office:value="0.833333333333333" calcext:value-type="percentage">
            <text:p>83.33%</text:p>
          </table:table-cell>
          <table:table-cell table:number-columns-repeated="1018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5" table:formula="of:=[.B491]" office:value-type="percentage" office:value="0.0212765957446808" calcext:value-type="percentage">
            <text:p>2.13%</text:p>
          </table:table-cell>
          <table:table-cell table:style-name="ce15" table:formula="of:=[.C491]" office:value-type="percentage" office:value="0.191489361702128" calcext:value-type="percentage">
            <text:p>19.15%</text:p>
          </table:table-cell>
          <table:table-cell table:style-name="ce15" table:formula="of:=[.D491]" office:value-type="percentage" office:value="0" calcext:value-type="percentage">
            <text:p>0.00%</text:p>
          </table:table-cell>
          <table:table-cell table:style-name="ce15" table:formula="of:=[.E491]" office:value-type="percentage" office:value="0.0425531914893617" calcext:value-type="percentage">
            <text:p>4.26%</text:p>
          </table:table-cell>
          <table:table-cell table:style-name="ce15" table:formula="of:=[.F491]" office:value-type="percentage" office:value="0.74468085106383" calcext:value-type="percentage">
            <text:p>74.47%</text:p>
          </table:table-cell>
          <table:table-cell table:number-columns-repeated="1018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15" table:formula="of:=[.B539]" office:value-type="percentage" office:value="0" calcext:value-type="percentage">
            <text:p>0.00%</text:p>
          </table:table-cell>
          <table:table-cell table:style-name="ce15" table:formula="of:=[.C539]" office:value-type="percentage" office:value="0.136363636363636" calcext:value-type="percentage">
            <text:p>13.64%</text:p>
          </table:table-cell>
          <table:table-cell table:style-name="ce15" table:formula="of:=[.D539]" office:value-type="percentage" office:value="0.0681818181818182" calcext:value-type="percentage">
            <text:p>6.82%</text:p>
          </table:table-cell>
          <table:table-cell table:style-name="ce15" table:formula="of:=[.E539]" office:value-type="percentage" office:value="0.0454545454545455" calcext:value-type="percentage">
            <text:p>4.55%</text:p>
          </table:table-cell>
          <table:table-cell table:style-name="ce15" table:formula="of:=[.F539]" office:value-type="percentage" office:value="0.75" calcext:value-type="percentage">
            <text:p>75.00%</text:p>
          </table:table-cell>
          <table:table-cell table:number-columns-repeated="1018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15" table:formula="of:=[.B585]" office:value-type="percentage" office:value="0.027027027027027" calcext:value-type="percentage">
            <text:p>2.70%</text:p>
          </table:table-cell>
          <table:table-cell table:style-name="ce15" table:formula="of:=[.C585]" office:value-type="percentage" office:value="0.135135135135135" calcext:value-type="percentage">
            <text:p>13.51%</text:p>
          </table:table-cell>
          <table:table-cell table:style-name="ce15" table:formula="of:=[.D585]" office:value-type="percentage" office:value="0" calcext:value-type="percentage">
            <text:p>0.00%</text:p>
          </table:table-cell>
          <table:table-cell table:style-name="ce15" table:formula="of:=[.E585]" office:value-type="percentage" office:value="0.027027027027027" calcext:value-type="percentage">
            <text:p>2.70%</text:p>
          </table:table-cell>
          <table:table-cell table:style-name="ce15" table:formula="of:=[.F585]" office:value-type="percentage" office:value="0.810810810810811" calcext:value-type="percentage">
            <text:p>81.08%</text:p>
          </table:table-cell>
          <table:table-cell table:number-columns-repeated="1018"/>
        </table:table-row>
        <table:table-row table:style-name="ro2" table:number-rows-repeated="10479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UROSYS" table:style-name="ta4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nference: EuroSys 2021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tigating vulnerability windows with hypervisor transplant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mory-Mapped I/O on Steroid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Bridging the Performance Gap for Copy-based Garbage Collectors atop Non-Volatile Memor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kraft: Fast, Specialized Unikernels the Easy Way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Characterizing, Exploiting, and Detecting DMA Code Injection Vulnerabilities in the Presence of an IOMMU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kt-io: A Direct I/O Stack for Shielded Execution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owards Timeout-less Transport in Commodity Datacenter Network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thanos: Efficient Bootstrapping for Full Nodes on Account-based Blockchain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eus: Locality-aware Distributed Transaction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fficient Replication via Timestamp Stability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hieving Low Tail-latency and High Scalability for Serializable Transactions in Edge Computing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dyssey: The Impact of Modern Hardware on Strongly-Consistent Replication Protocol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exGraph: A flexible and efficient distributed framework for GNN trai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GCL: An Efficient Communication Library for Distributed GNN Trai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>
            <draw:frame table:end-cell-address="EUROSYS.K25" table:end-x="15.62pt" table:end-y="2.95pt" draw:z-index="0" draw:name="Chart 14" draw:style-name="gr1" draw:text-style-name="P1" svg:width="245.96pt" svg:height="152.22pt" svg:x="50.26pt" svg:y="8.25pt">
              <draw:object draw:notify-on-update-of-ranges="EUROSYS.B1:EUROSYS.F1 EUROSYS.B41:EUROSYS.F4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C: an opportunistic caching system for FaaS platform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astar: Vertex-Centric Programming for Graph Neural Network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rofiling Dataflow Systems on Multiple Abstraction Level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martHarvest: Harvesting Idle CPUs Safely and Efficiently in the Cloud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elerating Graph Sampling for Graph Machine Learning using GPU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Rubberband: Cloud-based Hyperparameter Tu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Tahoe: Tree Structure-Aware High Performance Inference Engine for Decision Tree Ensemble on GPU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Take it to the Limit: Peak Prediction-driven Resource Overcommitment in Datacenter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te-to-Site Internet Traffic Control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nding Heterogeneous-Unsafe Configuration Parameters in Cloud Systems</text:p>
          </table:table-cell>
          <table:table-cell table:style-name="ce8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derstanding and Dealing with Hard Faults in Persistent Memory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BOUND: Defending Distributed Systems Against Attacks with Bounded-Time Recovery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Home, SafeHome: Smart Home Reliability with Visibility and Atomicit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ceSplitter: A New Paradigm for Downscaling Tra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ipoline: Generalized Incremental Graph Processing via Graph Triangle Inequalit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ZiG: Sparsity-Aware Incremental Processing of Streaming Graph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meleonDB: a Key-value Store for Optane Persistent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sseract: Distributed, General Graph Pattern Mining on Evolving Graph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3: End-to-End Memory Management in Elastic System Software Stack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Pash: Light-touch Data-Parallel Shell Process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rtual Machine Preserving Host Updates for Zero Day Patching in Public Cloud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Parallelizing Packet Processing in Container Overlay Networ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fidential Computing for OpenPOWER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-Demand-Fork: A Microsecond Fork for Memory-Intensive and Latency-Sensitive Application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:.B39])" office:value-type="float" office:value="6" calcext:value-type="float">
            <text:p>6</text:p>
          </table:table-cell>
          <table:table-cell table:style-name="ce8" table:formula="of:=SUM([.C2:.C39])" office:value-type="float" office:value="2" calcext:value-type="float">
            <text:p>2</text:p>
          </table:table-cell>
          <table:table-cell table:style-name="ce8" table:formula="of:=SUM([.D2:.D39])" office:value-type="float" office:value="2" calcext:value-type="float">
            <text:p>2</text:p>
          </table:table-cell>
          <table:table-cell table:style-name="ce8" table:formula="of:=SUM([.E2:.E39])" office:value-type="float" office:value="5" calcext:value-type="float">
            <text:p>5</text:p>
          </table:table-cell>
          <table:table-cell table:style-name="ce8" table:formula="of:=SUM([.F2:.F39])" office:value-type="float" office:value="23" calcext:value-type="float">
            <text:p>23</text:p>
          </table:table-cell>
          <table:table-cell table:style-name="ce8" table:formula="of:=SUM([.B40:.F40])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40]/[.$G$40])" office:value-type="percentage" office:value="0.157894736842105" calcext:value-type="percentage">
            <text:p>15.79%</text:p>
          </table:table-cell>
          <table:table-cell table:style-name="ce9" table:formula="of:=([.C40]/[.$G$40])" office:value-type="percentage" office:value="0.0526315789473684" calcext:value-type="percentage">
            <text:p>5.26%</text:p>
          </table:table-cell>
          <table:table-cell table:style-name="ce9" table:formula="of:=([.D40]/[.$G$40])" office:value-type="percentage" office:value="0.0526315789473684" calcext:value-type="percentage">
            <text:p>5.26%</text:p>
          </table:table-cell>
          <table:table-cell table:style-name="ce9" table:formula="of:=([.E40]/[.$G$40])" office:value-type="percentage" office:value="0.131578947368421" calcext:value-type="percentage">
            <text:p>13.16%</text:p>
          </table:table-cell>
          <table:table-cell table:style-name="ce9" table:formula="of:=([.F40]/[.$G$40])" office:value-type="percentage" office:value="0.605263157894737" calcext:value-type="percentage">
            <text:p>60.53%</text:p>
          </table:table-cell>
          <table:table-cell table:style-name="ce9" table:formula="of:=([.G40]/[.$G$40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Conference: EuroSys 2020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on’t shoot down TLB shootdowns!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ousse: A System for Selective Symbolic Execution of Programs with Untamed Environment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inRec: Dynamic Binary Lifting and Recompil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 HTM-Based Update-side Synchronization for RCU on NUMA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Keystone: An Open Framework for Architecting Trusted Execution Environment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blivious Coopetitive Analytics Using Hardware Enclav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Provable Multicore Schedulers with Ipanema: Application to Work Conservation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Delegation Sketch: a Parallel Design with Support for Fast and Accurate Concurrent Oper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>
            <draw:frame table:end-cell-address="EUROSYS.K61" table:end-x="39.6pt" table:end-y="14.2pt" draw:z-index="1" draw:name="Chart 15" draw:style-name="gr1" draw:text-style-name="P1" svg:width="245.96pt" svg:height="152.22pt" svg:x="4.11pt" svg:y="3.74pt">
              <draw:object draw:notify-on-update-of-ranges="EUROSYS.B44:EUROSYS.F44 EUROSYS.B89:EUROSYS.F8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rsistent Memory and the Rise of Universal Construc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esign of a Symbolically Executable Embedded Hypervisor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utarky: Closing controlled channels with self-paging enclave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Implemented on top of Graphe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ollaps: Decentralized and Dynamic Topology Emul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tate-Machine Replication for Planet-Scale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overcRaft: Achieving Scalability and Fault-tolerance for microsecond-scale Datacenter Servi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RAIDP: ReplicAtion with Intra-Disk Parity for Cost-Effective Storage of Warm Dat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EvenDB: Optimizing Key-Value Storage for Spatial Localit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ccessible Near-Storage Computing with FPGA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tRoM: Smart Remote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org: the Next Gene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lloX: Compute Allocation in Hybrid Cluster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EUSS: Skip Redundant Paths to Make Serverless Fas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SI: Inferring Mobile ABR Video Adaptation Behavior under HTTPS and QUIC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>
            <text:p>Subway: Minimizing Data Transfer during Out-of-GPU-Memory Graph Process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eregrine: A Pattern-Aware Graph Mining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an Far Memory Improve Job Throughput?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 Fault-Tolerance Shim for Serverless Comput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utopilot: workload autoscaling at Googl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eerkat: Multicore-Scalable Replicated Transactions Following the Zero-Coordination Principl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alancing Efficiency and Fairness in Heterogeneous GPU Clusters for Deep Lear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xperiences of Landing Machine Learning onto Market-Scale Mobile Malware Detectio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PTEE: Bringing Flexible and Efficient Memory Protection to Intel SGX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hythm: Component-distinguishable Workload Deployment in Datacent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Improving Resource Utilization by Timely Fine-Grained Schedu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iFilter: Parallel and Failure-Atomic Cuckoo Filter for Non-Volatile Memori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alancing Storage Efficiency and Data Confidentiality with Tunable Encrypted Dedupl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ccelerating Winograd Convolutions using Symbolic Computation and Meta-programm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nv2Vec: Accelerating VNF Testing with Deep Lear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PLASMA: Programmable Elasticity for Stateful Cloud Computing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alyzing System Performance with Probabilistic Performance Annot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calable Range Locks for Scalable Address Spaces and Beyon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voiding Scheduler Subversion using Scheduler-Cooperative Loc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tatically Inferring Performance Properties of Software Configur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 Linux in Unikernel Cloth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45:.B87])" office:value-type="float" office:value="8" calcext:value-type="float">
            <text:p>8</text:p>
          </table:table-cell>
          <table:table-cell table:style-name="ce8" table:formula="of:=SUM([.C45:.C87])" office:value-type="float" office:value="2" calcext:value-type="float">
            <text:p>2</text:p>
          </table:table-cell>
          <table:table-cell table:style-name="ce8" table:formula="of:=SUM([.D45:.D87])" office:value-type="float" office:value="2" calcext:value-type="float">
            <text:p>2</text:p>
          </table:table-cell>
          <table:table-cell table:style-name="ce8" table:formula="of:=SUM([.E45:.E87])" office:value-type="float" office:value="4" calcext:value-type="float">
            <text:p>4</text:p>
          </table:table-cell>
          <table:table-cell table:style-name="ce8" table:formula="of:=SUM([.F45:.F87])" office:value-type="float" office:value="27" calcext:value-type="float">
            <text:p>27</text:p>
          </table:table-cell>
          <table:table-cell table:style-name="ce8" table:formula="of:=SUM([.B88:.F88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/>
          <table:table-cell table:style-name="ce9" table:formula="of:=([.B88]/[.$G$88])" office:value-type="percentage" office:value="0.186046511627907" calcext:value-type="percentage">
            <text:p>18.60%</text:p>
          </table:table-cell>
          <table:table-cell table:style-name="ce9" table:formula="of:=([.C88]/[.$G$88])" office:value-type="percentage" office:value="0.0465116279069768" calcext:value-type="percentage">
            <text:p>4.65%</text:p>
          </table:table-cell>
          <table:table-cell table:style-name="ce9" table:formula="of:=([.D88]/[.$G$88])" office:value-type="percentage" office:value="0.0465116279069768" calcext:value-type="percentage">
            <text:p>4.65%</text:p>
          </table:table-cell>
          <table:table-cell table:style-name="ce9" table:formula="of:=([.E88]/[.$G$88])" office:value-type="percentage" office:value="0.0930232558139535" calcext:value-type="percentage">
            <text:p>9.30%</text:p>
          </table:table-cell>
          <table:table-cell table:style-name="ce9" table:formula="of:=([.F88]/[.$G$88])" office:value-type="percentage" office:value="0.627906976744186" calcext:value-type="percentage">
            <text:p>62.79%</text:p>
          </table:table-cell>
          <table:table-cell table:style-name="ce9" table:formula="of:=([.G88]/[.$G$8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9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ime Protection: the Missing OS Abstract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Why Joanie Can Encrypt: Easy Email Encryption with Easy Key Management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Conclave: Secure Multi-Party Computation on Big Data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CONFLLVM: A Compiler for Enforcing Data Confidentiality in Low-Level Cod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Per Application Power Delive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nDrone: Virtual Drone Computing in the Cloud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When eXtended Para-Virtualization (XPV) Meets NUM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Make the Most out of Last Level Cache in Intel Processors</text:p>
          </table:table-cell>
          <table:table-cell table:style-name="ce7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kyBridge: Fast and Secure Inter-Process Communication for Microkernel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CoPart: Coordinated Partitioning of Last-Level Cache and Memory Bandwidth for Fairness-Aware Workload Consolidation on Commodity Serv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LockDoc: Trace-Based Analysis of Locking in the Linux Kerne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12" office:value-type="string" calcext:value-type="string">
            <text:p>Compact NUMA-aware Lock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/>
          <table:table-cell>
            <draw:frame table:end-cell-address="EUROSYS.L113" table:end-x="39.6pt" table:end-y="14.2pt" draw:z-index="2" draw:name="Chart 16" draw:style-name="gr1" draw:text-style-name="P1" svg:width="245.96pt" svg:height="152.22pt" svg:x="4.08pt" svg:y="3.74pt">
              <draw:object draw:notify-on-update-of-ranges="EUROSYS.B92:EUROSYS.F92 EUROSYS.B139:EUROSYS.F139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Project Almanac: A Time-Traveling Solid-State Driv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hieldStore: Shielded In-memory Key-value Storage with SGX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URSA: Hybrid Block Storage for Cloud-Scale Virtual Dis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VStore: A Data Store for Analytics on Large Video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Managing Tail Latency in Datacenter-Scale File Systems Under Production Constraint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Wormhole: A Fast Ordered Index for In-memory Data Management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calable RDMA RPC on Reliable Connection with Efficient Resource Shar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FlyMC: Highly Scalable Testing of Complex Interleavings in Distributed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he Case For In-Network Computing On Deman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I Sent It: Where Does Slow Data Go to Wait?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Efficient and Safe Network Updates with Suffix Causal Consisten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AS: TCP Acceleration as an OS Servic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GraphBolt: Dependency-Driven Synchronous Processing of Streaming Graph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Supporting Very Large Models using Dataflow Graph Partition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Matrix Algebra Framework for Portable, Scalable and Efficient Query Engines for RDF Graph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Runtime Object Lifetime Profiler for Latency Sensitive Big Data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Keeping Master Green at Scal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Serving Mobile Apps – A Slice at a Tim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A Lightweight Framework for Fine-Grained Lifecycle Control of Android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eaching Rigorous Distributed Systems With Efficient Model Check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esource Deflation: A New Approach For Transient Resource Reclam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GrandSLAm: Guaranteeing SLAs for Jobs in Microservices Execution Framewor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ourglass: Leveraging Transient Resources for Time-Constrained Graph Processing in the Clou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Efficient, Consistent Distributed Computation with Predictive Treati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ultiverse: Compiler-Assisted Management of Dynamic Variability in Low-Level System Softwar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Grapple: A Graph System for Static Finite-State Property Checking of Large-Scale Systems Cod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Replayable Execution Optimized for Page Sharing for a Managed Runtime Environment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eferred Runtime Pipelining for contentious multicore software transac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GRNN: Low-Latency and Scalable RNN Inference on GPU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utomating Dependence-Aware Parallelization of Machine Learning Training on Distributed Shared Memory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Parallax: Sparsity-aware Data Parallel Training of Deep Neural Network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Fast Distributed Deep Learning over RDMA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μLayer: Low Latency On-Device Inference Using Cooperative Single-Layer Acceleration and Processor-Friendly Quantizatio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93:.B137])" office:value-type="float" office:value="5" calcext:value-type="float">
            <text:p>5</text:p>
          </table:table-cell>
          <table:table-cell table:style-name="ce8" table:formula="of:=SUM([.C93:.C137])" office:value-type="float" office:value="2" calcext:value-type="float">
            <text:p>2</text:p>
          </table:table-cell>
          <table:table-cell table:style-name="ce8" table:formula="of:=SUM([.D93:.D137])" office:value-type="float" office:value="0" calcext:value-type="float">
            <text:p>0</text:p>
          </table:table-cell>
          <table:table-cell table:style-name="ce8" table:formula="of:=SUM([.E93:.E137])" office:value-type="float" office:value="5" calcext:value-type="float">
            <text:p>5</text:p>
          </table:table-cell>
          <table:table-cell table:style-name="ce8" table:formula="of:=SUM([.F93:.F137])" office:value-type="float" office:value="33" calcext:value-type="float">
            <text:p>33</text:p>
          </table:table-cell>
          <table:table-cell table:style-name="ce8" table:formula="of:=SUM([.B138:.F138])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138]/[.$G$138])" office:value-type="percentage" office:value="0.111111111111111" calcext:value-type="percentage">
            <text:p>11.11%</text:p>
          </table:table-cell>
          <table:table-cell table:style-name="ce9" table:formula="of:=([.C138]/[.$G$138])" office:value-type="percentage" office:value="0.0444444444444444" calcext:value-type="percentage">
            <text:p>4.44%</text:p>
          </table:table-cell>
          <table:table-cell table:style-name="ce9" table:formula="of:=([.D138]/[.$G$138])" office:value-type="percentage" office:value="0" calcext:value-type="percentage">
            <text:p>0.00%</text:p>
          </table:table-cell>
          <table:table-cell table:style-name="ce9" table:formula="of:=([.E138]/[.$G$138])" office:value-type="percentage" office:value="0.111111111111111" calcext:value-type="percentage">
            <text:p>11.11%</text:p>
          </table:table-cell>
          <table:table-cell table:style-name="ce9" table:formula="of:=([.F138]/[.$G$138])" office:value-type="percentage" office:value="0.733333333333333" calcext:value-type="percentage">
            <text:p>73.33%</text:p>
          </table:table-cell>
          <table:table-cell table:style-name="ce9" table:formula="of:=([.G138]/[.$G$138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8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ecoupling the Control Plane from Program Control Flow for Flexibility and Performance in Cloud Comput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3Sigma: Distribution-Based Cluster Scheduling for Runtime Uncertaint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Optimus: An Efficient Dynamic Resource Scheduler for Deep Learning Cluster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MEDEA: Scheduling of Long Running Applications in Shared Production Clust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crub: Online TroubleShooting Of Large Mission-Critical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Hang Doctor: Runtime Detection and Diagnosis of Soft Hangs for Smartphone App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  <table:table-cell>
            <draw:frame table:end-cell-address="EUROSYS.M157" table:end-x="39.6pt" table:end-y="14.2pt" draw:z-index="3" draw:name="Chart 17" draw:style-name="gr1" draw:text-style-name="P1" svg:width="245.96pt" svg:height="152.22pt" svg:x="4.08pt" svg:y="3.74pt">
              <draw:object draw:notify-on-update-of-ranges="EUROSYS.B142:EUROSYS.F142 EUROSYS.B187:EUROSYS.F18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PCatch: Automatically Detecting Performance Cascading Bugs in Cloud System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Universal Context Propagation for Distributed System Instrument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umbNet: A Smart Data Center Network Fabric with Dumb Switch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BDS: A Centralized Near-Optimal Overlay Network for Inter-Datacenter Data Repl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urboFlow: Information Rich Flow Record Generation on Commodity Switch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Wide-Area Analytics with Multiple Resour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CAPS: Dynamic Cache Allocation with Partial Sharing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Cat: Dynamic Cache Management for Efficient, Performance-Sensitive Infrastructure-as-a-Servic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FlashAbacus: A Self-Governing Flash-Based Accelerator for Low-Power Systems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Welcome to zombieland: Practical and Energy-efficient memory disaggregation in a datacenter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nalytics with Smart Arrays: Adaptive and Efficient Language-Independent Data |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ynamic Control Flow in Large-Scale Machine Lear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Improving the Expressiveness of Deep Learning Frameworks with Recursio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Rock You like a Hurricane: Taming Skew in Large Scale Analytic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cale-Out ccNUMA: Exploiting Skew with Strongly Consistent Cach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elta Pointers: Buffer Overflow Checks Without the Check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MultiNyx: A Multi-Level Abstraction Framework for Systematic Analysis of Hypervisor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LibSEAL: Revealing Service Integrity Violations Using Trusted Execut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PESOS: Policy Enhanced Secure Object Stor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Scheduling-Context Capabilities A Principled, Light-Weight OS Mechanism for Managing Time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SEL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TVirt: Enabling Time-sensitive Computing on Virtualized Systems through Cross-layer CPU Schedu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ableau: A High-Throughput and Predictable VM~Scheduler for High-Density Workload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Xe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yperledger Fabric: a Distributed Operating System for Permissioned Blockchai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Low Latency RNN Inference with Cellular Batch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G-Miner: An Efficient Task-Oriented Graph Mining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ervice Fabric: A Distributed Platform for Building Microservices in the Cloud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2" office:value-type="string" calcext:value-type="string">
            <text:p>A Scalable Ordering Primitive For Multicore Machin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Characterizing and Optimizing Hotspot Parallel Garbage Collection on Multicore System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Power Sandbox: Power Awareness Redefine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embedded O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Model-Driven Computational Sprinting |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Fast and Strongly-Consistent Per-Item Resilience in Key-Value Sto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Popular is Cheaper: Curtailing Memory Costs in Interactive Analytics Engines |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 Frugal Approach to Reduce RCU Grace Period Overhea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educing DRAM Footprint with NVM in Faceboo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iffle: Optimized Shuffle Service for Large-Scale Data Analytics |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 table:number-rows-repeated="2">
          <table:table-cell table:style-name="ce12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43:.B185])" office:value-type="float" office:value="4" calcext:value-type="float">
            <text:p>4</text:p>
          </table:table-cell>
          <table:table-cell table:style-name="ce8" table:formula="of:=SUM([.C143:.C185])" office:value-type="float" office:value="2" calcext:value-type="float">
            <text:p>2</text:p>
          </table:table-cell>
          <table:table-cell table:style-name="ce8" table:formula="of:=SUM([.D143:.D185])" office:value-type="float" office:value="2" calcext:value-type="float">
            <text:p>2</text:p>
          </table:table-cell>
          <table:table-cell table:style-name="ce8" table:formula="of:=SUM([.E143:.E185])" office:value-type="float" office:value="5" calcext:value-type="float">
            <text:p>5</text:p>
          </table:table-cell>
          <table:table-cell table:style-name="ce8" table:formula="of:=SUM([.F143:.F185])" office:value-type="float" office:value="27" calcext:value-type="float">
            <text:p>27</text:p>
          </table:table-cell>
          <table:table-cell table:style-name="ce8" table:formula="of:=SUM([.B186:.F186]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186]/[.$G$186])" office:value-type="percentage" office:value="0.1" calcext:value-type="percentage">
            <text:p>10.00%</text:p>
          </table:table-cell>
          <table:table-cell table:style-name="ce9" table:formula="of:=([.C186]/[.$G$186])" office:value-type="percentage" office:value="0.05" calcext:value-type="percentage">
            <text:p>5.00%</text:p>
          </table:table-cell>
          <table:table-cell table:style-name="ce9" table:formula="of:=([.D186]/[.$G$186])" office:value-type="percentage" office:value="0.05" calcext:value-type="percentage">
            <text:p>5.00%</text:p>
          </table:table-cell>
          <table:table-cell table:style-name="ce9" table:formula="of:=([.E186]/[.$G$186])" office:value-type="percentage" office:value="0.125" calcext:value-type="percentage">
            <text:p>12.50%</text:p>
          </table:table-cell>
          <table:table-cell table:style-name="ce9" table:formula="of:=([.F186]/[.$G$186])" office:value-type="percentage" office:value="0.675" calcext:value-type="percentage">
            <text:p>67.50%</text:p>
          </table:table-cell>
          <table:table-cell table:style-name="ce9" table:formula="of:=([.G186]/[.$G$186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7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FP: When RPC is Faster than Server-Bypass with RDM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irect Inter-Process Communication (dIPC): Repurposing the CODOMs Architecture to Accelerate IPC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COCONUT: Seamless Scale-out of Network Element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esign and Evaluation of an RDMA-aware Data Shuffling Operator for Parallel Database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tatistical Analysis of Latency Through Semantic Profi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FloDB: Unlocking Memory in Persistent Key-Value Sto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ein: Taming Tail Latency in Key-Value Stores via Multiget Schedu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aturn: a Distributed Metadata Service for Causal Consisten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>
            <draw:frame table:end-cell-address="EUROSYS.M207" table:end-x="8.87pt" table:end-y="11.23pt" draw:z-index="4" draw:name="Chart 18" draw:style-name="gr1" draw:text-style-name="P1" svg:width="245.96pt" svg:height="152.22pt" svg:x="43.51pt" svg:y="0.74pt">
              <draw:object draw:notify-on-update-of-ranges="EUROSYS.B190:EUROSYS.F190 EUROSYS.B233:EUROSYS.F23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he Unwritten Contract of Solid State Driv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Node.fz: Fuzzing the Server-Side Event-Driven Architectur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ROS: A Rack-based Optical Storage System with Inline Accessibility for Long-Term Data Preserv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Malacology: A Programmable Storage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MiniCrypt: Reconciling Encryption and Compression for Big Data Stor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SGXBOUNDS: Memory Safety for Shielded Execut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Hybrids on Steroids: SGX-Based High Performance BFT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Eleos: ExitLess OS Services for SGX Enclav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Pandia: comprehensive contention-sensitive thread placement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aming Parallelism in a Multi-Variant Execution Environment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The lock holder and the lock waiter pre-emption problems: nip them in the bud using informed spinlocks (I-Spinlock)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SyncPerf: Categorizing, Detecting, and Diagnosing Synchronization Performance Bug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Malthusian Loc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n Empirical Study on the Correctness of Formally Verified Distributed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Online Reconstruction of Structural Information from Datacenter Log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GfxDoctor: A Holistic Graphics Energy Profiler for Mobile Devi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One Primitive to Diagnose Them All: Architectural Support for Internet Diagnostic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 Characterization of State Spill in Modern Operating System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DangSan: Scalable Use-after-free Detection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kR^X: Comprehensive Kernel Protection against Just-In-Time Code Reus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No Need to Hide: Protecting Safe Regions on Commodity Hardwar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An interface to implement NUMA policies in the Xen hypervisor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NVthreads: Practical Persistence for Multi-threaded Application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Forkscan: Conservative Memory Reclamation for Modern Operating Systems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tomic In-place Updates for Non-volatile Main Memories with Kamino-Tx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High-Throughput Subset Matching on Commodity GPU-Based System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Mosaic: Processing a Trillion-Edge Graph on a Single Machine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Abstracting Multi-Core Topologies with MCTOP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DStress: Efficient Differentially Private Computations on Distributed Data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Pado: A Data Processing Engine for Harnessing Transient Resources in Datacenter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Proteus: agile ML elasticity through tiered reliability in dynamic resource markets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CloudTalk: Enabling Distributed Application Optimisations in Public Clouds</text:p>
          </table:table-cell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office:value-type="string" calcext:value-type="string">
            <text:p>Exploiting Spot and Burstable Instances for Improving the Cost-efficacy of In-Memory Caches on the Public Cloud</text:p>
          </table:table-cell>
          <table:table-cell table:style-name="ce9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191:.B231])" office:value-type="float" office:value="1" calcext:value-type="float">
            <text:p>1</text:p>
          </table:table-cell>
          <table:table-cell table:style-name="ce8" table:formula="of:=SUM([.C191:.C231])" office:value-type="float" office:value="0" calcext:value-type="float">
            <text:p>0</text:p>
          </table:table-cell>
          <table:table-cell table:style-name="ce8" table:formula="of:=SUM([.D191:.D231])" office:value-type="float" office:value="0" calcext:value-type="float">
            <text:p>0</text:p>
          </table:table-cell>
          <table:table-cell table:style-name="ce8" table:formula="of:=SUM([.E191:.E231])" office:value-type="float" office:value="8" calcext:value-type="float">
            <text:p>8</text:p>
          </table:table-cell>
          <table:table-cell table:style-name="ce8" table:formula="of:=SUM([.F191:.F231])" office:value-type="float" office:value="31" calcext:value-type="float">
            <text:p>31</text:p>
          </table:table-cell>
          <table:table-cell table:style-name="ce8" table:formula="of:=SUM([.B232:.F232]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232]/[.$G$232])" office:value-type="percentage" office:value="0.025" calcext:value-type="percentage">
            <text:p>2.50%</text:p>
          </table:table-cell>
          <table:table-cell table:style-name="ce9" table:formula="of:=([.C232]/[.$G$232])" office:value-type="percentage" office:value="0" calcext:value-type="percentage">
            <text:p>0.00%</text:p>
          </table:table-cell>
          <table:table-cell table:style-name="ce9" table:formula="of:=([.D232]/[.$G$232])" office:value-type="percentage" office:value="0" calcext:value-type="percentage">
            <text:p>0.00%</text:p>
          </table:table-cell>
          <table:table-cell table:style-name="ce9" table:formula="of:=([.E232]/[.$G$232])" office:value-type="percentage" office:value="0.2" calcext:value-type="percentage">
            <text:p>20.00%</text:p>
          </table:table-cell>
          <table:table-cell table:style-name="ce9" table:formula="of:=([.F232]/[.$G$232])" office:value-type="percentage" office:value="0.775" calcext:value-type="percentage">
            <text:p>77.50%</text:p>
          </table:table-cell>
          <table:table-cell table:style-name="ce9" table:formula="of:=([.G232]/[.$G$232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6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he Linux Scheduler: A Decade of Wasted Cores.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vScale: Automatic and Efficient Processor Scaling for SMP Virtual Machin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X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pplication-specific Quantum for Multi-core Platform Scheduler.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X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ePS: Scalable Deep Learning on Distributed GPUs with a GPU-specialized Parameter Server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STRADS: A Distributed Framework for Scheduled Model Parallel Machine Learn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Flint: Batch-Interactive Data-Intensive Processing on Transient Serv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old 'em or Fold 'em? Aggregation Queries under Performance Vari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Increasing Large-Scale Data Center Capacity by Statistical Power Control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>
            <draw:frame table:end-cell-address="EUROSYS.M253" table:end-x="8.87pt" table:end-y="10.46pt" draw:z-index="5" draw:name="Chart 19" draw:style-name="gr1" draw:text-style-name="P1" svg:width="245.96pt" svg:height="152.22pt" svg:x="43.51pt" svg:y="0pt">
              <draw:object draw:notify-on-update-of-ranges="EUROSYS.B236:EUROSYS.F236 EUROSYS.B276:EUROSYS.F276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xploiting Variability for Energy Optimization of Parallel Progra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Oasis: Energy Proportionality with Hybrid Server Consolid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rayon: Saving Power through Shape and Color Approximation on Next-Generation Displays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7" office:value-type="string" calcext:value-type="string">
            <text:p>A High Performance File System for Non-Volatile Main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VM - Persistent Virtual Memory for Efficient Capacity Scaling and Object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zExpander: a Key-value Cache with both High Performance and Fewer Misses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ata Tiering in Heterogeneous Memory Systems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 Study of Modern Linux API Usage and Compatibility: What to Support When You're Support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BB: Booting Booster for Consumer Electronics with Modern OS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Samsung boos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red Address Translation Revisited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POSIX Abstractions in Modern Operating Systems: The Old, the New, and the Missing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JUGGLER: A Practical Reordering Resilient Network Stack for Datacent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Yoda: A Highly Available Layer-7 Load Balancer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NChecker: Saving Mobile App Developers from Network Disrup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FC: Token Flow Control in Data Center Network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On the Capacity of Thermal Covert Channels in Multicores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HAFT: Hardware-Assisted Fault Toleranc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Fast and General Distributed Transactions Using RDMA and HTM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7" office:value-type="string" calcext:value-type="string">
            <text:p>Sinter: Low-Bandwidth Remote Access for the Visually-Impaire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SLO: Enforcing the Xth Percentile Latency and Throughput SLOs for Consolidated VM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Flash Storage Disaggreg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artial-Parallel-Repair (PPR): A Distributed Technique for Repairing Erasure Coded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ype-Aware Transactions for Faster Concurrent Cod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ractical Condition Synchronization for Transactional Memory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arallel Sections: Scaling System-Level Data-Structu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ardware Read-Write Lock Elis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etriSched: Global Rescheduling with Adaptive Plan-ahead in Dynamic Heterogeneous Clusters.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Efficient Queue Management for Cluster Schedul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icocenter: Supporting long-lived, mostly-idle applications in cloud environment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Optimizing Distributed Actor Systems for Dynamic Interactive Servi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37:.B274])" office:value-type="float" office:value="2" calcext:value-type="float">
            <text:p>2</text:p>
          </table:table-cell>
          <table:table-cell table:style-name="ce8" table:formula="of:=SUM([.C237:.C274])" office:value-type="float" office:value="4" calcext:value-type="float">
            <text:p>4</text:p>
          </table:table-cell>
          <table:table-cell table:style-name="ce8" table:formula="of:=SUM([.D237:.D274])" office:value-type="float" office:value="1" calcext:value-type="float">
            <text:p>1</text:p>
          </table:table-cell>
          <table:table-cell table:style-name="ce8" table:formula="of:=SUM([.E237:.E274])" office:value-type="float" office:value="1" calcext:value-type="float">
            <text:p>1</text:p>
          </table:table-cell>
          <table:table-cell table:style-name="ce8" table:formula="of:=SUM([.F237:.F274])" office:value-type="float" office:value="29" calcext:value-type="float">
            <text:p>29</text:p>
          </table:table-cell>
          <table:table-cell table:style-name="ce8" table:formula="of:=SUM([.B274:.F275])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275]/[.$G$275])" office:value-type="percentage" office:value="0.0526315789473684" calcext:value-type="percentage">
            <text:p>5.26%</text:p>
          </table:table-cell>
          <table:table-cell table:style-name="ce9" table:formula="of:=([.C275]/[.$G$275])" office:value-type="percentage" office:value="0.105263157894737" calcext:value-type="percentage">
            <text:p>10.53%</text:p>
          </table:table-cell>
          <table:table-cell table:style-name="ce9" table:formula="of:=([.D275]/[.$G$275])" office:value-type="percentage" office:value="0.0263157894736842" calcext:value-type="percentage">
            <text:p>2.63%</text:p>
          </table:table-cell>
          <table:table-cell table:style-name="ce9" table:formula="of:=([.E275]/[.$G$275])" office:value-type="percentage" office:value="0.0263157894736842" calcext:value-type="percentage">
            <text:p>2.63%</text:p>
          </table:table-cell>
          <table:table-cell table:style-name="ce9" table:formula="of:=([.F275]/[.$G$275])" office:value-type="percentage" office:value="0.763157894736842" calcext:value-type="percentage">
            <text:p>76.32%</text:p>
          </table:table-cell>
          <table:table-cell table:style-name="ce9" table:formula="of:=([.G275]/[.$G$275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 Efficient Page-level FTL to Optimize Address Translation in Flash Memor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pplication-Assisted Live Migration of Virtual Machines with Java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YRUS: Towards Client-Defined Cloud Storag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Deriving and Comparing Deduplication Techniques Using a Model-Based Classif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potCheck: Designing a Derivative IaaS Cloud on the Spot Market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Extensible Distributed Coordin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Flux: Multi-Surface Computing in Androi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GD-Wheel: A Cost-Aware Replacement Policy for Key-Value Sto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Guaranteeing Deadlines for Inter-Datacenter Transf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Guardat: Enforcing data policies at the storage layer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are: a file system for non-cache-coherent multico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igh-Performance Determinism with Total Store Order Consisten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IN-NET: In-Network Processing for the Mass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opcorn: Bridging the Programmability Gap in Heterogeneous-ISA Platfor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onfValley: A Systematic Configuration Validation Framework for Cloud Servic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Large scale cluster management at Google with Bor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ALT: Distributed Data-Parallelism for existing ML application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Maxoid: Transparently Confining Mobile Applications with Custom Views of Stat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n In-Memory Object Caching Framework with Adaptive Load Balanc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usketeer: All for One, One for All in Data Processing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NBA (Network Balancing Act): A High-performance Packet Processing Framework for Heterogeneous Processo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owerLyra: Differentiated Graph Computation and Partitioning on Skewed Graph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rocess-level Power Estimation in VM-based System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utting Consistency back into Eventual Consisten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caling Concurrent Log-Structured Data Stor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imba: Tunable End-to-End Data Consistency for Mobile App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Synapse: A Microservices Architecture for Heterogeneous-Database Web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aming uncertainty in distributed systems with help from the network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inMan: Eliminating Confidential Mobile Data Exposure with Security-oriented Offload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Verifiable Differential Priva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Visigoth Fault Tolerance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μPnP: Plug and Play Peripherals for the Internet of Thing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280:.B311])" office:value-type="float" office:value="1" calcext:value-type="float">
            <text:p>1</text:p>
          </table:table-cell>
          <table:table-cell table:style-name="ce8" table:formula="of:=SUM([.C280:.C311])" office:value-type="float" office:value="0" calcext:value-type="float">
            <text:p>0</text:p>
          </table:table-cell>
          <table:table-cell table:style-name="ce8" table:formula="of:=SUM([.D280:.D311])" office:value-type="float" office:value="0" calcext:value-type="float">
            <text:p>0</text:p>
          </table:table-cell>
          <table:table-cell table:style-name="ce8" table:formula="of:=SUM([.E280:.E311])" office:value-type="float" office:value="1" calcext:value-type="float">
            <text:p>1</text:p>
          </table:table-cell>
          <table:table-cell table:style-name="ce8" table:formula="of:=SUM([.F280:.F311])" office:value-type="float" office:value="30" calcext:value-type="float">
            <text:p>30</text:p>
          </table:table-cell>
          <table:table-cell table:style-name="ce8" table:formula="of:=SUM([.B312:.F312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312]/[.$G$312])" office:value-type="percentage" office:value="0.03125" calcext:value-type="percentage">
            <text:p>3.13%</text:p>
          </table:table-cell>
          <table:table-cell table:style-name="ce9" table:formula="of:=([.C312]/[.$G$312])" office:value-type="percentage" office:value="0" calcext:value-type="percentage">
            <text:p>0.00%</text:p>
          </table:table-cell>
          <table:table-cell table:style-name="ce9" table:formula="of:=([.D312]/[.$G$312])" office:value-type="percentage" office:value="0" calcext:value-type="percentage">
            <text:p>0.00%</text:p>
          </table:table-cell>
          <table:table-cell table:style-name="ce9" table:formula="of:=([.E312]/[.$G$312])" office:value-type="percentage" office:value="0.03125" calcext:value-type="percentage">
            <text:p>3.13%</text:p>
          </table:table-cell>
          <table:table-cell table:style-name="ce9" table:formula="of:=([.F312]/[.$G$312])" office:value-type="percentage" office:value="0.9375" calcext:value-type="percentage">
            <text:p>93.75%</text:p>
          </table:table-cell>
          <table:table-cell table:style-name="ce9" table:formula="of:=([.G312]/[.$G$312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4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 table:number-rows-repeated="6">
          <table:table-cell/>
          <table:table-cell table:style-name="ce8" table:number-columns-repeated="6"/>
          <table:table-cell table:number-columns-repeated="1017"/>
        </table:table-row>
        <table:table-row table:style-name="ro1" table:number-rows-repeated="3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 table:number-rows-repeated="3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 table:number-rows-repeated="2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 table:number-rows-repeated="8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317:.B343])" office:value-type="float" office:value="0" calcext:value-type="float">
            <text:p>0</text:p>
          </table:table-cell>
          <table:table-cell table:style-name="ce8" table:formula="of:=SUM([.C317:.C343])" office:value-type="float" office:value="0" calcext:value-type="float">
            <text:p>0</text:p>
          </table:table-cell>
          <table:table-cell table:style-name="ce8" table:formula="of:=SUM([.D317:.D343])" office:value-type="float" office:value="0" calcext:value-type="float">
            <text:p>0</text:p>
          </table:table-cell>
          <table:table-cell table:style-name="ce8" table:formula="of:=SUM([.E317:.E343])" office:value-type="float" office:value="0" calcext:value-type="float">
            <text:p>0</text:p>
          </table:table-cell>
          <table:table-cell table:style-name="ce8" table:formula="of:=SUM([.F317:.F343])" office:value-type="float" office:value="0" calcext:value-type="float">
            <text:p>0</text:p>
          </table:table-cell>
          <table:table-cell table:style-name="ce8" table:formula="of:=SUM([.B344:.F3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344]/[.$G$275])" office:value-type="percentage" office:value="0" calcext:value-type="percentage">
            <text:p>0.00%</text:p>
          </table:table-cell>
          <table:table-cell table:style-name="ce9" table:formula="of:=([.C344]/[.$G$275])" office:value-type="percentage" office:value="0" calcext:value-type="percentage">
            <text:p>0.00%</text:p>
          </table:table-cell>
          <table:table-cell table:style-name="ce9" table:formula="of:=([.D344]/[.$G$275])" office:value-type="percentage" office:value="0" calcext:value-type="percentage">
            <text:p>0.00%</text:p>
          </table:table-cell>
          <table:table-cell table:style-name="ce9" table:formula="of:=([.E344]/[.$G$275])" office:value-type="percentage" office:value="0" calcext:value-type="percentage">
            <text:p>0.00%</text:p>
          </table:table-cell>
          <table:table-cell table:style-name="ce9" table:formula="of:=([.F344]/[.$G$275])" office:value-type="percentage" office:value="0" calcext:value-type="percentage">
            <text:p>0.00%</text:p>
          </table:table-cell>
          <table:table-cell table:style-name="ce9" table:formula="of:=([.G344]/[.$G$275])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ce: EuroSys 2013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imeStream: Reliable Stream Computation in the Cloud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Optimus: A Dynamic Rewriting Framework for Execution Plans of Data-Parallel Comput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linkDB: Queries with Bounded Errors and Bounded Response Times on Very Large Dat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IFDB: Decentralized Information Flow Control for Database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rocess Firewalls: Protecting Processes During Resource Acces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Resolving the conflict between generality and plausibility in verified comput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hainReaction: A Causal+ Consistent Datastore based on Chain Repl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ugustus: Scalable and Robust Storage for Cloud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DCC: Multi-Data Center Consistency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onversion: Multi-Version Concurrency Control for Main Memory Segment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Whose Cache Line Is It Anyway? Operating System Support for Live Detection and Repair of False Sharing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daptive Parallelization of Web Search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izan: A System for Dynamic Load Balancing in Large-scale Graph Processing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eT: Workload aware elasticity for NoSQL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Presto: Distributed Machine Learning and Graph Processing with Sparse Matrice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RadixVM: Scalable address spaces for multithreaded application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Failure-Atomic msync(): A Simple and Efficient Mechanism for Preserving the Integrity of Durable Data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omposing OS extensions safely and efficiently with Bascule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Hypnos: Understanding and Treating Sleep Conflicts in Smartphone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Prefetching Mobile Ads: Can advertising systems afford it?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Maygh:Building a CDN from client web brows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 Compiler-level Intermediate Representation based Binary Analysis and Rewriting System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hClock: Hierarchical QoS for Packet Scheduling in a Hypervisor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RapiLog: Reducing System Complexity Through Verific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pplication Level Ballooning for Efficient Server Consolidation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Omega: flexible, scalable schedulers for large compute clust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hoosy: Max-Min Fair Sharing for Datacenter Jobs with Constraint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CPI2: CPU performance isolation for shared compute clusters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8" table:formula="of:=SUM([.B349:.B376])" office:value-type="float" office:value="1" calcext:value-type="float">
            <text:p>1</text:p>
          </table:table-cell>
          <table:table-cell table:style-name="ce8" table:formula="of:=SUM([.C349:.C376])" office:value-type="float" office:value="1" calcext:value-type="float">
            <text:p>1</text:p>
          </table:table-cell>
          <table:table-cell table:style-name="ce8" table:formula="of:=SUM([.D349:.D376])" office:value-type="float" office:value="0" calcext:value-type="float">
            <text:p>0</text:p>
          </table:table-cell>
          <table:table-cell table:style-name="ce8" table:formula="of:=SUM([.E349:.E376])" office:value-type="float" office:value="1" calcext:value-type="float">
            <text:p>1</text:p>
          </table:table-cell>
          <table:table-cell table:style-name="ce8" table:formula="of:=SUM([.F349:.F376])" office:value-type="float" office:value="24" calcext:value-type="float">
            <text:p>24</text:p>
          </table:table-cell>
          <table:table-cell table:style-name="ce8" table:formula="of:=SUM([.B377:.F377]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formula="of:=([.B377]/[.$G377])" office:value-type="percentage" office:value="0.03703703704" calcext:value-type="percentage">
            <text:p>3.70%</text:p>
          </table:table-cell>
          <table:table-cell table:style-name="ce9" table:formula="of:=([.C377]/[.$G$377])" office:value-type="percentage" office:value="0.037037037037037" calcext:value-type="percentage">
            <text:p>3.70%</text:p>
          </table:table-cell>
          <table:table-cell table:style-name="ce9" table:formula="of:=([.D377]/[.$G$377])" office:value-type="percentage" office:value="0" calcext:value-type="percentage">
            <text:p>0.00%</text:p>
          </table:table-cell>
          <table:table-cell table:style-name="ce9" table:formula="of:=([.E377]/[.$G$377])" office:value-type="percentage" office:value="0.037037037037037" calcext:value-type="percentage">
            <text:p>3.70%</text:p>
          </table:table-cell>
          <table:table-cell table:style-name="ce9" table:formula="of:=([.F377]/[.$G$377])" office:value-type="percentage" office:value="0.888888888888889" calcext:value-type="percentage">
            <text:p>88.89%</text:p>
          </table:table-cell>
          <table:table-cell table:style-name="ce9" table:formula="of:=([.G377]/[.$G$377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6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EuroSys</text:p>
          </table:table-cell>
          <table:table-cell table:style-name="ce7" office:value-type="string" calcext:value-type="string">
            <text:p>ML</text:p>
          </table:table-cell>
          <table:table-cell table:style-name="ce7" office:value-type="string" calcext:value-type="string">
            <text:p>OS-Linux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Security</text:p>
          </table:table-cell>
          <table:table-cell table:style-name="ce7" office:value-type="string" calcext:value-type="string">
            <text:p>Other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9" table:formula="of:=[.B41]" office:value-type="percentage" office:value="0.157894736842105" calcext:value-type="percentage">
            <text:p>15.79%</text:p>
          </table:table-cell>
          <table:table-cell table:style-name="ce9" table:formula="of:=[.C41]" office:value-type="percentage" office:value="0.0526315789473684" calcext:value-type="percentage">
            <text:p>5.26%</text:p>
          </table:table-cell>
          <table:table-cell table:style-name="ce9" table:formula="of:=[.D41]" office:value-type="percentage" office:value="0.0526315789473684" calcext:value-type="percentage">
            <text:p>5.26%</text:p>
          </table:table-cell>
          <table:table-cell table:style-name="ce9" table:formula="of:=[.E41]" office:value-type="percentage" office:value="0.131578947368421" calcext:value-type="percentage">
            <text:p>13.16%</text:p>
          </table:table-cell>
          <table:table-cell table:style-name="ce9" table:formula="of:=[.F41]" office:value-type="percentage" office:value="0.605263157894737" calcext:value-type="percentage">
            <text:p>60.53%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9" table:formula="of:=[.B89]" office:value-type="percentage" office:value="0.186046511627907" calcext:value-type="percentage">
            <text:p>18.60%</text:p>
          </table:table-cell>
          <table:table-cell table:style-name="ce9" table:formula="of:=[.C89]" office:value-type="percentage" office:value="0.0465116279069768" calcext:value-type="percentage">
            <text:p>4.65%</text:p>
          </table:table-cell>
          <table:table-cell table:style-name="ce9" table:formula="of:=[.D89]" office:value-type="percentage" office:value="0.0465116279069768" calcext:value-type="percentage">
            <text:p>4.65%</text:p>
          </table:table-cell>
          <table:table-cell table:style-name="ce9" table:formula="of:=[.E89]" office:value-type="percentage" office:value="0.0930232558139535" calcext:value-type="percentage">
            <text:p>9.30%</text:p>
          </table:table-cell>
          <table:table-cell table:style-name="ce9" table:formula="of:=[.F89]" office:value-type="percentage" office:value="0.627906976744186" calcext:value-type="percentage">
            <text:p>62.79%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9" table:formula="of:=[.B139]" office:value-type="percentage" office:value="0.111111111111111" calcext:value-type="percentage">
            <text:p>11.11%</text:p>
          </table:table-cell>
          <table:table-cell table:style-name="ce9" table:formula="of:=[.C139]" office:value-type="percentage" office:value="0.0444444444444444" calcext:value-type="percentage">
            <text:p>4.44%</text:p>
          </table:table-cell>
          <table:table-cell table:style-name="ce9" table:formula="of:=[.D139]" office:value-type="percentage" office:value="0" calcext:value-type="percentage">
            <text:p>0.00%</text:p>
          </table:table-cell>
          <table:table-cell table:style-name="ce9" table:formula="of:=[.E139]" office:value-type="percentage" office:value="0.111111111111111" calcext:value-type="percentage">
            <text:p>11.11%</text:p>
          </table:table-cell>
          <table:table-cell table:style-name="ce9" table:formula="of:=[.F139]" office:value-type="percentage" office:value="0.733333333333333" calcext:value-type="percentage">
            <text:p>73.33%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9" table:formula="of:=[.B187]" office:value-type="percentage" office:value="0.1" calcext:value-type="percentage">
            <text:p>10.00%</text:p>
          </table:table-cell>
          <table:table-cell table:style-name="ce9" table:formula="of:=[.C187]" office:value-type="percentage" office:value="0.05" calcext:value-type="percentage">
            <text:p>5.00%</text:p>
          </table:table-cell>
          <table:table-cell table:style-name="ce9" table:formula="of:=[.D187]" office:value-type="percentage" office:value="0.05" calcext:value-type="percentage">
            <text:p>5.00%</text:p>
          </table:table-cell>
          <table:table-cell table:style-name="ce9" table:formula="of:=[.E187]" office:value-type="percentage" office:value="0.125" calcext:value-type="percentage">
            <text:p>12.50%</text:p>
          </table:table-cell>
          <table:table-cell table:style-name="ce9" table:formula="of:=[.F187]" office:value-type="percentage" office:value="0.675" calcext:value-type="percentage">
            <text:p>67.50%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9" table:formula="of:=[.B233]" office:value-type="percentage" office:value="0.025" calcext:value-type="percentage">
            <text:p>2.50%</text:p>
          </table:table-cell>
          <table:table-cell table:style-name="ce9" table:formula="of:=[.C233]" office:value-type="percentage" office:value="0" calcext:value-type="percentage">
            <text:p>0.00%</text:p>
          </table:table-cell>
          <table:table-cell table:style-name="ce9" table:formula="of:=[.D233]" office:value-type="percentage" office:value="0" calcext:value-type="percentage">
            <text:p>0.00%</text:p>
          </table:table-cell>
          <table:table-cell table:style-name="ce9" table:formula="of:=[.E233]" office:value-type="percentage" office:value="0.2" calcext:value-type="percentage">
            <text:p>20.00%</text:p>
          </table:table-cell>
          <table:table-cell table:style-name="ce9" table:formula="of:=[.F233]" office:value-type="percentage" office:value="0.775" calcext:value-type="percentage">
            <text:p>77.50%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9" table:formula="of:=[.B276]" office:value-type="percentage" office:value="0.0526315789473684" calcext:value-type="percentage">
            <text:p>5.26%</text:p>
          </table:table-cell>
          <table:table-cell table:style-name="ce9" table:formula="of:=[.C276]" office:value-type="percentage" office:value="0.105263157894737" calcext:value-type="percentage">
            <text:p>10.53%</text:p>
          </table:table-cell>
          <table:table-cell table:style-name="ce9" table:formula="of:=[.D276]" office:value-type="percentage" office:value="0.0263157894736842" calcext:value-type="percentage">
            <text:p>2.63%</text:p>
          </table:table-cell>
          <table:table-cell table:style-name="ce9" table:formula="of:=[.E276]" office:value-type="percentage" office:value="0.0263157894736842" calcext:value-type="percentage">
            <text:p>2.63%</text:p>
          </table:table-cell>
          <table:table-cell table:style-name="ce9" table:formula="of:=[.F276]" office:value-type="percentage" office:value="0.763157894736842" calcext:value-type="percentage">
            <text:p>76.32%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8" table:number-columns-repeated="6"/>
          <table:table-cell table:number-columns-repeated="1017"/>
        </table:table-row>
        <table:table-row table:style-name="ro1" table:number-rows-repeated="27">
          <table:table-cell/>
          <table:table-cell table:style-name="ce8" table:number-columns-repeated="6"/>
          <table:table-cell table:number-columns-repeated="1017"/>
        </table:table-row>
        <table:table-row table:style-name="ro2" table:number-rows-repeated="10481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5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nference/year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OS-Linux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DI 20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SUM([.B2:.F2])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DI 20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SUM([.B3: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DI 20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SUM([.B4:.F4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DI 20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style-name="ce10" table:formula="of:=SUM([.B5:.F5]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DI 201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SUM([.B6:.F6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DI 2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table:formula="of:=SUM([.B7:.F7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SP 202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10" table:formula="of:=SUM([.B8:.F8])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SP 201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10" table:formula="of:=SUM([.B9:.F9])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SP 20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style-name="ce10" table:formula="of:=SUM([.B10:.F10])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SP 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SUM([.B11:.F11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SP 20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10" table:formula="of:=SUM([.B12:.F12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SP 20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10" table:formula="of:=SUM([.B13:.F13]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5" calcext:value-type="float">
            <text:p>45</text:p>
          </table:table-cell>
          <table:table-cell table:style-name="ce10" table:formula="of:=SUM([.B14:.F14]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10" table:formula="of:=SUM([.B15:.F15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" calcext:value-type="float">
            <text:p>47</text:p>
          </table:table-cell>
          <table:table-cell table:style-name="ce10" table:formula="of:=SUM([.B16:.F1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10" table:formula="of:=SUM([.B17:.F17]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10" table:formula="of:=SUM([.B18:.F18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10" table:formula="of:=SUM([.B19:.F19])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10" table:formula="of:=SUM([.B20:.F20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10" table:formula="of:=SUM([.B21:.F21]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10" table:formula="of:=SUM([.B22:.F22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PLOS 20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" calcext:value-type="float">
            <text:p>30</text:p>
          </table:table-cell>
          <table:table-cell table:style-name="ce10" table:formula="of:=SUM([.B23:.F23]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2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2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1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1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ROSYS 20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0" table:formula="of:=SUM([.B2:.B30])" office:value-type="float" office:value="113" calcext:value-type="float">
            <text:p>113</text:p>
          </table:table-cell>
          <table:table-cell table:style-name="ce10" table:formula="of:=SUM([.C2:.C30])" office:value-type="float" office:value="102" calcext:value-type="float">
            <text:p>102</text:p>
          </table:table-cell>
          <table:table-cell table:style-name="ce10" table:formula="of:=SUM([.D2:.D30])" office:value-type="float" office:value="36" calcext:value-type="float">
            <text:p>36</text:p>
          </table:table-cell>
          <table:table-cell table:style-name="ce10" table:formula="of:=SUM([.E2:.E30])" office:value-type="float" office:value="183" calcext:value-type="float">
            <text:p>183</text:p>
          </table:table-cell>
          <table:table-cell table:style-name="ce10" table:formula="of:=SUM([.F2:.F30])" office:value-type="float" office:value="858" calcext:value-type="float">
            <text:p>858</text:p>
          </table:table-cell>
          <table:table-cell table:style-name="ce10" table:formula="of:=SUM([.G2:.G30])" office:value-type="float" office:value="1293" calcext:value-type="float">
            <text:p>1293</text:p>
          </table:table-cell>
          <table:table-cell table:number-columns-repeated="1017"/>
        </table:table-row>
        <table:table-row table:style-name="ro1">
          <table:table-cell/>
          <table:table-cell table:style-name="ce10" table:formula="of:=([.B31]*100)/[.$G$31]" office:value-type="float" office:value="8.73936581593194" calcext:value-type="float">
            <text:p>8.73936581593194</text:p>
          </table:table-cell>
          <table:table-cell table:style-name="ce10" table:formula="of:=([.C31]*100)/[.$G$31]" office:value-type="float" office:value="7.88863109048724" calcext:value-type="float">
            <text:p>7.88863109048724</text:p>
          </table:table-cell>
          <table:table-cell table:style-name="ce10" table:formula="of:=([.D31]*100)/[.$G$31]" office:value-type="float" office:value="2.78422273781903" calcext:value-type="float">
            <text:p>2.78422273781903</text:p>
          </table:table-cell>
          <table:table-cell table:style-name="ce10" table:formula="of:=([.E31]*100)/[.$G$31]" office:value-type="float" office:value="14.15313225058" calcext:value-type="float">
            <text:p>14.15313225058</text:p>
          </table:table-cell>
          <table:table-cell table:style-name="ce10" table:formula="of:=([.F31]*100)/[.$G$31]" office:value-type="float" office:value="66.3573085846868" calcext:value-type="float">
            <text:p>66.3573085846868</text:p>
          </table:table-cell>
          <table:table-cell table:style-name="ce10" table:formula="of:=([.G31]*100)/[.$G$31]"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SDI" style:display-name="PageStyle_OS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SP" style:display-name="PageStyle_SO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PLOS" style:display-name="PageStyle_ASP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UROSYS" style:display-name="PageStyle_EUROSY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706" meta:object-count="19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3.691cm" svg:y="3.613cm" style:legend-expansion="high" chart:style-name="ch2"/>
        <chart:plot-area chart:style-name="ch3" table:cell-range-address="OSDI.B1:OSDI.F1 OSDI.B34:OSDI.F34" chart:data-source-has-labels="row" svg:x="0.317cm" svg:y="0.196cm" svg:width="13.057cm" svg:height="9.424cm">
          <chartooo:coordinate-region svg:x="2.134cm" svg:y="0.197cm" svg:width="9.423cm" svg:height="9.423cm"/>
          <chart:axis chart:dimension="x" chart:name="primary-x" chart:style-name="ch4" chartooo:axis-type="text">
            <chart:categories table:cell-range-address="OSDI.B1:OSDI.F1"/>
          </chart:axis>
          <chart:axis chart:dimension="y" chart:name="primary-y" chart:style-name="ch5"/>
          <chart:series chart:style-name="ch6" chart:values-cell-range-address="OSDI.B34:OSDI.F3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OSDI.B1:OSDI.F1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258064516129032">
                <text:p>0.258064516129032</text:p>
                <draw:g>
                  <svg:desc>OSDI.B34:OSDI.F34</svg:desc>
                </draw:g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0967741935483871">
                <text:p>0.096774193548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SOSP.B147:SOSP.F147 SOSP.B179:SOSP.F179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SOSP.B147:SOSP.F147"/>
          </chart:axis>
          <chart:axis chart:dimension="y" chart:name="primary-y" chart:style-name="ch5"/>
          <chart:series chart:style-name="ch6" chart:values-cell-range-address="SOSP.B179:SOSP.F17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OSP.B147:SOSP.F147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7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OSP.B179:SOSP.F17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SOSP.B182:SOSP.F182 SOSP.B214:SOSP.F214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SOSP.B182:SOSP.F182"/>
          </chart:axis>
          <chart:axis chart:dimension="y" chart:name="primary-y" chart:style-name="ch5"/>
          <chart:series chart:style-name="ch6" chart:values-cell-range-address="SOSP.B214:SOSP.F2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OSP.B182:SOSP.F182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OSP.B214:SOSP.F214</svg:desc>
                </draw:g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733333333333333">
                <text:p>0.73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SOSP.B217:SOSP.F217 SOSP.B247:SOSP.F247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SOSP.B217:SOSP.F217"/>
          </chart:axis>
          <chart:axis chart:dimension="y" chart:name="primary-y" chart:style-name="ch5"/>
          <chart:series chart:style-name="ch6" chart:values-cell-range-address="SOSP.B247:SOSP.F24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OSP.B217:SOSP.F217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OSP.B247:SOSP.F247</svg:desc>
                </draw:g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785714285714286">
                <text:p>0.7857142857142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ASPLOS.B1:ASPLOS.F1 ASPLOS.B78:ASPLOS.F78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ASPLOS.B1:ASPLOS.F1"/>
          </chart:axis>
          <chart:axis chart:dimension="y" chart:name="primary-y" chart:style-name="ch5"/>
          <chart:series chart:style-name="ch6" chart:values-cell-range-address="ASPLOS.B78:ASPLOS.F78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ASPLOS.B1:ASPLOS.F1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148648648648649">
                <text:p>0.148648648648649</text:p>
                <draw:g>
                  <svg:desc>ASPLOS.B78:ASPLOS.F78</svg:desc>
                </draw:g>
              </table:table-cell>
              <table:table-cell office:value-type="float" office:value="0.0675675675675676">
                <text:p>0.0675675675675676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608108108108108">
                <text:p>0.60810810810810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EUROSYS.B1:EUROSYS.F1 EUROSYS.B41:EUROSYS.F41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EUROSYS.B1:EUROSYS.F1"/>
          </chart:axis>
          <chart:axis chart:dimension="y" chart:name="primary-y" chart:style-name="ch5"/>
          <chart:series chart:style-name="ch6" chart:values-cell-range-address="EUROSYS.B41:EUROSYS.F4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EUROSYS.B1:EUROSYS.F1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157894736842105">
                <text:p>0.157894736842105</text:p>
                <draw:g>
                  <svg:desc>EUROSYS.B41:EUROSYS.F41</svg:desc>
                </draw:g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605263157894737">
                <text:p>0.6052631578947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EUROSYS.B44:EUROSYS.F44 EUROSYS.B89:EUROSYS.F89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EUROSYS.B44:EUROSYS.F44"/>
          </chart:axis>
          <chart:axis chart:dimension="y" chart:name="primary-y" chart:style-name="ch5"/>
          <chart:series chart:style-name="ch6" chart:values-cell-range-address="EUROSYS.B89:EUROSYS.F8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EUROSYS.B44:EUROSYS.F44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186046511627907">
                <text:p>0.186046511627907</text:p>
                <draw:g>
                  <svg:desc>EUROSYS.B89:EUROSYS.F89</svg:desc>
                </draw:g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EUROSYS.B92:EUROSYS.F92 EUROSYS.B139:EUROSYS.F139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EUROSYS.B92:EUROSYS.F92"/>
          </chart:axis>
          <chart:axis chart:dimension="y" chart:name="primary-y" chart:style-name="ch5"/>
          <chart:series chart:style-name="ch6" chart:values-cell-range-address="EUROSYS.B139:EUROSYS.F13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EUROSYS.B92:EUROSYS.F92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39</text:p>
                <draw:g>
                  <svg:desc/>
                </draw:g>
              </table:table-cell>
              <table:table-cell office:value-type="float" office:value="0.111111111111111">
                <text:p>0.111111111111111</text:p>
                <draw:g>
                  <svg:desc>EUROSYS.B139:EUROSYS.F139</svg:desc>
                </draw:g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33333333333333">
                <text:p>0.73333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EUROSYS.B142:EUROSYS.F142 EUROSYS.B187:EUROSYS.F187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EUROSYS.B142:EUROSYS.F142"/>
          </chart:axis>
          <chart:axis chart:dimension="y" chart:name="primary-y" chart:style-name="ch5"/>
          <chart:series chart:style-name="ch6" chart:values-cell-range-address="EUROSYS.B187:EUROSYS.F18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EUROSYS.B142:EUROSYS.F142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87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EUROSYS.B187:EUROSYS.F187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125">
                <text:p>0.125</text:p>
              </table:table-cell>
              <table:table-cell office:value-type="float" office:value="0.675">
                <text:p>0.6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EUROSYS.B190:EUROSYS.F190 EUROSYS.B233:EUROSYS.F233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EUROSYS.B190:EUROSYS.F190"/>
          </chart:axis>
          <chart:axis chart:dimension="y" chart:name="primary-y" chart:style-name="ch5"/>
          <chart:series chart:style-name="ch6" chart:values-cell-range-address="EUROSYS.B233:EUROSYS.F233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EUROSYS.B190:EUROSYS.F190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33</text:p>
                <draw:g>
                  <svg:desc/>
                </draw:g>
              </table:table-cell>
              <table:table-cell office:value-type="float" office:value="0.025">
                <text:p>0.025</text:p>
                <draw:g>
                  <svg:desc>EUROSYS.B233:EUROSYS.F2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775">
                <text:p>0.7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EUROSYS.B236:EUROSYS.F236 EUROSYS.B276:EUROSYS.F276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EUROSYS.B236:EUROSYS.F236"/>
          </chart:axis>
          <chart:axis chart:dimension="y" chart:name="primary-y" chart:style-name="ch5"/>
          <chart:series chart:style-name="ch6" chart:values-cell-range-address="EUROSYS.B276:EUROSYS.F27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EUROSYS.B236:EUROSYS.F236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76</text:p>
                <draw:g>
                  <svg:desc/>
                </draw:g>
              </table:table-cell>
              <table:table-cell office:value-type="float" office:value="0.0526315789473684">
                <text:p>0.0526315789473684</text:p>
                <draw:g>
                  <svg:desc>EUROSYS.B276:EUROSYS.F276</svg:desc>
                </draw:g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763157894736842">
                <text:p>0.76315789473684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3.691cm" svg:y="3.613cm" style:legend-expansion="high" chart:style-name="ch2"/>
        <chart:plot-area chart:style-name="ch3" table:cell-range-address="OSDI.B36:OSDI.F36 OSDI.B109:OSDI.F109" chart:data-source-has-labels="row" svg:x="0.317cm" svg:y="0.196cm" svg:width="13.057cm" svg:height="9.424cm">
          <chartooo:coordinate-region svg:x="2.134cm" svg:y="0.197cm" svg:width="9.423cm" svg:height="9.423cm"/>
          <chart:axis chart:dimension="x" chart:name="primary-x" chart:style-name="ch4" chartooo:axis-type="text">
            <chart:categories table:cell-range-address="OSDI.B36:OSDI.F36"/>
          </chart:axis>
          <chart:axis chart:dimension="y" chart:name="primary-y" chart:style-name="ch5"/>
          <chart:series chart:style-name="ch6" chart:values-cell-range-address="OSDI.B109:OSDI.F10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OSDI.B36:OSDI.F36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171428571428571">
                <text:p>0.171428571428571</text:p>
                <draw:g>
                  <svg:desc>OSDI.B109:OSDI.F109</svg:desc>
                </draw:g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542857142857143">
                <text:p>0.54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3.691cm" svg:y="3.613cm" style:legend-expansion="high" chart:style-name="ch2"/>
        <chart:plot-area chart:style-name="ch3" table:cell-range-address="OSDI.B111:OSDI.F111 OSDI.B160:OSDI.F160" chart:data-source-has-labels="row" svg:x="0.317cm" svg:y="0.196cm" svg:width="13.057cm" svg:height="9.424cm">
          <chartooo:coordinate-region svg:x="2.134cm" svg:y="0.197cm" svg:width="9.423cm" svg:height="9.423cm"/>
          <chart:axis chart:dimension="x" chart:name="primary-x" chart:style-name="ch4" chartooo:axis-type="text">
            <chart:categories table:cell-range-address="OSDI.B111:OSDI.F111"/>
          </chart:axis>
          <chart:axis chart:dimension="y" chart:name="primary-y" chart:style-name="ch5"/>
          <chart:series chart:style-name="ch6" chart:values-cell-range-address="OSDI.B160:OSDI.F16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OSDI.B111:OSDI.F111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60</text:p>
                <draw:g>
                  <svg:desc/>
                </draw:g>
              </table:table-cell>
              <table:table-cell office:value-type="float" office:value="0.108695652173913">
                <text:p>0.108695652173913</text:p>
                <draw:g>
                  <svg:desc>OSDI.B160:OSDI.F160</svg:desc>
                </draw:g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478260869565217">
                <text:p>0.4782608695652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3.691cm" svg:y="3.613cm" style:legend-expansion="high" chart:style-name="ch2"/>
        <chart:plot-area chart:style-name="ch3" table:cell-range-address="OSDI.B162:OSDI.F162 OSDI.B212:OSDI.F212" chart:data-source-has-labels="row" svg:x="0.317cm" svg:y="0.196cm" svg:width="13.057cm" svg:height="9.424cm">
          <chartooo:coordinate-region svg:x="2.134cm" svg:y="0.197cm" svg:width="9.423cm" svg:height="9.423cm"/>
          <chart:axis chart:dimension="x" chart:name="primary-x" chart:style-name="ch4" chartooo:axis-type="text">
            <chart:categories table:cell-range-address="OSDI.B162:OSDI.F162"/>
          </chart:axis>
          <chart:axis chart:dimension="y" chart:name="primary-y" chart:style-name="ch5"/>
          <chart:series chart:style-name="ch6" chart:values-cell-range-address="OSDI.B212:OSDI.F21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OSDI.B162:OSDI.F162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12</text:p>
                <draw:g>
                  <svg:desc/>
                </draw:g>
              </table:table-cell>
              <table:table-cell office:value-type="float" office:value="0.106382978723404">
                <text:p>0.106382978723404</text:p>
                <draw:g>
                  <svg:desc>OSDI.B212:OSDI.F212</svg:desc>
                </draw:g>
              </table:table-cell>
              <table:table-cell office:value-type="float" office:value="0.0638297872340425">
                <text:p>0.0638297872340425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702127659574468">
                <text:p>0.702127659574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3.691cm" svg:y="3.613cm" style:legend-expansion="high" chart:style-name="ch2"/>
        <chart:plot-area chart:style-name="ch3" table:cell-range-address="OSDI.B214:OSDI.F214 OSDI.B259:OSDI.F259" chart:data-source-has-labels="row" svg:x="0.317cm" svg:y="0.196cm" svg:width="13.057cm" svg:height="9.424cm">
          <chartooo:coordinate-region svg:x="2.134cm" svg:y="0.197cm" svg:width="9.423cm" svg:height="9.423cm"/>
          <chart:axis chart:dimension="x" chart:name="primary-x" chart:style-name="ch4" chartooo:axis-type="text">
            <chart:categories table:cell-range-address="OSDI.B214:OSDI.F214"/>
          </chart:axis>
          <chart:axis chart:dimension="y" chart:name="primary-y" chart:style-name="ch5"/>
          <chart:series chart:style-name="ch6" chart:values-cell-range-address="OSDI.B259:OSDI.F25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OSDI.B214:OSDI.F214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59</text:p>
                <draw:g>
                  <svg:desc/>
                </draw:g>
              </table:table-cell>
              <table:table-cell office:value-type="float" office:value="0.0714285714285714">
                <text:p>0.0714285714285714</text:p>
                <draw:g>
                  <svg:desc>OSDI.B259:OSDI.F259</svg:desc>
                </draw:g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595238095238095">
                <text:p>0.5952380952380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3.691cm" svg:y="3.613cm" style:legend-expansion="high" chart:style-name="ch2"/>
        <chart:plot-area chart:style-name="ch3" table:cell-range-address="OSDI.B261:OSDI.F261 OSDI.B289:OSDI.F289" chart:data-source-has-labels="row" svg:x="0.317cm" svg:y="0.196cm" svg:width="13.057cm" svg:height="9.424cm">
          <chartooo:coordinate-region svg:x="2.134cm" svg:y="0.197cm" svg:width="9.423cm" svg:height="9.423cm"/>
          <chart:axis chart:dimension="x" chart:name="primary-x" chart:style-name="ch4" chartooo:axis-type="text">
            <chart:categories table:cell-range-address="OSDI.B261:OSDI.F261"/>
          </chart:axis>
          <chart:axis chart:dimension="y" chart:name="primary-y" chart:style-name="ch5"/>
          <chart:series chart:style-name="ch6" chart:values-cell-range-address="OSDI.B289:OSDI.F28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OSDI.B261:OSDI.F261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28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SDI.B289:OSDI.F289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SOSP.B1:SOSP.F1 SOSP.B57:SOSP.F57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SOSP.B1:SOSP.F1"/>
          </chart:axis>
          <chart:axis chart:dimension="y" chart:name="primary-y" chart:style-name="ch5"/>
          <chart:series chart:style-name="ch6" chart:values-cell-range-address="SOSP.B57:SOSP.F5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OSP.B1:SOSP.F1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37037037037037">
                <text:p>0.037037037037037</text:p>
                <draw:g>
                  <svg:desc>SOSP.B57:SOSP.F57</svg:desc>
                </draw:g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722222222222222">
                <text:p>0.722222222222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SOSP.B60:SOSP.F60 SOSP.B100:SOSP.F100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SOSP.B60:SOSP.F60"/>
          </chart:axis>
          <chart:axis chart:dimension="y" chart:name="primary-y" chart:style-name="ch5"/>
          <chart:series chart:style-name="ch6" chart:values-cell-range-address="SOSP.B100:SOSP.F10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OSP.B60:SOSP.F60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131578947368421">
                <text:p>0.131578947368421</text:p>
                <draw:g>
                  <svg:desc>SOSP.B100:SOSP.F100</svg:desc>
                </draw:g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447368421052632">
                <text:p>0.4473684210526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8.678cm" svg:height="5.371cm" xlink:href=".." xlink:type="simple" chart:class="chart:ring" chart:style-name="ch1">
        <chart:legend chart:legend-position="end" svg:x="6.494cm" svg:y="1.39cm" style:legend-expansion="high" chart:style-name="ch2"/>
        <chart:plot-area chart:style-name="ch3" table:cell-range-address="SOSP.B103:SOSP.F103 SOSP.B144:SOSP.F144" chart:data-source-has-labels="row" svg:x="0.173cm" svg:y="0.107cm" svg:width="6.148cm" svg:height="5.157cm">
          <chartooo:coordinate-region svg:x="0.669cm" svg:y="0.109cm" svg:width="5.155cm" svg:height="5.155cm"/>
          <chart:axis chart:dimension="x" chart:name="primary-x" chart:style-name="ch4" chartooo:axis-type="text">
            <chart:categories table:cell-range-address="SOSP.B103:SOSP.F103"/>
          </chart:axis>
          <chart:axis chart:dimension="y" chart:name="primary-y" chart:style-name="ch5"/>
          <chart:series chart:style-name="ch6" chart:values-cell-range-address="SOSP.B144:SOSP.F14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  <draw:g>
                  <svg:desc>SOSP.B103:SOSP.F103</svg:desc>
                </draw:g>
              </table:table-cell>
              <table:table-cell office:value-type="string">
                <text:p>OS-Linux</text:p>
              </table:table-cell>
              <table:table-cell office:value-type="string">
                <text:p>OS</text:p>
              </table:table-cell>
              <table:table-cell office:value-type="string">
                <text:p>Security</text:p>
              </table:table-cell>
              <table:table-cell office:value-type="string">
                <text:p>Other</text:p>
              </table:table-cell>
            </table:table-row>
          </table:table-header-rows>
          <table:table-rows>
            <table:table-row>
              <table:table-cell office:value-type="string">
                <text:p>Row 144</text:p>
                <draw:g>
                  <svg:desc/>
                </draw:g>
              </table:table-cell>
              <table:table-cell office:value-type="float" office:value="0.0256410256410256">
                <text:p>0.0256410256410256</text:p>
                <draw:g>
                  <svg:desc>SOSP.B144:SOSP.F144</svg:desc>
                </draw:g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